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inionPro-It" svg:font-family="MinionPro-It, 'MS Mincho'"/>
    <style:font-face style:name="TimesNewRomanPS-BoldMT" svg:font-family="TimesNewRomanPS-BoldMT, 'MS Mincho'"/>
    <style:font-face style:name="Courier New" svg:font-family="'Courier New'" style:font-family-generic="modern"/>
    <style:font-face style:name="IPH Lib Serif5" svg:font-family="'IPH Lib Serif'" style:font-adornments="Regular" style:font-family-generic="roman"/>
    <style:font-face style:name="Courier New1" svg:font-family="'Courier New'" style:font-family-generic="modern" style:font-pitch="fixed"/>
    <style:font-face style:name="Liberation Mono" svg:font-family="'Liberation Mono'" style:font-family-generic="modern" style:font-pitch="fixed"/>
    <style:font-face style:name="IPH Lib Sans" svg:font-family="'IPH Lib Sans'" style:font-adornments="Regular" style:font-pitch="variable"/>
    <style:font-face style:name="IPH Lib Serif" svg:font-family="'IPH Lib Serif'" style:font-adornments="Regular" style:font-pitch="variable"/>
    <style:font-face style:name="IPH Lib Serif1" svg:font-family="'IPH Lib Serif'" style:font-adornments="Полужирный" style:font-pitch="variable"/>
    <style:font-face style:name="Liberation Serif" svg:font-family="'Liberation Serif'" style:font-adornments="Regular" style:font-pitch="variable"/>
    <style:font-face style:name="SimSun" svg:font-family="SimSun, 宋体" style:font-pitch="variable"/>
    <style:font-face style:name="Georgia" svg:font-family="Georgia" style:font-family-generic="roman" style:font-pitch="variable"/>
    <style:font-face style:name="IPH Lib Serif3" svg:font-family="'IPH Lib Serif'" style:font-family-generic="roman" style:font-pitch="variable"/>
    <style:font-face style:name="IPH Lib Serif2" svg:font-family="'IPH Lib Serif'" style:font-adornments="Regular" style:font-family-generic="roman" style:font-pitch="variable"/>
    <style:font-face style:name="IPH Lib Serif4" svg:font-family="'IPH Lib Serif'" style:font-adornments="Обычный" style:font-family-generic="roman" style:font-pitch="variable"/>
    <style:font-face style:name="Liberation Serif1"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Carlito" style:font-family-generic="swiss" style:font-pitch="variable"/>
    <style:font-face style:name="Calibri1" svg:font-family="Calibri, 'Trebuchet MS'"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Таблица6" style:family="table" style:master-page-name="Титул_20_русский">
      <style:table-properties style:width="127mm" style:page-number="auto" fo:break-before="auto" fo:break-after="auto" table:align="margins" style:writing-mode="page"/>
    </style:style>
    <style:style style:name="Таблица6.A" style:family="table-column">
      <style:table-column-properties style:column-width="127mm" style:rel-column-width="65535*"/>
    </style:style>
    <style:style style:name="Таблица6.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Таблица1" style:family="table">
      <style:table-properties style:width="127mm" style:rel-width="100%" fo:break-before="auto" fo:break-after="auto" table:align="center" fo:keep-with-next="auto" style:may-break-between-rows="true" style:writing-mode="page" table:border-model="collapsing"/>
    </style:style>
    <style:style style:name="Таблица1.A" style:family="table-column">
      <style:table-column-properties style:column-width="63.5mm" style:rel-column-width="3600*"/>
    </style:style>
    <style:style style:name="Таблица1.1" style:family="table-row">
      <style:table-row-properties style:min-row-height="57.91mm" fo:keep-together="auto"/>
    </style:style>
    <style:style style:name="Таблица1.A1" style:family="table-cell">
      <style:table-cell-properties style:vertical-align="" fo:background-color="transparent" fo:padding-left="0mm" fo:padding-right="0mm" fo:padding-top="2.5mm" fo:padding-bottom="0mm" fo:border-left="none" fo:border-right="none" fo:border-top="0.5pt solid #000000" fo:border-bottom="none" style:writing-mode="page">
        <style:background-image/>
      </style:table-cell-properties>
    </style:style>
    <style:style style:name="Таблица7" style:family="table" style:master-page-name="Титул_20_английский">
      <style:table-properties style:width="127mm" style:page-number="auto" table:align="margins" style:writing-mode="page"/>
    </style:style>
    <style:style style:name="Таблица7.A" style:family="table-column">
      <style:table-column-properties style:column-width="127mm" style:rel-column-width="65535*"/>
    </style:style>
    <style:style style:name="Таблица7.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Таблица2" style:family="table">
      <style:table-properties style:width="127mm" style:rel-width="100%" fo:break-after="page" table:align="center" fo:keep-with-next="auto" style:may-break-between-rows="true" style:writing-mode="page" table:border-model="collapsing"/>
    </style:style>
    <style:style style:name="Таблица2.A" style:family="table-column">
      <style:table-column-properties style:column-width="63.5mm" style:rel-column-width="3600*"/>
    </style:style>
    <style:style style:name="Таблица2.1" style:family="table-row">
      <style:table-row-properties style:min-row-height="55.86mm" fo:keep-together="auto"/>
    </style:style>
    <style:style style:name="Таблица2.A1" style:family="table-cell">
      <style:table-cell-properties style:vertical-align="" fo:background-color="transparent" fo:padding-left="0mm" fo:padding-right="0mm" fo:padding-top="2.5mm" fo:padding-bottom="0mm" fo:border-left="none" fo:border-right="none" fo:border-top="0.05pt solid #000000" fo:border-bottom="none" style:writing-mode="page">
        <style:background-image/>
      </style:table-cell-properties>
    </style:style>
    <style:style style:name="P1" style:family="paragraph" style:parent-style-name="Footer">
      <style:paragraph-properties fo:text-align="end" style:justify-single-word="false"/>
      <style:text-properties fo:font-size="10pt" officeooo:rsid="00723830" officeooo:paragraph-rsid="00723830" style:font-size-asian="10pt" style:font-size-complex="10pt"/>
    </style:style>
    <style:style style:name="P2" style:family="paragraph" style:parent-style-name="Footer">
      <style:paragraph-properties fo:text-align="end" style:justify-single-word="false"/>
      <style:text-properties fo:font-size="9pt" officeooo:rsid="0076438c" officeooo:paragraph-rsid="0076438c" style:font-size-asian="9pt" style:font-size-complex="9pt"/>
    </style:style>
    <style:style style:name="P3" style:family="paragraph" style:parent-style-name="Footer">
      <style:paragraph-properties fo:text-align="end" style:justify-single-word="false"/>
      <style:text-properties fo:font-size="9pt" officeooo:rsid="00723830" officeooo:paragraph-rsid="00723830" style:font-size-asian="9pt" style:font-size-complex="9pt"/>
    </style:style>
    <style:style style:name="P4" style:family="paragraph" style:parent-style-name="Footer">
      <style:text-properties fo:font-size="8pt" officeooo:rsid="00dbd734" officeooo:paragraph-rsid="00dbd734" style:font-size-asian="8pt" style:font-size-complex="8pt"/>
    </style:style>
    <style:style style:name="P5" style:family="paragraph" style:parent-style-name="Первая_20_страница">
      <style:text-properties officeooo:paragraph-rsid="0076438c"/>
    </style:style>
    <style:style style:name="P6" style:family="paragraph" style:parent-style-name="Первая_20_страница">
      <style:paragraph-properties fo:text-align="center" style:justify-single-word="false"/>
      <style:text-properties fo:font-size="11pt" fo:letter-spacing="0.71mm" fo:font-weight="bold" officeooo:rsid="0081bba0" officeooo:paragraph-rsid="0081bba0" style:font-size-asian="11pt" style:font-weight-asian="bold" style:font-size-complex="11pt" style:font-weight-complex="bold"/>
    </style:style>
    <style:style style:name="P7" style:family="paragraph" style:parent-style-name="Первая_20_страница">
      <style:paragraph-properties fo:text-align="center" style:justify-single-word="false"/>
      <style:text-properties fo:font-size="11pt" fo:letter-spacing="0.71mm" fo:font-weight="bold" officeooo:rsid="0085fc4d" officeooo:paragraph-rsid="0085fc4d" style:font-size-asian="11pt" style:font-weight-asian="bold" style:font-size-complex="11pt" style:font-weight-complex="bold"/>
    </style:style>
    <style:style style:name="P8"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officeooo:paragraph-rsid="0081bba0" style:font-size-asian="8pt" style:font-size-complex="8pt"/>
    </style:style>
    <style:style style:name="P9"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081bba0" officeooo:paragraph-rsid="0086ef68" style:font-size-asian="8pt" style:font-style-asian="normal" style:font-size-complex="8pt"/>
    </style:style>
    <style:style style:name="P10"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081bba0" officeooo:paragraph-rsid="01441147" style:font-size-asian="8pt" style:font-style-asian="normal" style:font-size-complex="8pt"/>
    </style:style>
    <style:style style:name="P11" style:family="paragraph" style:parent-style-name="Header">
      <style:paragraph-properties fo:margin-left="0mm" fo:margin-right="0mm" fo:line-height="100%" fo:text-align="start" style:justify-single-word="false" fo:text-indent="0mm" style:auto-text-indent="false" style:shadow="none">
        <style:tab-stops>
          <style:tab-stop style:position="82.5mm" style:type="center"/>
          <style:tab-stop style:position="130.18mm"/>
          <style:tab-stop style:position="165.01mm" style:type="right"/>
        </style:tab-stops>
      </style:paragraph-properties>
      <style:text-properties fo:font-size="8pt" officeooo:paragraph-rsid="0081bba0" style:font-size-asian="8pt" style:font-size-complex="8pt"/>
    </style:style>
    <style:style style:name="P12" style:family="paragraph" style:parent-style-name="Standard">
      <style:paragraph-properties fo:margin-left="0mm" fo:margin-right="0mm" fo:margin-top="6mm" fo:margin-bottom="2.1mm" loext:contextual-spacing="false" fo:line-height="3.88mm" fo:text-indent="0mm" style:auto-text-indent="false"/>
      <style:text-properties fo:font-size="9pt" officeooo:paragraph-rsid="0058f8b8" style:font-size-asian="9pt" style:font-size-complex="9pt"/>
    </style:style>
    <style:style style:name="P13" style:family="paragraph" style:parent-style-name="Standard" style:master-page-name="">
      <style:paragraph-properties fo:margin-left="0mm" fo:margin-right="0mm" fo:margin-top="66.99mm" fo:margin-bottom="0mm" loext:contextual-spacing="false" fo:line-height="4.59mm" fo:text-align="center" style:justify-single-word="false" fo:text-indent="0mm" style:auto-text-indent="false" style:page-number="auto" fo:break-before="page" style:shadow="none">
        <style:tab-stops/>
      </style:paragraph-properties>
      <style:text-properties fo:font-size="11pt" fo:letter-spacing="-0.04mm" fo:language="en" fo:country="US" fo:font-weight="bold" officeooo:rsid="00881e00" officeooo:paragraph-rsid="00881e00" style:font-size-asian="11pt" style:font-weight-asian="bold" style:font-size-complex="11pt" style:font-weight-complex="bold" style:text-scale="98%"/>
    </style:style>
    <style:style style:name="P14" style:family="paragraph" style:parent-style-name="Table_20_Contents">
      <style:paragraph-properties fo:line-height="100%" fo:text-align="end" style:justify-single-word="false"/>
      <style:text-properties fo:font-size="8pt" officeooo:rsid="0081bba0" officeooo:paragraph-rsid="0081bba0" style:font-size-asian="8pt" style:font-size-complex="8pt"/>
    </style:style>
    <style:style style:name="P15" style:family="paragraph" style:parent-style-name="Table_20_Contents">
      <style:paragraph-properties fo:line-height="100%" fo:text-align="end" style:justify-single-word="false"/>
      <style:text-properties fo:font-size="8pt" officeooo:rsid="0086ef68" officeooo:paragraph-rsid="0086ef68" style:font-size-asian="8pt" style:font-size-complex="8pt"/>
    </style:style>
    <style:style style:name="P16" style:family="paragraph" style:parent-style-name="Table_20_Contents">
      <style:paragraph-properties fo:line-height="100%" fo:text-align="end" style:justify-single-word="false"/>
      <style:text-properties fo:font-size="8pt" officeooo:rsid="0086ef68" officeooo:paragraph-rsid="01441147" style:font-size-asian="8pt" style:font-size-complex="8pt"/>
    </style:style>
    <style:style style:name="P17" style:family="paragraph" style:parent-style-name="Верхний_20_колонтитул_20_правая_20_страница">
      <style:paragraph-properties fo:text-align="start" style:justify-single-word="false" fo:padding="0.3mm" fo:border="none" style:writing-mode="page"/>
      <style:text-properties fo:font-style="normal" officeooo:rsid="013adaa1" officeooo:paragraph-rsid="013b4ce1" style:font-style-asian="normal" style:font-style-complex="normal"/>
    </style:style>
    <style:style style:name="P18" style:family="paragraph" style:parent-style-name="Верхний_20_колонтитул_20_пра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normal" officeooo:rsid="013adaa1" officeooo:paragraph-rsid="018365fb" style:font-style-asian="normal" style:font-style-complex="normal"/>
    </style:style>
    <style:style style:name="P19" style:family="paragraph" style:parent-style-name="Верхний_20_колонтитул_20_ле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italic" officeooo:rsid="013b4ce1" officeooo:paragraph-rsid="013b4ce1" style:font-style-asian="italic" style:font-style-complex="italic"/>
    </style:style>
    <style:style style:name="P20" style:family="paragraph" style:parent-style-name="Информация_20_о_20_журнале">
      <loext:graphic-properties draw:fill="none"/>
      <style:paragraph-properties fo:margin-left="4.99mm" fo:margin-right="0mm" fo:margin-top="0mm" fo:margin-bottom="0mm" loext:contextual-spacing="false" fo:line-height="100%" fo:text-align="justify" style:justify-single-word="false" fo:hyphenation-ladder-count="no-limit" fo:text-indent="0mm" style:auto-text-indent="false" fo:background-color="transparent" text:number-lines="false" text:line-number="0" style:writing-mode="page"/>
      <style:text-properties officeooo:paragraph-rsid="0174fb51" fo:hyphenate="true" fo:hyphenation-remain-char-count="2" fo:hyphenation-push-char-count="2"/>
    </style:style>
    <style:style style:name="P21" style:family="paragraph" style:parent-style-name="Информация_20_о_20_журнале">
      <loext:graphic-properties draw:fill="none"/>
      <style:paragraph-properties fo:margin-left="4.99mm" fo:margin-right="0mm" fo:margin-top="0mm" fo:margin-bottom="0mm" loext:contextual-spacing="false" fo:line-height="100%" fo:text-align="justify" style:justify-single-word="false" fo:hyphenation-ladder-count="no-limit" fo:text-indent="0mm" style:auto-text-indent="false" fo:background-color="transparent" text:number-lines="false" text:line-number="0" style:writing-mode="page"/>
      <style:text-properties fo:font-size="8pt" fo:letter-spacing="0.02mm" officeooo:paragraph-rsid="0174fb51" style:font-size-asian="8pt" style:font-size-complex="8pt" fo:hyphenate="true" fo:hyphenation-remain-char-count="2" fo:hyphenation-push-char-count="2"/>
    </style:style>
    <style:style style:name="P22" style:family="paragraph" style:parent-style-name="Информация_20_о_20_журнале">
      <loext:graphic-properties draw:fill="none"/>
      <style:paragraph-properties fo:margin-left="4.99mm" fo:margin-right="0mm" fo:margin-top="0mm" fo:margin-bottom="0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IPH Lib Serif" fo:font-size="8pt" fo:letter-spacing="0.02mm"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fo:hyphenate="true" fo:hyphenation-remain-char-count="2" fo:hyphenation-push-char-count="2"/>
    </style:style>
    <style:style style:name="P23" style:family="paragraph" style:parent-style-name="Информация_20_о_20_журнале">
      <loext:graphic-properties draw:fill="none"/>
      <style:paragraph-properties fo:margin-left="4.99mm" fo:margin-right="0mm" fo:margin-top="0mm" fo:margin-bottom="1.01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IPH Lib Serif3" fo:font-size="8pt" fo:letter-spacing="0.02mm" fo:font-style="normal" fo:text-shadow="none" style:text-underline-style="none" fo:font-weight="normal" officeooo:paragraph-rsid="018c1d01" style:font-size-asian="8pt" style:font-style-asian="normal" style:font-weight-asian="normal" style:font-size-complex="8pt" style:font-style-complex="normal" style:font-weight-complex="normal" style:text-scale="98%" style:text-overline-style="none" style:text-overline-color="font-color" fo:hyphenate="true" fo:hyphenation-remain-char-count="2" fo:hyphenation-push-char-count="2"/>
    </style:style>
    <style:style style:name="P24" style:family="paragraph" style:parent-style-name="Информация_20_о_20_журнале">
      <loext:graphic-properties draw:fill="none"/>
      <style:paragraph-properties fo:margin-left="4.99mm" fo:margin-right="0mm" fo:margin-top="0mm" fo:margin-bottom="1.01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IPH Lib Sans" fo:font-size="8pt" fo:letter-spacing="-0.07mm" fo:font-style="normal" fo:text-shadow="none" style:text-underline-style="none" fo:font-weight="normal" officeooo:paragraph-rsid="018c1d01" style:font-size-asian="8pt" style:font-style-asian="normal" style:font-weight-asian="normal" style:font-size-complex="8pt" style:font-style-complex="normal" style:font-weight-complex="normal" style:text-overline-style="none" style:text-overline-color="font-color" fo:hyphenate="true" fo:hyphenation-remain-char-count="2" fo:hyphenation-push-char-count="2"/>
    </style:style>
    <style:style style:name="P25" style:family="paragraph" style:parent-style-name="Standard">
      <loext:graphic-properties draw:fill-image-width="0mm" draw:fill-image-height="0mm"/>
      <style:paragraph-properties fo:margin-top="2.5mm" fo:margin-bottom="0mm" loext:contextual-spacing="false" fo:line-height="100%" fo:text-align="center" style:justify-single-word="false" fo:padding="0mm" fo:border="none" style:shadow="none" style:writing-mode="page"/>
      <style:text-properties fo:font-size="21pt" fo:font-weight="bold" officeooo:paragraph-rsid="017485e0" style:font-size-asian="21pt" style:font-weight-asian="bold" style:font-size-complex="21pt" style:font-weight-complex="bold"/>
    </style:style>
    <style:style style:name="P26" style:family="paragraph" style:parent-style-name="Standard">
      <style:paragraph-properties fo:margin-top="1.5mm" fo:margin-bottom="0mm" loext:contextual-spacing="false" fo:line-height="100%" fo:text-align="center" style:justify-single-word="false" style:writing-mode="page"/>
      <style:text-properties fo:text-transform="uppercase" fo:font-size="11pt" fo:font-weight="bold" officeooo:paragraph-rsid="017485e0" style:font-size-asian="11pt" style:font-weight-asian="bold" style:font-size-complex="11pt" style:font-weight-complex="bold"/>
    </style:style>
    <style:style style:name="P27" style:family="paragraph" style:parent-style-name="Standard">
      <style:paragraph-properties fo:margin-top="1.5mm" fo:margin-bottom="0mm" loext:contextual-spacing="false" fo:line-height="100%" fo:text-align="center" style:justify-single-word="false" style:writing-mode="page"/>
      <style:text-properties fo:text-transform="uppercase" fo:font-size="11pt" fo:font-weight="bold" officeooo:rsid="0076438c" officeooo:paragraph-rsid="0174fb51" style:font-size-asian="11pt" style:font-weight-asian="bold" style:font-size-complex="11pt" style:font-weight-complex="bold"/>
    </style:style>
    <style:style style:name="P28" style:family="paragraph" style:parent-style-name="Информация_20_о_20_журнале">
      <style:paragraph-properties fo:margin-top="0mm" fo:margin-bottom="1.01mm" loext:contextual-spacing="false" fo:text-align="justify" style:justify-single-word="false"/>
      <style:text-properties style:use-window-font-color="true" style:text-outline="false" style:text-line-through-style="none" style:text-line-through-type="none" style:font-name="Liberation Serif" fo:font-size="9pt" fo:font-style="normal" fo:text-shadow="none" style:text-underline-style="none" fo:font-weight="normal" officeooo:paragraph-rsid="0190e78b" style:font-size-asian="9pt" style:font-style-asian="normal" style:font-weight-asian="normal" style:font-size-complex="9pt" style:font-style-complex="normal" style:font-weight-complex="normal" style:text-overline-style="none" style:text-overline-color="font-color"/>
    </style:style>
    <style:style style:name="P29" style:family="paragraph" style:parent-style-name="Информация_20_о_20_журнале">
      <style:paragraph-properties fo:margin-top="0mm" fo:margin-bottom="1.01mm" loext:contextual-spacing="false" fo:text-align="justify" style:justify-single-word="false"/>
      <style:text-properties style:use-window-font-color="true" style:text-outline="false" style:text-line-through-style="none" style:text-line-through-type="none" style:font-name="IPH Lib Serif" fo:font-size="8pt" fo:letter-spacing="0.02mm"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30" style:family="paragraph" style:parent-style-name="Информация_20_о_20_журнале">
      <style:paragraph-properties fo:margin-top="0mm" fo:margin-bottom="1.01mm" loext:contextual-spacing="false" fo:text-align="justify" style:justify-single-word="false"/>
      <style:text-properties style:use-window-font-color="true" style:text-outline="false" style:text-line-through-style="none" style:text-line-through-type="none" style:font-name="IPH Lib Serif"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31" style:family="paragraph" style:parent-style-name="Информация_20_о_20_журнале">
      <style:paragraph-properties fo:margin-top="0mm" fo:margin-bottom="1.01mm" loext:contextual-spacing="false" fo:text-align="justify" style:justify-single-word="false"/>
      <style:text-properties style:use-window-font-color="true" style:text-outline="false" style:text-line-through-style="none" style:text-line-through-type="none" style:font-name="IPH Lib Sans" fo:font-size="8pt" fo:font-style="normal" fo:text-shadow="none" style:text-underline-style="none" fo:font-weight="normal" officeooo:paragraph-rsid="0190e78b" style:font-size-asian="8pt" style:font-style-asian="normal" style:font-weight-asian="normal" style:font-size-complex="8pt" style:font-style-complex="normal" style:font-weight-complex="normal" style:text-overline-style="none" style:text-overline-color="font-color"/>
    </style:style>
    <style:style style:name="P32" style:family="paragraph" style:parent-style-name="Contents_20_2">
      <style:paragraph-properties fo:margin-top="0mm" fo:margin-bottom="1.01mm" loext:contextual-spacing="false">
        <style:tab-stops>
          <style:tab-stop style:position="127mm" style:type="right" style:leader-style="dotted" style:leader-text="."/>
        </style:tab-stops>
      </style:paragraph-properties>
      <style:text-properties officeooo:paragraph-rsid="01d40171"/>
    </style:style>
    <style:style style:name="P33" style:family="paragraph" style:parent-style-name="Contents_20_2">
      <style:paragraph-properties fo:margin-top="0mm" fo:margin-bottom="1.01mm" loext:contextual-spacing="false">
        <style:tab-stops>
          <style:tab-stop style:position="127mm" style:type="right" style:leader-style="dotted" style:leader-text="."/>
        </style:tab-stops>
      </style:paragraph-properties>
      <style:text-properties officeooo:paragraph-rsid="01d4ed68"/>
    </style:style>
    <style:style style:name="P34" style:family="paragraph" style:parent-style-name="Contents_20_2">
      <style:paragraph-properties fo:margin-top="0mm" fo:margin-bottom="1.01mm" loext:contextual-spacing="false">
        <style:tab-stops>
          <style:tab-stop style:position="127mm" style:type="right" style:leader-style="dotted" style:leader-text="."/>
        </style:tab-stops>
      </style:paragraph-properties>
      <style:text-properties officeooo:paragraph-rsid="01e08ed9"/>
    </style:style>
    <style:style style:name="P35" style:family="paragraph" style:parent-style-name="Редколлегия">
      <style:paragraph-properties fo:margin-top="0mm" fo:margin-bottom="3mm" loext:contextual-spacing="false" fo:line-height="3.7mm"/>
      <style:text-properties fo:letter-spacing="-0.02mm"/>
    </style:style>
    <style:style style:name="P36" style:family="paragraph" style:parent-style-name="Редколлегия" style:master-page-name="">
      <style:paragraph-properties fo:margin-top="0mm" fo:margin-bottom="3mm" loext:contextual-spacing="false" fo:line-height="3.7mm" style:page-number="auto"/>
      <style:text-properties style:font-name="IPH Lib Serif3" fo:font-size="8.60000038146973pt" fo:letter-spacing="normal" style:font-size-asian="8.60000038146973pt" style:font-size-complex="8.60000038146973pt"/>
    </style:style>
    <style:style style:name="P37" style:family="paragraph" style:parent-style-name="Standard">
      <style:paragraph-properties fo:margin-top="4mm" fo:margin-bottom="1.99mm" loext:contextual-spacing="false" fo:line-height="100%" fo:text-align="center" style:justify-single-word="false" style:writing-mode="page"/>
      <style:text-properties fo:font-size="9.80000019073486pt" fo:language="en" fo:country="US" fo:font-style="italic" fo:font-weight="bold" officeooo:paragraph-rsid="0174fb51" style:font-size-asian="9.80000019073486pt" style:font-style-asian="italic" style:font-weight-asian="bold" style:font-size-complex="9.80000019073486pt" style:font-style-complex="italic" style:font-weight-complex="bold"/>
    </style:style>
    <style:style style:name="P38" style:family="paragraph" style:parent-style-name="Standard">
      <style:paragraph-properties fo:margin-top="4mm" fo:margin-bottom="1.99mm" loext:contextual-spacing="false" fo:line-height="100%" fo:text-align="center" style:justify-single-word="false" style:writing-mode="page"/>
      <style:text-properties fo:font-size="9.80000019073486pt" fo:language="en" fo:country="US" fo:font-style="italic" fo:font-weight="bold" officeooo:paragraph-rsid="0077db62" style:font-size-asian="9.80000019073486pt" style:font-style-asian="italic" style:font-weight-asian="bold" style:font-size-complex="9.80000019073486pt" style:font-style-complex="italic" style:font-weight-complex="bold"/>
    </style:style>
    <style:style style:name="P39" style:family="paragraph" style:parent-style-name="Standard">
      <style:paragraph-properties fo:margin-top="4mm" fo:margin-bottom="1.99mm" loext:contextual-spacing="false" fo:line-height="100%" fo:text-align="center" style:justify-single-word="false" style:writing-mode="page"/>
      <style:text-properties style:font-name="IPH Lib Serif3" fo:font-size="9.80000019073486pt" fo:font-style="italic" fo:font-weight="bold" style:font-size-asian="9.80000019073486pt" style:font-style-asian="italic" style:font-weight-asian="bold" style:font-size-complex="9.80000019073486pt" style:font-style-complex="italic" style:font-weight-complex="bold"/>
    </style:style>
    <style:style style:name="P40" style:family="paragraph" style:parent-style-name="Standard">
      <style:paragraph-properties fo:margin-top="4mm" fo:margin-bottom="1.99mm" loext:contextual-spacing="false" fo:line-height="100%" fo:text-align="center" style:justify-single-word="false" style:writing-mode="page"/>
      <style:text-properties style:font-name="IPH Lib Serif3" fo:font-size="9.80000019073486pt" fo:font-style="italic" fo:font-weight="bold" officeooo:paragraph-rsid="006dabb6" style:font-size-asian="9.80000019073486pt" style:font-style-asian="italic" style:font-weight-asian="bold" style:font-size-complex="9.80000019073486pt" style:font-style-complex="italic" style:font-weight-complex="bold"/>
    </style:style>
    <style:style style:name="P41" style:family="paragraph" style:parent-style-name="Standard">
      <style:paragraph-properties fo:line-height="115%"/>
      <style:text-properties fo:font-size="9pt" style:font-size-asian="9pt" style:font-size-complex="9pt"/>
    </style:style>
    <style:style style:name="P42" style:family="paragraph" style:parent-style-name="Standard">
      <style:paragraph-properties fo:line-height="115%"/>
      <style:text-properties fo:font-size="9pt" officeooo:paragraph-rsid="01caad76" style:font-size-asian="9pt" style:font-size-complex="9pt"/>
    </style:style>
    <style:style style:name="P43" style:family="paragraph" style:parent-style-name="Standard">
      <style:paragraph-properties fo:line-height="115%"/>
      <style:text-properties fo:font-size="9pt" officeooo:paragraph-rsid="01c95477" style:font-size-asian="9pt" style:font-size-complex="9pt"/>
    </style:style>
    <style:style style:name="P44" style:family="paragraph" style:parent-style-name="Standard">
      <style:paragraph-properties fo:margin-top="10mm" fo:margin-bottom="0mm" loext:contextual-spacing="false"/>
      <style:text-properties officeooo:paragraph-rsid="015b39b1"/>
    </style:style>
    <style:style style:name="P45" style:family="paragraph" style:parent-style-name="Standard">
      <style:paragraph-properties fo:margin-top="6mm" fo:margin-bottom="0mm" loext:contextual-spacing="false" fo:line-height="3.88mm"/>
      <style:text-properties fo:font-size="9pt" fo:font-style="italic" officeooo:paragraph-rsid="0058f8b8" style:font-size-asian="9pt" style:font-style-asian="italic" style:font-size-complex="9pt"/>
    </style:style>
    <style:style style:name="P46" style:family="paragraph" style:parent-style-name="Задний_20_форзац">
      <style:paragraph-properties fo:margin-top="6mm" fo:margin-bottom="0mm" loext:contextual-spacing="false" fo:line-height="115%"/>
      <style:text-properties fo:font-size="9pt" style:font-size-asian="9pt" style:font-size-complex="9pt"/>
    </style:style>
    <style:style style:name="P47" style:family="paragraph" style:parent-style-name="Standard">
      <style:paragraph-properties fo:margin-top="11.99mm" fo:margin-bottom="0mm" loext:contextual-spacing="false" fo:line-height="115%" fo:text-align="start" style:justify-single-word="false"/>
      <style:text-properties fo:font-size="9pt" officeooo:paragraph-rsid="0058f8b8" style:font-size-asian="9pt" style:font-size-complex="9pt"/>
    </style:style>
    <style:style style:name="P48" style:family="paragraph" style:parent-style-name="Standard">
      <style:paragraph-properties fo:margin-top="11.99mm" fo:margin-bottom="0mm" loext:contextual-spacing="false" fo:line-height="115%"/>
      <style:text-properties officeooo:paragraph-rsid="015b39b1"/>
    </style:style>
    <style:style style:name="P49" style:family="paragraph" style:parent-style-name="Standard">
      <style:paragraph-properties fo:margin-top="3mm" fo:margin-bottom="0mm" loext:contextual-spacing="false" fo:line-height="115%"/>
      <style:text-properties fo:font-size="9pt" officeooo:paragraph-rsid="01caad76" style:font-size-asian="9pt" style:font-size-complex="9pt"/>
    </style:style>
    <style:style style:name="P50" style:family="paragraph" style:parent-style-name="Standard">
      <style:paragraph-properties fo:margin-top="3mm" fo:margin-bottom="0mm" loext:contextual-spacing="false" fo:line-height="115%"/>
      <style:text-properties fo:font-size="9pt" officeooo:paragraph-rsid="0058f8b8" style:font-size-asian="9pt" style:font-size-complex="9pt"/>
    </style:style>
    <style:style style:name="P51" style:family="paragraph" style:parent-style-name="Задний_20_форзац">
      <style:paragraph-properties fo:margin-top="3mm" fo:margin-bottom="0mm" loext:contextual-spacing="false" fo:line-height="115%"/>
      <style:text-properties fo:font-size="9pt" officeooo:paragraph-rsid="01c95477" style:font-size-asian="9pt" style:font-size-complex="9pt"/>
    </style:style>
    <style:style style:name="P52" style:family="paragraph" style:parent-style-name="Задний_20_форзац">
      <style:paragraph-properties fo:line-height="115%"/>
      <style:text-properties fo:font-size="9pt" style:font-size-asian="9pt" style:font-size-complex="9pt"/>
    </style:style>
    <style:style style:name="P53" style:family="paragraph" style:parent-style-name="Contents_20_1">
      <style:paragraph-properties>
        <style:tab-stops/>
      </style:paragraph-properties>
    </style:style>
    <style:style style:name="P54" style:family="paragraph" style:parent-style-name="Редколлегия">
      <style:paragraph-properties fo:line-height="3.7mm"/>
      <style:text-properties fo:letter-spacing="-0.07mm"/>
    </style:style>
    <style:style style:name="P55" style:family="paragraph" style:parent-style-name="Редколлегия">
      <style:paragraph-properties fo:line-height="3.7mm"/>
      <style:text-properties style:font-name="IPH Lib Serif3" fo:font-size="8.60000038146973pt" fo:letter-spacing="-0.04mm" style:font-size-asian="8.60000038146973pt" style:font-size-complex="8.60000038146973pt"/>
    </style:style>
    <style:style style:name="P56" style:family="paragraph" style:parent-style-name="Редколлегия-шапка">
      <style:paragraph-properties fo:margin-top="1.99mm" fo:margin-bottom="0mm" loext:contextual-spacing="false"/>
      <style:text-properties style:font-name="IPH Lib Serif3"/>
    </style:style>
    <style:style style:name="P57" style:family="paragraph" style:parent-style-name="Standard">
      <loext:graphic-properties draw:fill-image-width="0mm" draw:fill-image-height="0mm"/>
      <style:paragraph-properties fo:margin-top="2.5mm" fo:margin-bottom="1.01mm" loext:contextual-spacing="false" fo:line-height="100%" fo:text-align="center" style:justify-single-word="false" fo:padding="0mm" fo:border="none" style:shadow="none" style:writing-mode="page"/>
      <style:text-properties fo:font-variant="normal" fo:text-transform="none" fo:color="#000000" style:text-outline="false" style:text-line-through-style="none" style:text-line-through-type="none" style:font-name="IPH Lib Serif3" fo:font-size="12pt" fo:font-style="normal" fo:text-shadow="none" style:text-underline-style="none" fo:font-weight="bold" officeooo:rsid="003c259a" officeooo:paragraph-rsid="017485e0"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Standard">
      <loext:graphic-properties draw:fill-image-width="0mm" draw:fill-image-height="0mm"/>
      <style:paragraph-properties fo:margin-top="2.5mm" fo:margin-bottom="1.5mm" loext:contextual-spacing="false" fo:line-height="100%" fo:text-align="center" style:justify-single-word="false" fo:padding="0mm" fo:border="none" style:shadow="none" style:writing-mode="page"/>
      <style:text-properties fo:font-variant="normal" fo:text-transform="none" fo:color="#000000" style:text-outline="false" style:text-line-through-style="none" style:text-line-through-type="none" style:font-name="IPH Lib Serif3" fo:font-size="12pt" fo:language="en" fo:country="US" fo:font-style="normal" fo:text-shadow="none" style:text-underline-style="none" fo:font-weight="bold" officeooo:rsid="003c259a" officeooo:paragraph-rsid="0174fb51" style:font-size-asian="12pt" style:font-style-asian="normal" style:font-weight-asian="bold" style:font-size-complex="11pt" style:font-style-complex="normal" style:font-weight-complex="bold" style:text-overline-style="none" style:text-overline-color="font-color"/>
    </style:style>
    <style:style style:name="P59" style:family="paragraph" style:parent-style-name="Информация_20_о_20_журнале">
      <loext:graphic-properties draw:fill="none"/>
      <style:paragraph-properties fo:margin-left="0mm" fo:margin-right="4.99mm" fo:margin-top="0mm" fo:margin-bottom="1.01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IPH Lib Serif" fo:font-size="8pt" fo:letter-spacing="normal" fo:font-style="normal" fo:text-shadow="none" style:text-underline-style="none" fo:font-weight="normal" officeooo:paragraph-rsid="0113638d" style:font-size-asian="8pt" style:font-style-asian="normal" style:font-weight-asian="normal" style:font-size-complex="8pt" style:font-style-complex="normal" style:font-weight-complex="normal" style:text-overline-style="none" style:text-overline-color="font-color" fo:hyphenate="true" fo:hyphenation-remain-char-count="2" fo:hyphenation-push-char-count="2"/>
    </style:style>
    <style:style style:name="P60" style:family="paragraph" style:parent-style-name="Информация_20_о_20_журнале">
      <loext:graphic-properties draw:fill="none"/>
      <style:paragraph-properties fo:margin-left="0mm" fo:margin-right="4.99mm" fo:margin-top="0mm" fo:margin-bottom="1.01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IPH Lib Serif"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fo:hyphenate="true" fo:hyphenation-remain-char-count="2" fo:hyphenation-push-char-count="2"/>
    </style:style>
    <style:style style:name="P61" style:family="paragraph" style:parent-style-name="Информация_20_о_20_журнале">
      <loext:graphic-properties draw:fill="none"/>
      <style:paragraph-properties fo:margin-left="0mm" fo:margin-right="4.99mm" fo:margin-top="0mm" fo:margin-bottom="1.01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IPH Lib Sans" fo:font-size="8pt" fo:letter-spacing="normal" fo:font-style="normal" fo:text-shadow="none" style:text-underline-style="none" fo:font-weight="normal" officeooo:paragraph-rsid="018b8fbf" style:font-size-asian="8pt" style:font-style-asian="normal" style:font-weight-asian="normal" style:font-size-complex="8pt" style:font-style-complex="normal" style:font-weight-complex="normal" style:text-overline-style="none" style:text-overline-color="font-color" fo:hyphenate="true" fo:hyphenation-remain-char-count="2" fo:hyphenation-push-char-count="2"/>
    </style:style>
    <style:style style:name="P62" style:family="paragraph" style:parent-style-name="Информация_20_о_20_журнале">
      <loext:graphic-properties draw:fill="none"/>
      <style:paragraph-properties fo:margin-left="0mm" fo:margin-right="4.99mm" fo:margin-top="0mm" fo:margin-bottom="0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IPH Lib Serif"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fo:hyphenate="true" fo:hyphenation-remain-char-count="2" fo:hyphenation-push-char-count="2"/>
    </style:style>
    <style:style style:name="P63" style:family="paragraph" style:parent-style-name="Информация_20_о_20_журнале">
      <loext:graphic-properties draw:fill="none"/>
      <style:paragraph-properties fo:margin-left="0mm" fo:margin-right="4.99mm" fo:margin-top="0mm" fo:margin-bottom="0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IPH Lib Sans" fo:font-size="8pt" fo:letter-spacing="normal" fo:font-style="normal" fo:text-shadow="none" style:text-underline-style="none" fo:font-weight="normal" officeooo:paragraph-rsid="01ec2bec" style:font-size-asian="8pt" style:font-style-asian="normal" style:font-weight-asian="normal" style:font-size-complex="8pt" style:font-style-complex="normal" style:font-weight-complex="normal" style:text-overline-style="none" style:text-overline-color="font-color" fo:hyphenate="true" fo:hyphenation-remain-char-count="2" fo:hyphenation-push-char-count="2"/>
    </style:style>
    <style:style style:name="P64" style:family="paragraph" style:parent-style-name="Информация_20_о_20_журнале">
      <loext:graphic-properties draw:fill="none"/>
      <style:paragraph-properties fo:margin-left="0mm" fo:margin-right="4.99mm" fo:margin-top="0mm" fo:margin-bottom="0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IPH Lib Sans" fo:font-size="8pt" fo:letter-spacing="0.02mm" fo:font-style="normal" fo:text-shadow="none" style:text-underline-style="none" fo:font-weight="normal" officeooo:paragraph-rsid="01ec2bec" style:font-size-asian="8pt" style:font-style-asian="normal" style:font-weight-asian="normal" style:font-size-complex="8pt" style:font-style-complex="normal" style:font-weight-complex="normal" style:text-overline-style="none" style:text-overline-color="font-color" fo:hyphenate="true" fo:hyphenation-remain-char-count="2" fo:hyphenation-push-char-count="2"/>
    </style:style>
    <style:style style:name="P65" style:family="paragraph" style:parent-style-name="Информация_20_о_20_журнале">
      <style:paragraph-properties fo:margin-top="0mm" fo:margin-bottom="0mm" loext:contextual-spacing="false" fo:text-align="justify" style:justify-single-word="false"/>
      <style:text-properties style:use-window-font-color="true" style:text-outline="false" style:text-line-through-style="none" style:text-line-through-type="none" style:font-name="IPH Lib Serif" fo:font-size="8pt" fo:font-style="normal" fo:text-shadow="none" style:text-underline-style="none" fo:font-weight="normal" officeooo:paragraph-rsid="0078367d" style:font-size-asian="8pt" style:font-style-asian="normal" style:font-weight-asian="normal" style:font-size-complex="8pt" style:font-style-complex="normal" style:font-weight-complex="normal" style:text-overline-style="none" style:text-overline-color="font-color"/>
    </style:style>
    <style:style style:name="P66" style:family="paragraph" style:parent-style-name="Информация_20_о_20_журнале">
      <style:paragraph-properties fo:margin-top="0mm" fo:margin-bottom="0mm" loext:contextual-spacing="false" fo:text-align="justify" style:justify-single-word="false"/>
      <style:text-properties style:use-window-font-color="true" style:text-outline="false" style:text-line-through-style="none" style:text-line-through-type="none" style:font-name="IPH Lib Sans" fo:font-size="8pt" fo:font-style="normal" fo:text-shadow="none" style:text-underline-style="none" fo:font-weight="normal" officeooo:paragraph-rsid="0192fe81" style:font-size-asian="8pt" style:font-style-asian="normal" style:font-weight-asian="normal" style:font-size-complex="8pt" style:font-style-complex="normal" style:font-weight-complex="normal" style:text-overline-style="none" style:text-overline-color="font-color"/>
    </style:style>
    <style:style style:name="P67" style:family="paragraph" style:parent-style-name="Без_20_интервала">
      <style:paragraph-properties fo:margin-top="3.79mm" fo:margin-bottom="0mm" loext:contextual-spacing="false" fo:line-height="150%">
        <style:tab-stops/>
      </style:paragraph-properties>
      <style:text-properties style:font-name="IPH Lib Serif3" fo:font-size="10pt" fo:language="en" fo:country="US" fo:font-weight="bold" officeooo:paragraph-rsid="01d4ed68" fo:background-color="transparent" style:font-size-asian="10pt" style:font-weight-asian="bold" style:font-name-complex="Times New Roman" style:font-size-complex="10pt"/>
    </style:style>
    <style:style style:name="P68" style:family="paragraph" style:parent-style-name="Редколлегия-шапка">
      <style:text-properties style:font-name="IPH Lib Serif3"/>
    </style:style>
    <style:style style:name="P69" style:family="paragraph" style:parent-style-name="Редколлегия-шапка">
      <style:text-properties style:font-name="IPH Lib Serif3" fo:font-style="italic" style:font-style-asian="italic"/>
    </style:style>
    <style:style style:name="P70" style:family="paragraph" style:parent-style-name="Редколлегия-шапка">
      <style:text-properties style:font-name="IPH Lib Serif3" fo:letter-spacing="-0.07mm"/>
    </style:style>
    <style:style style:name="P71" style:family="paragraph" style:parent-style-name="Standard" style:master-page-name="Титул_20_английский">
      <loext:graphic-properties draw:fill-image-width="0mm" draw:fill-image-height="0mm"/>
      <style:paragraph-properties fo:margin-top="1.99mm" fo:margin-bottom="0mm" loext:contextual-spacing="false" fo:line-height="100%" fo:text-align="center" style:justify-single-word="false" style:page-number="auto" fo:padding="0mm" fo:border="none" style:shadow="none" style:writing-mode="page"/>
      <style:text-properties fo:font-size="21pt" fo:font-weight="bold" officeooo:rsid="0076438c" officeooo:paragraph-rsid="0174fb51" style:font-size-asian="21pt" style:font-weight-asian="bold" style:font-size-complex="21pt" style:font-weight-complex="bold"/>
    </style:style>
    <style:style style:name="P72" style:family="paragraph" style:parent-style-name="Standard" style:master-page-name="Первая_20_страница_20_статьи">
      <style:paragraph-properties style:page-number="auto" fo:break-before="page"/>
    </style:style>
    <style:style style:name="P73" style:family="paragraph" style:parent-style-name="Standard" style:master-page-name="Выпускная_20_страница">
      <style:paragraph-properties fo:margin-left="0mm" fo:margin-right="0mm" fo:line-height="3.9mm" fo:text-indent="0mm" style:auto-text-indent="false" style:page-number="auto" fo:break-before="page"/>
      <style:text-properties fo:font-size="10pt" officeooo:paragraph-rsid="0058f8b8" style:font-size-asian="10pt" style:font-size-complex="10pt"/>
    </style:style>
    <style:style style:name="P74" style:family="paragraph" style:parent-style-name="Standard" style:master-page-name="Выпускная_20_страница">
      <style:paragraph-properties fo:margin-top="0mm" fo:margin-bottom="3mm" loext:contextual-spacing="false" fo:text-align="center" style:justify-single-word="false" style:page-number="auto" fo:break-before="page"/>
      <style:text-properties fo:font-size="12pt" fo:font-weight="bold" style:font-size-asian="12pt" style:font-weight-asian="bold" style:font-size-complex="12pt" style:font-weight-complex="bold"/>
    </style:style>
    <style:style style:name="P75" style:family="paragraph" style:parent-style-name="Text_20_body" style:list-style-name="List_20_1"/>
    <style:style style:name="P76" style:family="paragraph" style:parent-style-name="Text_20_body" style:list-style-name="List_20_1">
      <style:text-properties fo:font-size="11pt" style:font-size-asian="11pt" style:font-size-complex="11pt"/>
    </style:style>
    <style:style style:name="P77" style:family="paragraph" style:parent-style-name="Text_20_body" style:list-style-name="List_20_1">
      <style:paragraph-properties fo:margin-top="0mm" fo:margin-bottom="1.01mm" loext:contextual-spacing="false"/>
      <style:text-properties fo:font-size="11pt" style:font-size-asian="11pt" style:font-size-complex="11pt"/>
    </style:style>
    <style:style style:name="P78" style:family="paragraph" style:parent-style-name="Text_20_body" style:list-style-name="List_20_1">
      <style:paragraph-properties fo:margin-top="1.01mm" fo:margin-bottom="1.01mm" loext:contextual-spacing="false"/>
    </style:style>
    <style:style style:name="P79" style:family="paragraph" style:parent-style-name="Text_20_body" style:list-style-name="List_20_1">
      <style:paragraph-properties fo:margin-top="1.01mm" fo:margin-bottom="0mm" loext:contextual-spacing="false"/>
    </style:style>
    <style:style style:name="P80" style:family="paragraph" style:parent-style-name="Text_20_body" style:list-style-name="List_20_1">
      <style:paragraph-properties fo:margin-top="1.01mm" fo:margin-bottom="0mm" loext:contextual-spacing="false"/>
      <style:text-properties officeooo:paragraph-rsid="01eba80b"/>
    </style:style>
    <style:style style:name="P81" style:family="paragraph" style:parent-style-name="Text_20_body" style:list-style-name="List_20_1">
      <style:paragraph-properties fo:margin-top="1.01mm" fo:margin-bottom="0mm" loext:contextual-spacing="false"/>
      <style:text-properties fo:font-size="11pt" style:font-size-asian="11pt" style:font-size-complex="11pt"/>
    </style:style>
    <style:style style:name="P82" style:family="paragraph" style:parent-style-name="Text_20_body" style:list-style-name="List_20_1">
      <style:paragraph-properties fo:margin-top="1.01mm" fo:margin-bottom="0mm" loext:contextual-spacing="false"/>
      <style:text-properties style:font-name="IPH Lib Serif3" fo:font-size="11pt" style:font-size-asian="11pt" style:font-size-complex="11pt"/>
    </style:style>
    <style:style style:name="P83" style:family="paragraph" style:parent-style-name="Text_20_body" style:list-style-name="List_20_1">
      <style:paragraph-properties fo:margin-top="1.01mm" fo:margin-bottom="0mm" loext:contextual-spacing="false" fo:text-align="justify" style:justify-single-word="false"/>
    </style:style>
    <style:style style:name="P84" style:family="paragraph" style:parent-style-name="Text_20_body" style:list-style-name="List_20_1" style:master-page-name="">
      <loext:graphic-properties draw:fill="none" draw:fill-image-width="0mm" draw:fill-image-height="0mm"/>
      <style:paragraph-properties fo:margin-left="20mm" fo:margin-right="0mm" fo:margin-top="0mm" fo:margin-bottom="0mm" loext:contextual-spacing="true" fo:line-height="4.32mm" fo:text-align="justify" style:justify-single-word="false" fo:orphans="2" fo:widows="0" fo:hyphenation-ladder-count="3" fo:text-indent="-4.99mm" style:auto-text-indent="false" style:page-number="auto" fo:background-color="transparent" style:shadow="none" style:writing-mode="page">
        <style:tab-stops>
          <style:tab-stop style:position="7.94mm"/>
          <style:tab-stop style:position="11.06mm"/>
        </style:tab-stops>
      </style:paragraph-properties>
      <style:text-properties fo:font-size="11pt" fo:letter-spacing="0.04mm" style:font-size-asian="11pt" style:font-size-complex="11pt" fo:hyphenate="true" fo:hyphenation-remain-char-count="2" fo:hyphenation-push-char-count="2"/>
    </style:style>
    <style:style style:name="P85" style:family="paragraph" style:parent-style-name="Text_20_body" style:list-style-name="List_20_1" style:master-page-name="">
      <loext:graphic-properties draw:fill="none" draw:fill-image-width="0mm" draw:fill-image-height="0mm"/>
      <style:paragraph-properties fo:margin-left="20mm" fo:margin-right="0mm" fo:margin-top="0mm" fo:margin-bottom="0mm" loext:contextual-spacing="true" fo:line-height="4.32mm" fo:text-align="justify" style:justify-single-word="false" fo:orphans="2" fo:widows="0" fo:hyphenation-ladder-count="3" fo:text-indent="-4.99mm" style:auto-text-indent="false" style:page-number="auto" fo:background-color="transparent" style:shadow="none" style:writing-mode="page">
        <style:tab-stops>
          <style:tab-stop style:position="1.01mm"/>
          <style:tab-stop style:position="1.99mm"/>
        </style:tab-stops>
      </style:paragraph-properties>
      <style:text-properties fo:font-size="11pt" style:font-size-asian="11pt" style:font-size-complex="11pt" fo:hyphenate="true" fo:hyphenation-remain-char-count="2" fo:hyphenation-push-char-count="2"/>
    </style:style>
    <style:style style:name="P86" style:family="paragraph" style:parent-style-name="Text_20_body" style:list-style-name="List_20_1">
      <style:paragraph-properties fo:margin-top="1.01mm" fo:margin-bottom="0mm" loext:contextual-spacing="true"/>
    </style:style>
    <style:style style:name="P87" style:family="paragraph" style:parent-style-name="Contents_20_1" style:master-page-name="В_20_номере">
      <style:paragraph-properties fo:margin-top="8.01mm" fo:margin-bottom="1.99mm" loext:contextual-spacing="false" style:page-number="auto">
        <style:tab-stops/>
      </style:paragraph-properties>
    </style:style>
    <style:style style:name="P88" style:family="paragraph" style:parent-style-name="Без_20_интервала" style:master-page-name="Table_20_of_20_contents">
      <style:paragraph-properties fo:margin-top="8.01mm" fo:margin-bottom="0mm" loext:contextual-spacing="false" fo:line-height="150%" style:page-number="auto" fo:break-before="page">
        <style:tab-stops/>
      </style:paragraph-properties>
      <style:text-properties style:font-name="IPH Lib Serif3" fo:font-size="10pt" fo:language="en" fo:country="US" fo:font-weight="bold" officeooo:paragraph-rsid="01d4ed68" fo:background-color="transparent" style:font-size-asian="10pt" style:font-weight-asian="bold" style:font-name-complex="Times New Roman" style:font-size-complex="10pt"/>
    </style:style>
    <style:style style:name="T1" style:family="text">
      <style:text-properties fo:font-style="normal" style:font-style-asian="normal"/>
    </style:style>
    <style:style style:name="T2" style:family="text">
      <style:text-properties fo:font-style="normal" style:font-style-asian="normal" style:font-style-complex="normal"/>
    </style:style>
    <style:style style:name="T3" style:family="text">
      <style:text-properties fo:font-style="normal" officeooo:rsid="0081bba0" style:font-style-asian="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officeooo:rsid="009c3fa3"/>
    </style:style>
    <style:style style:name="T6" style:family="text">
      <style:text-properties officeooo:rsid="009f4cf9"/>
    </style:style>
    <style:style style:name="T7" style:family="text">
      <style:text-properties fo:language="en" fo:country="US"/>
    </style:style>
    <style:style style:name="T8" style:family="text">
      <style:text-properties fo:language="en" fo:country="US" fo:font-style="normal" style:font-style-asian="normal"/>
    </style:style>
    <style:style style:name="T9" style:family="text">
      <style:text-properties fo:language="en" fo:country="US" fo:font-style="normal" officeooo:rsid="0081bba0" style:font-style-asian="normal"/>
    </style:style>
    <style:style style:name="T10" style:family="text">
      <style:text-properties fo:language="en" fo:country="US" fo:font-style="normal" fo:background-color="transparent" loext:char-shading-value="0" style:font-style-asian="normal" style:font-style-complex="normal"/>
    </style:style>
    <style:style style:name="T11" style:family="text">
      <style:text-properties fo:language="en" fo:country="US" fo:font-style="normal" fo:background-color="transparent" loext:char-shading-value="0" style:language-asian="ru" style:country-asian="RU" style:font-style-asian="normal" style:font-style-complex="normal"/>
    </style:style>
    <style:style style:name="T12" style:family="text">
      <style:text-properties fo:language="en" fo:country="US" fo:font-weight="bold" style:font-weight-asian="bold"/>
    </style:style>
    <style:style style:name="T13" style:family="text">
      <style:text-properties fo:language="en" fo:country="US" fo:font-weight="bold" officeooo:rsid="018c1d01" style:font-weight-asian="bold" style:font-weight-complex="bold"/>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fo:font-weight="normal" style:language-asian="en" style:country-asian="US" style:font-style-asian="italic" style:font-weight-asian="normal" style:font-style-complex="italic" style:font-weight-complex="normal"/>
    </style:style>
    <style:style style:name="T16" style:family="text">
      <style:text-properties fo:language="en" fo:country="US" fo:font-style="italic" fo:background-color="transparent" loext:char-shading-value="0" style:font-style-asian="italic" style:font-style-complex="italic"/>
    </style:style>
    <style:style style:name="T17" style:family="text">
      <style:text-properties fo:language="en" fo:country="US" fo:background-color="transparent" loext:char-shading-value="0"/>
    </style:style>
    <style:style style:name="T18" style:family="text">
      <style:text-properties fo:language="en" fo:country="US" officeooo:rsid="01cbd182" fo:background-color="transparent" loext:char-shading-value="0"/>
    </style:style>
    <style:style style:name="T19" style:family="text">
      <style:text-properties fo:language="en" fo:country="US" fo:background-color="transparent" loext:char-shading-value="0" style:language-asian="ru" style:country-asian="RU"/>
    </style:style>
    <style:style style:name="T20" style:family="text">
      <style:text-properties fo:language="en" fo:country="US" officeooo:rsid="0192fe81"/>
    </style:style>
    <style:style style:name="T21" style:family="text">
      <style:text-properties fo:language="en" fo:country="US" fo:font-weight="normal" style:font-weight-asian="normal" style:font-weight-complex="normal"/>
    </style:style>
    <style:style style:name="T22" style:family="text">
      <style:text-properties fo:language="en" fo:country="US" fo:font-weight="normal" style:language-asian="ru" style:country-asian="RU" style:font-weight-asian="normal" style:font-weight-complex="normal"/>
    </style:style>
    <style:style style:name="T23" style:family="text">
      <style:text-properties fo:language="en" fo:country="US" officeooo:rsid="01eba80b"/>
    </style:style>
    <style:style style:name="T24" style:family="text">
      <style:text-properties officeooo:rsid="014bef49"/>
    </style:style>
    <style:style style:name="T25" style:family="text">
      <style:text-properties officeooo:rsid="014de9c1"/>
    </style:style>
    <style:style style:name="T26" style:family="text">
      <style:text-properties fo:font-size="8pt" fo:letter-spacing="0.02mm" style:font-size-asian="8pt" style:font-size-complex="8pt"/>
    </style:style>
    <style:style style:name="T27" style:family="text">
      <style:text-properties fo:font-style="italic" style:font-style-asian="italic"/>
    </style:style>
    <style:style style:name="T28" style:family="text">
      <style:text-properties fo:font-style="italic" style:font-style-asian="italic" style:font-style-complex="italic"/>
    </style:style>
    <style:style style:name="T29" style:family="text">
      <style:text-properties fo:font-style="italic" officeooo:rsid="01c7c1ba" style:font-style-asian="italic" style:font-style-complex="italic"/>
    </style:style>
    <style:style style:name="T30" style:family="text">
      <style:text-properties fo:font-style="italic" officeooo:rsid="01c95477" style:font-style-asian="italic" style:font-style-complex="italic"/>
    </style:style>
    <style:style style:name="T31" style:family="text">
      <style:text-properties fo:font-style="italic" officeooo:rsid="01c7c1ba" style:font-style-asian="italic"/>
    </style:style>
    <style:style style:name="T32" style:family="text">
      <style:text-properties fo:font-style="italic" officeooo:rsid="01c95477" style:font-style-asian="italic"/>
    </style:style>
    <style:style style:name="T33" style:family="text">
      <style:text-properties fo:font-style="italic" fo:background-color="transparent" loext:char-shading-value="0" style:font-style-asian="italic"/>
    </style:style>
    <style:style style:name="T34" style:family="text">
      <style:text-properties fo:font-style="italic" officeooo:rsid="01ea2feb" fo:background-color="transparent" loext:char-shading-value="0" style:font-style-asian="italic"/>
    </style:style>
    <style:style style:name="T35" style:family="text">
      <style:text-properties fo:font-weight="bold" style:font-weight-asian="bold"/>
    </style:style>
    <style:style style:name="T36" style:family="text">
      <style:text-properties fo:font-weight="bold" style:font-weight-asian="bold" style:font-weight-complex="bold"/>
    </style:style>
    <style:style style:name="T37" style:family="text">
      <style:text-properties fo:language="en" fo:country="none" fo:background-color="transparent" loext:char-shading-value="0"/>
    </style:style>
    <style:style style:name="T38" style:family="text">
      <style:text-properties style:use-window-font-color="true" style:text-outline="false" style:text-line-through-style="none" style:text-line-through-type="none" style:font-name="IPH Lib Serif" fo:font-size="8pt" fo:letter-spacing="0.02mm"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T39" style:family="text">
      <style:text-properties style:use-window-font-color="true" style:text-outline="false" style:text-line-through-style="none" style:text-line-through-type="none" style:font-name="IPH Lib Serif" fo:font-size="8pt" fo:letter-spacing="0.02mm"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T40" style:family="text">
      <style:text-properties style:text-scale="99%"/>
    </style:style>
    <style:style style:name="T41" style:family="text">
      <style:text-properties officeooo:rsid="015b39b1"/>
    </style:style>
    <style:style style:name="T42" style:family="text">
      <style:text-properties officeooo:rsid="017d0869"/>
    </style:style>
    <style:style style:name="T43" style:family="text">
      <style:text-properties fo:language="de" fo:country="DE"/>
    </style:style>
    <style:style style:name="T44" style:family="text">
      <style:text-properties fo:language="de" fo:country="DE" fo:font-weight="bold" style:font-weight-asian="bold"/>
    </style:style>
    <style:style style:name="T45" style:family="text">
      <style:text-properties fo:language="de" fo:country="DE" fo:font-weight="bold" style:font-name-asian="MinionPro-It" style:font-weight-asian="bold"/>
    </style:style>
    <style:style style:name="T46" style:family="text">
      <style:text-properties fo:language="de" fo:country="DE" style:font-name-asian="MinionPro-It"/>
    </style:style>
    <style:style style:name="T47" style:family="text">
      <style:text-properties fo:language="ru" fo:country="RU"/>
    </style:style>
    <style:style style:name="T48" style:family="text">
      <style:text-properties fo:language="ru" fo:country="RU" fo:font-style="italic" fo:font-weight="normal" style:language-asian="en" style:country-asian="US" style:font-style-asian="italic" style:font-weight-asian="normal" style:font-style-complex="italic" style:font-weight-complex="normal"/>
    </style:style>
    <style:style style:name="T49" style:family="text">
      <style:text-properties fo:language="ru" fo:country="RU" fo:font-style="italic" fo:font-weight="normal" officeooo:rsid="018ec7f8" style:language-asian="en" style:country-asian="US" style:font-style-asian="italic" style:font-weight-asian="normal" style:font-style-complex="italic" style:font-weight-complex="normal"/>
    </style:style>
    <style:style style:name="T50" style:family="text">
      <style:text-properties fo:language="ru" fo:country="RU" officeooo:rsid="01ea2feb" fo:background-color="transparent" loext:char-shading-value="0"/>
    </style:style>
    <style:style style:name="T51" style:family="text">
      <style:text-properties fo:language="ru" fo:country="RU" officeooo:rsid="01eba80b"/>
    </style:style>
    <style:style style:name="T52" style:family="text">
      <style:text-properties fo:letter-spacing="-0.04mm"/>
    </style:style>
    <style:style style:name="T53" style:family="text">
      <style:text-properties fo:letter-spacing="-0.07mm"/>
    </style:style>
    <style:style style:name="T54" style:family="text">
      <style:text-properties fo:background-color="transparent" loext:char-shading-value="0"/>
    </style:style>
    <style:style style:name="T55" style:family="text">
      <style:text-properties officeooo:rsid="01cbd182" fo:background-color="transparent" loext:char-shading-value="0"/>
    </style:style>
    <style:style style:name="T56" style:family="text">
      <style:text-properties officeooo:rsid="01ea2feb" fo:background-color="transparent" loext:char-shading-value="0"/>
    </style:style>
    <style:style style:name="T57" style:family="text">
      <style:text-properties officeooo:rsid="021359d3" fo:background-color="transparent" loext:char-shading-value="0"/>
    </style:style>
    <style:style style:name="T58" style:family="text">
      <style:text-properties fo:font-size="11pt" style:font-size-asian="11pt" style:font-size-complex="11pt"/>
    </style:style>
    <style:style style:name="T59" style:family="text">
      <style:text-properties fo:font-size="11pt" fo:font-style="normal" fo:font-weight="bold" style:font-size-asian="11pt" style:font-style-asian="normal" style:font-weight-asian="bold" style:font-size-complex="11pt" style:font-style-complex="normal" style:font-weight-complex="bold"/>
    </style:style>
    <style:style style:name="T60" style:family="text">
      <style:text-properties fo:font-size="11pt" fo:font-style="italic" fo:font-weight="normal" style:font-size-asian="11pt" style:font-style-asian="italic" style:font-weight-asian="normal" style:font-size-complex="11pt" style:font-style-complex="italic" style:font-weight-complex="normal"/>
    </style:style>
    <style:style style:name="T61" style:family="text">
      <style:text-properties fo:font-size="11pt" fo:font-weight="normal" style:font-size-asian="11pt" style:font-weight-asian="normal" style:font-size-complex="11pt" style:font-weight-complex="normal"/>
    </style:style>
    <style:style style:name="T62" style:family="text">
      <style:text-properties fo:font-size="11pt" fo:language="en" fo:country="US" fo:font-weight="normal" fo:background-color="transparent" loext:char-shading-value="0" style:font-size-asian="11pt" style:font-weight-asian="normal" style:font-size-complex="11pt" style:font-weight-complex="normal"/>
    </style:style>
    <style:style style:name="T63" style:family="text">
      <style:text-properties fo:font-size="11pt" fo:language="ru" fo:country="RU" style:font-size-asian="11pt" style:font-size-complex="11pt"/>
    </style:style>
    <style:style style:name="T64" style:family="text">
      <style:text-properties fo:color="#000000" style:text-position="super 58%" style:font-name="IPH Lib Serif3" fo:font-size="10pt" fo:language="en" fo:country="US" style:font-size-asian="10pt" style:font-name-complex="Times New Roman" style:font-size-complex="10pt"/>
    </style:style>
    <style:style style:name="T65" style:family="text">
      <style:text-properties fo:color="#000000" fo:language="ru" fo:country="RU"/>
    </style:style>
    <style:style style:name="T66" style:family="text">
      <style:text-properties fo:color="#000000" style:font-name="IPH Lib Serif3" fo:font-size="10pt" fo:language="en" fo:country="US" fo:font-style="italic" style:font-size-asian="10pt" style:font-style-asian="italic" style:font-name-complex="Times New Roman" style:font-size-complex="10pt"/>
    </style:style>
    <style:style style:name="T67" style:family="text">
      <style:text-properties fo:color="#000000" style:font-name="IPH Lib Serif3" fo:font-size="10pt" fo:language="en" fo:country="US" style:font-size-asian="10pt" style:font-name-complex="Times New Roman" style:font-size-complex="10pt"/>
    </style:style>
    <style:style style:name="T68" style:family="text">
      <style:text-properties fo:color="#000000" style:font-name="IPH Lib Serif3" fo:font-size="9pt" fo:language="en" fo:country="US" fo:background-color="transparent" loext:char-shading-value="0" style:font-size-asian="9pt" style:font-size-complex="9pt"/>
    </style:style>
    <style:style style:name="T69" style:family="text">
      <style:text-properties fo:color="#000000" style:font-name="IPH Lib Serif3" fo:font-size="11pt" fo:language="en" fo:country="US" style:font-size-asian="11pt" style:font-size-complex="11pt"/>
    </style:style>
    <style:style style:name="T70" style:family="text">
      <style:text-properties fo:color="#000000" style:font-name="IPH Lib Serif3" fo:font-size="11pt" fo:language="en" fo:country="US" fo:font-weight="normal" officeooo:rsid="01cf504d" fo:background-color="transparent" loext:char-shading-value="0" style:font-size-asian="11pt" style:font-weight-asian="normal" style:font-size-complex="11pt" style:font-weight-complex="normal"/>
    </style:style>
    <style:style style:name="T71" style:family="text">
      <style:text-properties fo:color="#000000" style:font-name="IPH Lib Serif3" fo:font-size="11pt" fo:language="en" fo:country="US" fo:background-color="transparent" loext:char-shading-value="0" style:font-size-asian="11pt" style:font-size-complex="11pt"/>
    </style:style>
    <style:style style:name="T72" style:family="text">
      <style:text-properties fo:color="#000000" style:font-name="IPH Lib Serif3" fo:font-size="11pt" fo:language="ru" fo:country="RU" style:font-size-asian="11pt" style:font-size-complex="11pt"/>
    </style:style>
    <style:style style:name="T73" style:family="text">
      <style:text-properties fo:letter-spacing="-0.11mm"/>
    </style:style>
    <style:style style:name="T74" style:family="text">
      <style:text-properties fo:font-size="9pt" style:font-size-asian="9pt" style:font-size-complex="9pt"/>
    </style:style>
    <style:style style:name="T75" style:family="text">
      <style:text-properties fo:font-size="9pt" officeooo:rsid="015b39b1" style:font-size-asian="9pt" style:font-size-complex="9pt"/>
    </style:style>
    <style:style style:name="T76" style:family="text">
      <style:text-properties officeooo:rsid="01eba80b"/>
    </style:style>
    <style:style style:name="T77" style:family="text">
      <style:text-properties style:font-name="IPH Lib Serif3"/>
    </style:style>
    <style:style style:name="T78" style:family="text">
      <style:text-properties style:font-name="IPH Lib Serif3" fo:language="en" fo:country="US"/>
    </style:style>
    <style:style style:name="T79" style:family="text">
      <style:text-properties style:font-name="IPH Lib Serif3" fo:language="en" fo:country="US" fo:font-style="italic" fo:background-color="transparent" loext:char-shading-value="0" style:font-style-asian="italic" style:font-style-complex="italic"/>
    </style:style>
    <style:style style:name="T80" style:family="text">
      <style:text-properties style:font-name="IPH Lib Serif3" fo:language="en" fo:country="US" fo:font-style="normal" fo:background-color="transparent" loext:char-shading-value="0" style:font-style-asian="normal" style:font-style-complex="normal"/>
    </style:style>
    <style:style style:name="T81" style:family="text">
      <style:text-properties style:font-name="IPH Lib Serif3" fo:language="en" fo:country="US" fo:font-style="normal" fo:background-color="transparent" loext:char-shading-value="0" style:language-asian="ru" style:country-asian="RU" style:font-style-asian="normal" style:font-style-complex="normal"/>
    </style:style>
    <style:style style:name="T82" style:family="text">
      <style:text-properties style:font-name="IPH Lib Serif3" fo:language="en" fo:country="US" fo:font-style="normal" style:font-style-asian="normal" style:font-name-complex="Times New Roman" style:font-style-complex="normal"/>
    </style:style>
    <style:style style:name="T83" style:family="text">
      <style:text-properties style:font-name="IPH Lib Serif3" fo:language="en" fo:country="US" fo:font-style="normal" style:font-name-asian="Times New Roman" style:language-asian="ru" style:country-asian="RU" style:font-style-asian="normal" style:font-name-complex="Times New Roman" style:font-style-complex="normal"/>
    </style:style>
    <style:style style:name="T84" style:family="text">
      <style:text-properties style:font-name="IPH Lib Serif3" fo:language="en" fo:country="US" fo:font-style="normal" style:language-asian="ru" style:country-asian="RU" style:font-style-asian="normal" style:font-name-complex="Times New Roman" style:font-style-complex="normal"/>
    </style:style>
    <style:style style:name="T85" style:family="text">
      <style:text-properties style:font-name="IPH Lib Serif3" fo:language="en" fo:country="US" fo:font-style="normal" style:language-asian="ru" style:country-asian="RU" style:font-style-asian="normal" style:font-name-complex="Times New Roman" style:font-style-complex="normal" style:font-weight-complex="bold"/>
    </style:style>
    <style:style style:name="T86" style:family="text">
      <style:text-properties style:font-name="IPH Lib Serif3" fo:language="en" fo:country="US" style:font-name-complex="Times New Roman"/>
    </style:style>
    <style:style style:name="T87" style:family="text">
      <style:text-properties style:font-name="IPH Lib Serif3" fo:language="en" fo:country="US" fo:font-weight="bold" style:font-weight-asian="bold" style:font-name-complex="Liberation Serif1" style:font-weight-complex="bold"/>
    </style:style>
    <style:style style:name="T88" style:family="text">
      <style:text-properties style:font-name="IPH Lib Serif3" fo:font-size="8pt" fo:language="en" fo:country="none" fo:background-color="transparent" loext:char-shading-value="0" style:font-size-asian="8pt" style:font-size-complex="8pt"/>
    </style:style>
    <style:style style:name="T89" style:family="text">
      <style:text-properties style:font-name="IPH Lib Serif3" fo:font-size="10pt" fo:font-style="italic" style:font-size-asian="10pt" style:font-style-asian="italic" style:font-name-complex="Times New Roman" style:font-size-complex="10pt"/>
    </style:style>
    <style:style style:name="T90" style:family="text">
      <style:text-properties style:font-name="IPH Lib Serif3" fo:font-size="10pt" fo:font-style="italic" style:font-name-asian="Times New Roman" style:font-size-asian="10pt" style:font-style-asian="italic" style:font-name-complex="Times New Roman" style:font-size-complex="10pt"/>
    </style:style>
    <style:style style:name="T91" style:family="text">
      <style:text-properties style:font-name="IPH Lib Serif3" fo:font-size="10pt" style:font-size-asian="10pt" style:font-name-complex="Times New Roman" style:font-size-complex="10pt"/>
    </style:style>
    <style:style style:name="T92" style:family="text">
      <style:text-properties style:font-name="IPH Lib Serif3" fo:font-size="10pt" style:font-size-asian="10pt" style:font-size-complex="10pt"/>
    </style:style>
    <style:style style:name="T93" style:family="text">
      <style:text-properties style:font-name="IPH Lib Serif3" fo:font-size="10pt" fo:language="en" fo:country="US" fo:font-style="italic" style:font-size-asian="10pt" style:font-style-asian="italic" style:font-name-complex="Times New Roman" style:font-size-complex="10pt"/>
    </style:style>
    <style:style style:name="T94" style:family="text">
      <style:text-properties style:font-name="IPH Lib Serif3" fo:font-size="10pt" fo:language="en" fo:country="US" fo:font-style="italic" style:font-size-asian="10pt" style:font-style-asian="italic" style:font-name-complex="Times New Roman" style:font-size-complex="10pt" style:font-style-complex="italic" style:font-weight-complex="bold"/>
    </style:style>
    <style:style style:name="T95" style:family="text">
      <style:text-properties style:font-name="IPH Lib Serif3" fo:font-size="10pt" fo:language="en" fo:country="US" fo:font-style="italic" style:font-size-asian="10pt" style:font-style-asian="italic" style:font-name-complex="Times New Roman" style:font-size-complex="10pt" style:font-weight-complex="bold"/>
    </style:style>
    <style:style style:name="T96" style:family="text">
      <style:text-properties style:font-name="IPH Lib Serif3" fo:font-size="10pt" fo:language="en" fo:country="US" fo:font-style="italic" style:font-size-asian="10pt" style:font-style-asian="italic" style:font-size-complex="10pt" style:font-style-complex="italic"/>
    </style:style>
    <style:style style:name="T97" style:family="text">
      <style:text-properties style:font-name="IPH Lib Serif3" fo:font-size="10pt" fo:language="en" fo:country="US" style:font-size-asian="10pt" style:font-name-complex="Times New Roman" style:font-size-complex="10pt"/>
    </style:style>
    <style:style style:name="T98" style:family="text">
      <style:text-properties style:font-name="IPH Lib Serif3" fo:font-size="10pt" fo:language="en" fo:country="US" style:font-size-asian="10pt" style:font-name-complex="Times New Roman" style:font-size-complex="10pt" style:font-weight-complex="bold"/>
    </style:style>
    <style:style style:name="T99" style:family="text">
      <style:text-properties style:font-name="IPH Lib Serif3" fo:font-size="10pt" fo:language="en" fo:country="US" style:font-size-asian="10pt" style:font-size-complex="10pt"/>
    </style:style>
    <style:style style:name="T100" style:family="text">
      <style:text-properties style:font-name="IPH Lib Serif3" fo:font-size="10pt" fo:letter-spacing="-0.04mm" fo:font-style="italic" style:font-size-asian="10pt" style:font-style-asian="italic" style:font-name-complex="Times New Roman" style:font-size-complex="10pt"/>
    </style:style>
    <style:style style:name="T101" style:family="text">
      <style:text-properties style:font-name="IPH Lib Serif3" fo:font-size="10pt" fo:letter-spacing="-0.04mm" fo:language="en" fo:country="none" fo:font-style="italic" style:font-size-asian="10pt" style:font-style-asian="italic" style:font-name-complex="Times New Roman" style:font-size-complex="10pt"/>
    </style:style>
    <style:style style:name="T102" style:family="text">
      <style:text-properties style:font-name="IPH Lib Serif3" fo:font-size="10pt" fo:letter-spacing="-0.04mm" fo:language="en" fo:country="none" style:font-size-asian="10pt" style:font-name-complex="Times New Roman" style:font-size-complex="10pt"/>
    </style:style>
    <style:style style:name="T103" style:family="text">
      <style:text-properties style:font-name="IPH Lib Serif3" fo:font-size="10pt" fo:letter-spacing="-0.04mm" fo:language="en" fo:country="US" fo:font-style="italic" style:font-size-asian="10pt" style:font-style-asian="italic" style:font-name-complex="Times New Roman" style:font-size-complex="10pt"/>
    </style:style>
    <style:style style:name="T104" style:family="text">
      <style:text-properties style:font-name="IPH Lib Serif3" fo:font-size="10pt" fo:letter-spacing="-0.04mm" fo:language="en" fo:country="US" style:font-size-asian="10pt" style:font-name-complex="Times New Roman" style:font-size-complex="10pt"/>
    </style:style>
    <style:style style:name="T105" style:family="text">
      <style:text-properties style:font-name="IPH Lib Serif3" fo:font-weight="bold" style:font-weight-asian="bold" style:font-name-complex="Liberation Serif1" style:font-weight-complex="bold"/>
    </style:style>
    <style:style style:name="T106" style:family="text">
      <style:text-properties style:font-name="IPH Lib Serif3" fo:font-weight="bold" officeooo:rsid="015b39b1" style:font-weight-asian="bold" style:font-name-complex="Liberation Serif1" style:font-weight-complex="bold"/>
    </style:style>
    <style:style style:name="T107" style:family="text">
      <style:text-properties style:font-name="IPH Lib Serif3" style:font-name-complex="Liberation Serif1"/>
    </style:style>
    <style:style style:name="T108" style:family="text">
      <style:text-properties style:font-name="IPH Lib Serif3" fo:font-style="italic" style:font-style-asian="italic" style:font-name-complex="Liberation Serif1"/>
    </style:style>
    <style:style style:name="T109" style:family="text">
      <style:text-properties style:font-name="IPH Lib Serif3" fo:font-style="italic" style:font-style-asian="italic" style:font-name-complex="Liberation Serif1" style:font-style-complex="italic"/>
    </style:style>
    <style:style style:name="T110" style:family="text">
      <style:text-properties style:font-name="IPH Lib Serif3" fo:font-style="italic" officeooo:rsid="01ea2feb" style:font-style-asian="italic" style:font-name-complex="Liberation Serif1" style:font-style-complex="italic"/>
    </style:style>
    <style:style style:name="T111" style:family="text">
      <style:text-properties style:font-name="IPH Lib Serif3" fo:font-style="italic" officeooo:rsid="01ea2feb" style:font-style-asian="italic" style:font-name-complex="Liberation Serif1"/>
    </style:style>
    <style:style style:name="T112" style:family="text">
      <style:text-properties style:font-name="IPH Lib Serif3" fo:font-size="9pt" fo:background-color="transparent" loext:char-shading-value="0" style:font-size-asian="9pt" style:font-size-complex="9pt"/>
    </style:style>
    <style:style style:name="T113" style:family="text">
      <style:text-properties style:font-name="IPH Lib Serif3" fo:font-size="9pt" officeooo:rsid="01c97287" fo:background-color="transparent" loext:char-shading-value="0" style:font-size-asian="9pt" style:font-size-complex="9pt"/>
    </style:style>
    <style:style style:name="T114" style:family="text">
      <style:text-properties style:font-name="IPH Lib Serif3" fo:font-size="11pt" style:font-size-asian="11pt" style:font-size-complex="11pt"/>
    </style:style>
    <style:style style:name="T115" style:family="text">
      <style:text-properties style:font-name="IPH Lib Serif3" fo:font-size="11pt" fo:language="ru" fo:country="RU" style:font-size-asian="11pt" style:font-size-complex="11pt"/>
    </style:style>
    <style:style style:name="T116" style:family="text">
      <style:text-properties style:font-name="IPH Lib Serif3" fo:font-size="11pt" fo:language="en" fo:country="US" fo:font-weight="normal" fo:background-color="transparent" loext:char-shading-value="0" style:font-size-asian="11pt" style:font-weight-asian="normal" style:font-size-complex="11pt" style:font-weight-complex="normal"/>
    </style:style>
    <style:style style:name="T117" style:family="text">
      <style:text-properties fo:letter-spacing="-0.02mm" fo:language="en" fo:country="US" style:language-asian="zh" style:country-asian="CN" style:language-complex="ar" style:country-complex="SA"/>
    </style:style>
    <style:style style:name="T118" style:family="text">
      <style:text-properties officeooo:rsid="01ec2bec"/>
    </style:style>
    <style:style style:name="T119" style:family="text">
      <style:text-properties style:font-name-asian="TimesNewRomanPS-BoldMT"/>
    </style:style>
    <style:style style:name="T120" style:family="text">
      <style:text-properties officeooo:rsid="01e08ed9"/>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variable-decls>
        <text:variable-decl office:value-type="float" text:name="Год"/>
        <text:variable-decl office:value-type="float" text:name="Том"/>
        <text:variable-decl office:value-type="float" text:name="Номер"/>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2019" text:name="year"/>
        <text:user-field-decl office:value-type="string" office:string-value="12" text:name="volume"/>
        <text:user-field-decl office:value-type="string" office:string-value="2" text:name="number"/>
        <text:user-field-decl office:value-type="string" office:string-value="19" text:name="article1LastPage"/>
        <text:user-field-decl office:value-type="string" office:string-value="УДК 17.021.1 " text:name="article1UDK"/>
        <text:user-field-decl office:value-type="string" office:string-value="©  Прокофьев А.В." text:name="author1Copyright"/>
        <text:user-field-decl office:value-type="string" office:string-value="А.В. Прокофьев. Мораль, вероятность и риск" text:name="rightHeader1"/>
        <text:user-field-decl office:value-type="string" office:string-value="Мораль, политика, общество" text:name="leftHeader1"/>
        <text:user-field-decl office:value-type="string" office:string-value="33" text:name="article2LastPage"/>
        <text:user-field-decl office:value-type="string" office:string-value="УДК 130.2" text:name="article2UDK"/>
        <text:user-field-decl office:value-type="string" office:string-value="©  Павлов А.В." text:name="author2Copyright"/>
        <text:user-field-decl office:value-type="string" office:string-value="А.В. Павлов. Образы современности в XXI веке: гипермодернизм" text:name="rightHeader2"/>
        <text:user-field-decl office:value-type="string" office:string-value="Мораль, политика, общество" text:name="leftHeader2"/>
        <text:user-field-decl office:value-type="string" office:string-value="47" text:name="article3LastPage"/>
        <text:user-field-decl office:value-type="string" office:string-value="УДК 165.741" text:name="article3UDK"/>
        <text:user-field-decl office:value-type="string" office:string-value="© Jerold J. Abrams" text:name="author3Copyright"/>
        <text:user-field-decl office:value-type="string" office:string-value="Jerold J. Abrams. Emerson and the reconstruction of pragmatism" text:name="rightHeader3"/>
        <text:user-field-decl office:value-type="string" office:string-value="История философии" text:name="leftHeader3"/>
        <text:user-field-decl office:value-type="string" office:string-value="63" text:name="article4LastPage"/>
        <text:user-field-decl office:value-type="string" office:string-value="УДК 165.18" text:name="article4UDK"/>
        <text:user-field-decl office:value-type="string" office:string-value="©  Длугач Т.Б." text:name="author4Copyright"/>
        <text:user-field-decl office:value-type="string" office:string-value="Т.Б. Длугач. О некоторых странных предположениях..." text:name="rightHeader4"/>
        <text:user-field-decl office:value-type="string" office:string-value="История философии" text:name="leftHeader4"/>
        <text:user-field-decl office:value-type="string" office:string-value="77" text:name="article5LastPage"/>
        <text:user-field-decl office:value-type="string" office:string-value="УДК 141.319" text:name="article5UDK"/>
        <text:user-field-decl office:value-type="string" office:string-value="©  Савинов Р.В." text:name="author5Copyright"/>
        <text:user-field-decl office:value-type="string" office:string-value="Р.В. Савинов. Развитие эпистемологии неосхоластики и неотомизма" text:name="rightHeader5"/>
        <text:user-field-decl office:value-type="string" office:string-value="История философии" text:name="leftHeader5"/>
        <text:user-field-decl office:value-type="string" office:string-value="91" text:name="article6LastPage"/>
        <text:user-field-decl office:value-type="string" office:string-value="УДК 167" text:name="article6UDK"/>
        <text:user-field-decl office:value-type="string" office:string-value="©  Розин В.М." text:name="author6Copyright"/>
        <text:user-field-decl office:value-type="string" office:string-value="В.М. Розин. Некоторые особенностиисторического познания и онтологии" text:name="rightHeader6"/>
        <text:user-field-decl office:value-type="string" office:string-value="Философия и научное познание" text:name="leftHeader6"/>
        <text:user-field-decl office:value-type="string" office:string-value="102" text:name="article7LastPage"/>
        <text:user-field-decl office:value-type="string" office:string-value="УДК 159.947.2" text:name="article7UDK"/>
        <text:user-field-decl office:value-type="string" office:string-value="С.М. Левин, В.С. Югай. Иллюзия выбора и неконтролируемые действия" text:name="rightHeader7"/>
        <text:user-field-decl office:value-type="string" office:string-value="Философия и научное познание" text:name="leftHeader7"/>
        <text:user-field-decl office:value-type="string" office:string-value="116" text:name="article8LastPage"/>
        <text:user-field-decl office:value-type="string" office:string-value="УДК 101.9" text:name="article8UDK"/>
        <text:user-field-decl office:value-type="string" office:string-value="©  Фокин С.Л." text:name="author8Copyright"/>
        <text:user-field-decl office:value-type="string" office:string-value="С.Л. Фокин. Рене Декарт и ученые жены: опасные связи" text:name="rightHeader8"/>
        <text:user-field-decl office:value-type="string" office:string-value="Философская летопись" text:name="leftHeader8"/>
        <text:user-field-decl office:value-type="string" office:string-value="130" text:name="article9LastPage"/>
        <text:user-field-decl office:value-type="string" office:string-value="УДК 101.1" text:name="article9UDK"/>
        <text:user-field-decl office:value-type="string" office:string-value="©  Кротов А.А." text:name="author9Copyright"/>
        <text:user-field-decl office:value-type="string" office:string-value="А.А. Кротов. Наполеон и Руайе-Коллар" text:name="rightHeader9"/>
        <text:user-field-decl office:value-type="string" office:string-value="Философская летопись" text:name="leftHeader9"/>
        <text:user-field-decl office:value-type="string" office:string-value="143" text:name="article10LastPage"/>
        <text:user-field-decl office:value-type="string" office:string-value="УДК 101.9" text:name="article10UDK"/>
        <text:user-field-decl office:value-type="string" office:string-value="©  Скрипник К.Д." text:name="author10Copyright"/>
        <text:user-field-decl office:value-type="string" office:string-value="К.Д. Скрипник. Философское эпистолярное наследство..." text:name="rightHeader10"/>
        <text:user-field-decl office:value-type="string" office:string-value="Философская летопись" text:name="leftHeader10"/>
        <text:user-field-decl office:value-type="string" office:string-value="159" text:name="article11LastPage"/>
        <text:user-field-decl office:value-type="string" office:string-value="УДК 141.131 + 801.733 &quot;04&quot;" text:name="article11UDK"/>
        <text:user-field-decl office:value-type="string" office:string-value="©  Курдыбайло Д.С." text:name="author11Copyright"/>
        <text:user-field-decl office:value-type="string" office:string-value="Д.С. Курдыбайло. О символизме в комментарии Прокла к «Тимею» Платона" text:name="rightHeader11"/>
        <text:user-field-decl office:value-type="string" office:string-value="История и теория культуры" text:name="leftHeader11"/>
        <text:user-field-decl office:value-type="string" office:string-value="173" text:name="article12LastPage"/>
        <text:user-field-decl office:value-type="string" office:string-value="УДК 165.62" text:name="article12UDK"/>
        <text:user-field-decl office:value-type="string" office:string-value="© Прохоров А.И." text:name="author12Copyright"/>
        <text:user-field-decl office:value-type="string" office:string-value="А.И. Прохоров. Переводы Э. Гуссерля и порождаемые ими интерпретации..." text:name="rightHeader12"/>
        <text:user-field-decl office:value-type="string" office:string-value="История и теория культуры" text:name="leftHeader12"/>
        <text:user-field-decl office:value-type="string" office:string-value="187" text:name="article13LastPage"/>
        <text:user-field-decl office:value-type="string" office:string-value="УДК 119+123 " text:name="article13UDK"/>
        <text:user-field-decl office:value-type="string" office:string-value="© Павлов И.И." text:name="author13Copyright"/>
        <text:user-field-decl office:value-type="string" office:string-value="И.И. Павлов. Перестройка и девяностыев герменевтике Владимира Бибихина" text:name="rightHeader13"/>
        <text:user-field-decl office:value-type="string" office:string-value="История и теория культуры" text:name="leftHeader13"/>
        <text:user-field-decl office:value-type="string" office:string-value="©  Левин В.С., Югай С.М." text:name="author7Copyright"/>
      </text:user-field-decls>
      <table:table table:name="Таблица6" table:style-name="Таблица6">
        <table:table-column table:style-name="Таблица6.A"/>
        <table:table-row>
          <table:table-cell table:style-name="Таблица6.A1" office:value-type="string">
            <text:p xml:id="id3513417947" text:style-name="P25">ФИЛОСОФСКИЙ ЖУРНАЛ</text:p>
            <text:p text:style-name="P26">Научно-теоретический журнал</text:p>
            <text:p text:style-name="P57"><text:user-field-get text:name="year">2019</text:user-field-get>. Т<text:span text:style-name="T41">ом </text:span><text:span text:style-name="T41"><text:page-variable-get/></text:span><text:span text:style-name="T41"><text:user-field-get text:name="volume">12</text:user-field-get></text:span>. <text:span text:style-name="T41">Номер</text:span> <text:user-field-get text:name="number">2</text:user-field-get></text:p>
          </table:table-cell>
        </table:table-row>
      </table:table>
      <text:p text:style-name="P56"><text:span text:style-name="T28">Главный редактор:</text:span> А.В. Смирнов (Институт философии РАН, Москва, Россия)</text:p>
      <text:p text:style-name="P69">Зам. главного редактора: <text:span text:style-name="T2">Н.Н. Сосна (Институт философии РАН, Москва, Россия)</text:span></text:p>
      <text:p text:style-name="P70"><text:span text:style-name="T28">Ответственный секретарь:</text:span> Ю.Г. Россиус (Институт философии РАН, Москва, Россия)</text:p>
      <text:p text:style-name="P68"><text:span text:style-name="T28">Редактор:</text:span> М.В. Егорочкин (Институт философии РАН, Москва, Россия)</text:p>
      <text:p text:style-name="P40">Редакционная коллегия</text:p>
      <text:p text:style-name="P55">В.В. Васильев (МГУ им. М.В. Ломоносова, Москва, Россия), Лоренцо Винчигуэрра (Пикардийский университет, Амьен, Франция), М.Н. Вольф (Институт философии и права СО РАН, Новосибирск, Россия), С.В. Девяткин (Новгородский государственный университет им. Ярослава Мудрого, Новгород, Россия), Мариза Денн (Университет Бордо-Монтэнь, <text:span text:style-name="T7">CEMMC</text:span>/<text:span text:style-name="T7">CERCS</text:span>, Франция) А.А. Кара-Мурза (Институт философии РАН, Москва, Россия), И.Т. Касавин (Институт философии РАН, Москва, Россия), В.А. Лекторский (Институт философии РАН, Москва, Россия), Ханс Ленк (Институт технологий г. Карлсруэ, Германия), В.И. Маркин (МГУ им. М.В. Ломоносова, Москва, Россия), М.А. Маслин (МГУ им. М.В. Ломоносова, Москва, Россия), А.А. Россиус (НИУ ВШЭ, <text:span text:style-name="T53">Москва, Россия; Итальянский институт философских исследований, Неаполь, Италия), В.Г. Федотова </text:span><text:span text:style-name="T73">(Институт философии РАН, Москва, Россия), Чжан Байчунь (Пекинский педагогический университет, </text:span>Пекин, Китай)</text:p>
      <text:p text:style-name="P39">Редакционный совет</text:p>
      <text:p text:style-name="P36">Эвандро Агацци (Университет Генуи, Италия; Университет Панамерикана, Мехико, Мексика), В.И. Аршинов (Институт философии РАН, Москва, Россия), Е.В. Афонасин (Институт философии и права СО РАН, Новосибирск, Россия), В.Д. Губин (РГГУ, Москва, Россия), А.А. Гусейнов (Институт философии РАН, Москва, Россия), Н.И. Лапин (Институт философии РАН, Москва, Россия), И.Р. Мамед-заде (Институт философии, социологии и права НАНА, Баку, Азербайджан), А.С. Манасян (Ереванский государственный университет, Ереван, Армения), В.В. Миронов (МГУ им. М.В. Ломоносова, Москва, Россия), Том Рокмор (Университет Дюкени, Питтсбург, США; Университет Пекина, Пекин, Китай), Антония Сулез (Университет Париж-VIII, Сен-Дени, Франция), М.М. Федорова (Институт философии РАН, Москва, Россия), В.В. Целищев (Институт философии и права СО РАН, Новосибирск, Россия)</text:p>
      <table:table table:name="Таблица1" table:style-name="Таблица1">
        <table:table-column table:style-name="Таблица1.A" table:number-columns-repeated="2"/>
        <table:table-row table:style-name="Таблица1.1">
          <table:table-cell table:style-name="Таблица1.A1" office:value-type="string">
            <text:p text:style-name="P61"><text:span text:style-name="T36">Учредитель и издатель:</text:span> Федеральное государственное бюджетное учреждение науки Институт философии Российской академии наук</text:p>
            <text:p text:style-name="P61"><text:span text:style-name="T36">Периодичность:</text:span> 4 раза в год. Выходит с 2008 г.</text:p>
            <text:p text:style-name="P59"><text:span text:style-name="T36">Журнал зарегистрирован</text:span> <text:span text:style-name="T40">Федеральной службой по надзору в сфере связи, информационных технологий и массовых коммуникаций (Роскомнадзор). Свидетельство о регистрации СМИ: ПИ № ФС77-61227 от 03 апреля 2015 г. </text:span></text:p>
            <text:p text:style-name="P63"><text:span text:style-name="T36">Журнал включен</text:span> <text:span text:style-name="T36">в</text:span><text:span text:style-name="T13">:</text:span> <text:span text:style-name="T7">Web</text:span> <text:span text:style-name="T7">of</text:span> <text:span text:style-name="T7">Science</text:span> (<text:span text:style-name="T7">Emerging</text:span> <text:span text:style-name="T7">Sources</text:span> <text:span text:style-name="T7">Citation</text:span> <text:span text:style-name="T7">Index</text:span>; <text:span text:style-name="T7">Russian</text:span> <text:span text:style-name="T7">Science</text:span> <text:span text:style-name="T7">Citation</text:span> <text:span text:style-name="T7">Index</text:span>); <text:span text:style-name="T7">Ulrich</text:span><text:span text:style-name="T117">’</text:span><text:span text:style-name="T7">s</text:span> <text:span text:style-name="T7">Periodicals</text:span> <text:span text:style-name="T7">Directory</text:span>; <text:span text:style-name="T7">EBSCO</text:span>; <text:span text:style-name="T7">ERIH</text:span> <text:span text:style-name="T7">PLUS</text:span>; Российский индекс научного ци<text:span text:style-name="T118">­</text:span>тирования (РИНЦ)<text:span text:style-name="T119">; Перечень рецензируемых научных изданий ВАК </text:span>(группы научных специальностей «09.00.00 – философские науки»)<text:span text:style-name="T119">; </text:span>КиберЛенинка</text:p>
          </table:table-cell>
          <table:table-cell table:style-name="Таблица1.A1" office:value-type="string">
            <text:p text:style-name="P29"><text:span text:style-name="T36">Подписной индекс</text:span> Объединенного каталога «Пресса России» – 41951</text:p>
            <text:p text:style-name="P23">Публикуемые материалы прошли процедуру рецензирования и экспертного отбора</text:p>
            <text:p text:style-name="P23">При частичном или полном воспроизведении опубликованных материалов ссылка на «Философский журнал» обязательна. Ответственность за достоверность приведенных сведений несут авторы статей</text:p>
            <text:p text:style-name="P24"><text:span text:style-name="T36">Адрес редакции: </text:span>Российская Федерация,<text:span text:style-name="T35"> </text:span>109240, г. Москва, ул. Гончарная, д. 12, стр. 1, оф. <text:span text:style-name="T120">612</text:span></text:p>
            <text:p text:style-name="P22"><text:span text:style-name="T36">Тел.: </text:span>+7 (495) 697-66-01</text:p>
            <text:p text:style-name="P20"><text:span text:style-name="T38">E-mail:</text:span><text:span text:style-name="T39"> </text:span><text:a xlink:type="simple" xlink:href="mailto:philosjournal@iph.ras.ru" text:style-name="Internet_20_link" text:visited-style-name="Visited_20_Internet_20_Link"><text:span text:style-name="T26">philosjournal@iph.ras.ru</text:span></text:a></text:p>
            <text:p text:style-name="P21"><text:span text:style-name="T36">Сайт:</text:span> http<text:span text:style-name="T42">s</text:span>://<text:span text:style-name="T42">pj.iph.ras.ru</text:span></text:p>
          </table:table-cell>
        </table:table-row>
      </table:table>
      <table:table table:name="Таблица7" table:style-name="Таблица7">
        <table:table-column table:style-name="Таблица7.A"/>
        <table:table-row>
          <table:table-cell table:style-name="Таблица7.A1" office:value-type="string">
            <text:p text:style-name="P71">THE PHILOSOPHY JOURNAL</text:p>
            <text:p text:style-name="P27">(FILOSOFSKII ZHURNAL)</text:p>
            <text:p text:style-name="P58"><text:user-field-get text:name="year">2019</text:user-field-get>. Vol<text:span text:style-name="T41">ume </text:span><text:span text:style-name="T41"><text:user-field-get text:name="volume">12</text:user-field-get></text:span>. N<text:span text:style-name="T41">umber</text:span> <text:user-field-get text:name="number">2</text:user-field-get></text:p>
          </table:table-cell>
        </table:table-row>
      </table:table>
      <text:p text:style-name="P56"><text:span text:style-name="T15">Editor-in-</text:span><text:span text:style-name="T48">Chief</text:span><text:span text:style-name="T49">: </text:span><text:span text:style-name="T21">Andrey V. Smirnov (</text:span><text:span text:style-name="T22">Institute of Philosophy, RAS, </text:span><text:span text:style-name="T21">Moscow,</text:span><text:span text:style-name="T22"> Russia</text:span><text:span text:style-name="T21">)</text:span></text:p>
      <text:p text:style-name="P68"><text:span text:style-name="T14">D</text:span><text:span text:style-name="T16">eputy Editor-in-Chief: </text:span><text:span text:style-name="T10">Nina N. Sosna (</text:span><text:span text:style-name="T11">Institute of Philosophy, RAS, </text:span><text:span text:style-name="T10">Moscow,</text:span><text:span text:style-name="T11"> Russia</text:span><text:span text:style-name="T10">)</text:span></text:p>
      <text:p text:style-name="Редколлегия-шапка"><text:span text:style-name="Emphasis"><text:span text:style-name="T79">Executive Editor:</text:span></text:span><text:span text:style-name="Emphasis"><text:span text:style-name="T80"> Julia G. Rossius (</text:span></text:span><text:span text:style-name="Emphasis"><text:span text:style-name="T81">Institute of Philosophy, RAS, </text:span></text:span><text:span text:style-name="Emphasis"><text:span text:style-name="T80">Moscow,</text:span></text:span><text:span text:style-name="Emphasis"><text:span text:style-name="T81"> Russia</text:span></text:span><text:span text:style-name="Emphasis"><text:span text:style-name="T80">)</text:span></text:span></text:p>
      <text:p text:style-name="P68"><text:span text:style-name="T16">Editor:</text:span><text:span text:style-name="T10"> Mikhail V. Egorochkin (</text:span><text:span text:style-name="T11">Institute of Philosophy, RAS, </text:span><text:span text:style-name="T10">Moscow,</text:span><text:span text:style-name="T11"> Russia</text:span><text:span text:style-name="T10">)</text:span></text:p>
      <text:p text:style-name="P37">Editorial Board</text:p>
      <text:p text:style-name="P54"><text:span text:style-name="T82">Vadim V. Vasilyev (Lomonosov Moscow State University, Moscow, Russia),</text:span><text:span text:style-name="T83"> Marina N. Volf </text:span><text:span text:style-name="T82">(Siberian Branch of the Russian Academy of Sciences, Novosibirsk, Russia), Lorenzo Vinciguerra (University of Picardy, Amiens, France), Sergey V. Devyatkin (Yaroslav the Wise Novgorod State University, Novgorod, Russia), Maryse Dennes (Université Bordeaux Montaigne, CEMMC/CERCS, </text:span><text:span text:style-name="T84">France), </text:span><text:span text:style-name="T82">Alexey A. Kara-Murza (Institute of Philosophy, RAS, Moscow, Russia), Ilya T. Kasavin (Institute of Philosophy, RAS, Moscow, Russia), Vladislav A. Lektorsky (Institute of Philosophy, RAS, Moscow, Russia), Hans Lenk (Karlsruhe Institute of Technology, Karlsruhe, Germany), Vladimir I. Markin (Lomonosov Moscow State University, Moscow, Russia), </text:span><text:span text:style-name="T85">Mikhail A. Maslin </text:span><text:span text:style-name="T82">(Lomonosov Moscow State University, Moscow, Russia), </text:span><text:span text:style-name="T84">Andrei A. Rossius (National Research University Higher School of Economics, Moscow, Russia; </text:span><text:span text:style-name="T82">Italian Institute for Philosophical Studies, </text:span><text:span text:style-name="T84">Naples, Italy),</text:span><text:span text:style-name="T82"> Valentina G. Fedotova (Institute of Philosophy, RAS, Moscow, Russia), Zhang Baichun (Beijing Normal University, Beijing, China)</text:span></text:p>
      <text:p text:style-name="P38">Advisory Committee</text:p>
      <text:p text:style-name="P35"><text:span text:style-name="T78">Evandro Agazzi (University Panamericana of Mexico City, Mexico), Vladimir I. Arshinov (Institute of Philosophy, RAS, Moscow, Russia), </text:span><text:span text:style-name="T86">Eugene V. Afonasin (Siberian Branch of the Russian Academy of Sciences, Novosibirsk, Russia),</text:span><text:span text:style-name="T78"> Abdusalam A. Guseinov (Institute of Philosophy, RAS, Moscow, Russia), Valery D. Gubin (Russian State University for Humanities, Moscow, Russia), Nikolay I. Lapin (Institute of Philosophy, RAS, Moscow, Russia), Ilham Mammad-zadeh (Institute of Philosophy, Sociology and Law, Baku, Azerbaijan), Aleksandr S. Manasyan (Yerevan State University, Yerevan, Armenia), Vladimir V. Mironov (Lomonosov Moscow State University, Moscow, Russia), Tom Rockmore (Duquesne University, Pittsburg, USA; Peking University, Beijing, China), </text:span><text:span text:style-name="T86">Antonia Soulez</text:span><text:span text:style-name="T78"> </text:span><text:span text:style-name="T86">(Université Paris‑VIII, Saint-Denis, France), </text:span><text:span text:style-name="T78">Maria M. Fedorova (Institute of Philosophy, RAS, Moscow, Russia), Vitaly V. Tselitschev (Siberian Branch of the Russian Academy of Sciences, Novosibirsk, Russia)</text:span></text:p>
      <table:table table:name="Таблица2" table:style-name="Таблица2">
        <table:table-column table:style-name="Таблица2.A" table:number-columns-repeated="2"/>
        <table:table-row table:style-name="Таблица2.1">
          <table:table-cell table:style-name="Таблица2.A1" office:value-type="string">
            <text:p text:style-name="P62"><text:span text:style-name="T12">Publisher:</text:span><text:span text:style-name="T7"> Institute of Philosophy, Russian Academy of Sciences </text:span></text:p>
            <text:p text:style-name="P62"><text:span text:style-name="T17">F</text:span><text:span text:style-name="T37">requency</text:span><text:span text:style-name="T7">: 4 times per year</text:span></text:p>
            <text:p text:style-name="P60">First issue: November 2008 </text:p>
            <text:p text:style-name="P60"><text:span text:style-name="T12">The journal is registered</text:span><text:span text:style-name="T7"> with the Federal Service for Supervision of Communications, Information Technology, and Mass Media (Roskomnadzor). The Mass Media Registration Certificate No. FS77-61227 on April 3, 2015</text:span></text:p>
            <text:p text:style-name="P64"><text:span text:style-name="T12">Abstracting and Indexing:</text:span><text:span text:style-name="T7"> Web of Science (Emerging Sources Citation Index; Russian Science Citation Index); Ulrich</text:span><text:span text:style-name="T117">’</text:span><text:span text:style-name="T7">s Periodicals Directory; EBSCO; ERIH PLUS; the list of peer-reviewed scientific editions acknowledged by the Higher Attestation Commission of the Ministry of Education and Science of the Russian Federation; CyberLeninka</text:span></text:p>
          </table:table-cell>
          <table:table-cell table:style-name="Таблица2.A1" office:value-type="string">
            <text:p text:style-name="P31"><text:span text:style-name="T12">Subscription index</text:span><text:span text:style-name="T7"> in the United Catalogue “The Russian Press” is 41951 </text:span></text:p>
            <text:p text:style-name="P31"><text:span text:style-name="T19">No materials published in The Philosophy Journal can be reproduced, in full or in part, without an explicit reference to the Journal. Statements of fact and opinion in the articles in The Philosophy Journal are those of the respective authors and contributors and not of The Philosophy Journal</text:span><text:span text:style-name="T37"> </text:span></text:p>
            <text:p text:style-name="P28"><text:span text:style-name="hps"><text:span text:style-name="T88">All materials published in the “Philosophy Journal” undergo peer review process</text:span></text:span></text:p>
            <text:p text:style-name="P30"><text:span text:style-name="T12">Editorial address: </text:span><text:span text:style-name="T7">12/1 Goncharnaya Str., Moscow 109240, Russian Federation</text:span></text:p>
            <text:p text:style-name="P65"><text:span text:style-name="T44">Tel.: </text:span><text:span text:style-name="T43">+7 (495) 697-66-01</text:span></text:p>
            <text:p text:style-name="P65"><text:span text:style-name="T45">E-mail:</text:span><text:span text:style-name="T46"> </text:span><text:span text:style-name="T43">philosjournal@iph.ras.ru</text:span></text:p>
            <text:p text:style-name="P66"><text:span text:style-name="T12">Website:</text:span><text:span text:style-name="T7"> http</text:span><text:span text:style-name="T20">s</text:span><text:span text:style-name="T7">://pj.iph.ras.ru</text:span></text:p>
          </table:table-cell>
        </table:table-row>
      </table:table>
      <text:table-of-content text:style-name="Sect1" text:name="Оглавление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7">МОРАЛЬ, ПОЛИТИКА, ОБЩЕСТВО</text:p>
          <text:p text:style-name="P32"><text:span text:style-name="T89">А.В. Прокофьев</text:span><text:span text:style-name="T91">. </text:span>Мораль, вероятность и риск<text:tab/>5</text:p>
          <text:p text:style-name="P32"><text:span text:style-name="T89">А.В. Павлов</text:span><text:span text:style-name="T91">. </text:span>Образы современности в XXI веке: гипермодернизм<text:tab/>20</text:p>
          <text:p text:style-name="P53">ИСТОРИЯ ФИЛОСОФИИ</text:p>
          <text:p text:style-name="P32"><text:span text:style-name="T93">Jerold</text:span><text:span text:style-name="T89"> </text:span><text:span text:style-name="T93">J</text:span><text:span text:style-name="T89">. </text:span><text:span text:style-name="T93">Abrams</text:span><text:span text:style-name="T89">. </text:span>Emerson and the reconstruction of pragmatism<text:tab/>34</text:p>
          <text:p text:style-name="P32"><text:span text:style-name="T89">Т.Б. Длугач</text:span><text:span text:style-name="T91">.</text:span>О некоторых странных предположениях<text:line-break/>в первой «Критике» Канта<text:tab/>48</text:p>
          <text:p text:style-name="P32"><text:span text:style-name="T89">Р.В. Савинов</text:span><text:span text:style-name="T91">. </text:span>Развитие эпистемологии неосхоластики и неотомизма<text:line-break/>в 1840‒1920-е гг.<text:tab/>64</text:p>
          <text:p text:style-name="P53">ФИЛОСОФИЯ И НАУЧНОЕ ПОЗНАНИЕ</text:p>
          <text:p text:style-name="P32"><text:span text:style-name="T89">В.М. Розин. </text:span>Некоторые особенности исторического познания и онтологии<text:tab/>78</text:p>
          <text:p text:style-name="P32"><text:span text:style-name="T90">С.М. Левин, В.С. Югай. </text:span>Иллюзия выбора и неконтролируемые действия<text:tab/>92</text:p>
          <text:p text:style-name="P53">ФИЛОСОФСКАЯ ЛЕТОПИСЬ</text:p>
          <text:p text:style-name="P32"><text:span text:style-name="T89">С.Л. Фокин. </text:span>Рене Декарт и ученые жены: опасные связи<text:tab/>103</text:p>
          <text:p text:style-name="P32"><text:span text:style-name="T89">А.А. Кротов</text:span><text:span text:style-name="T91">. </text:span>Наполеон и Руайе-Коллар<text:tab/>117</text:p>
          <text:p text:style-name="P32"><text:span text:style-name="T89">К.Д. Скрипник. </text:span>Философское эпистолярное наследство:<text:line-break/>феномен леди Виктории Уэлби<text:tab/>131</text:p>
          <text:p text:style-name="P53">ИСТОРИЯ И ТЕОРИЯ КУЛЬТУРЫ</text:p>
          <text:p text:style-name="P32"><text:span text:style-name="T89">Д.С. Курдыбайло. </text:span>О символизме в комментарии Прокла к «Тимею» Платона<text:tab/>144</text:p>
          <text:p text:style-name="P32"><text:span text:style-name="T89">А.И. Прохоров. </text:span>Переводы Э. Гуссерля и порождаемые ими интерпретации.<text:line-break/>История одного понятия<text:tab/>160</text:p>
          <text:p text:style-name="P32"><text:span text:style-name="T100">И.И. Павлов. </text:span><text:span text:style-name="T52">Перестройка и девяностые в герменевтике Владимира Бибихина</text:span><text:tab/>174</text:p>
        </text:index-body>
      </text:table-of-content>
      <text:table-of-content text:style-name="Sect1" text:name="Оглавление2">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8">MORALS, POLITICS, SOCIETY</text:p>
          <text:p text:style-name="P33"><text:span text:style-name="T94">Andrey V. Prokofyev. </text:span><text:span text:style-name="T98">Morality, probability, and risk</text:span><text:span text:style-name="T77"><text:tab/>5</text:span></text:p>
          <text:p text:style-name="P33"><text:span text:style-name="T66">Alexander V. Pavlov. </text:span><text:span text:style-name="T67">Images of modernity in the 21</text:span><text:span text:style-name="T64">st </text:span><text:span text:style-name="T67">century: hypermodernism</text:span><text:span text:style-name="T77"><text:tab/>20</text:span></text:p>
          <text:p text:style-name="P67">HISTORY OF PHILOSOPHY</text:p>
          <text:p text:style-name="P33"><text:span text:style-name="T93">Jerold J. Abrams. </text:span><text:span text:style-name="T91">Е</text:span><text:span text:style-name="T97">merson and the reconstruction of Pragmatism</text:span><text:span text:style-name="T77"><text:tab/>34</text:span></text:p>
          <text:p text:style-name="P33"><text:span text:style-name="T101">Tamara B. Dlugach</text:span><text:span text:style-name="T103">.</text:span><text:span text:style-name="T104"> </text:span><text:span text:style-name="T102">On</text:span><text:span text:style-name="T104"> s</text:span><text:span text:style-name="T102">eve</text:span><text:span text:style-name="T104">ral </text:span><text:span text:style-name="T102">strange statements </text:span><text:span text:style-name="T104">in </text:span><text:span text:style-name="T103">The </text:span><text:span text:style-name="T101">Critique of Pure Reason</text:span><text:span text:style-name="T77"><text:tab/>48</text:span></text:p>
          <text:p text:style-name="P33"><text:span text:style-name="T93">Rodion V. Savinov. </text:span><text:span text:style-name="T97">The rise of the neo-scholastic and neo-Thomist epistemology<text:line-break/>(1840‒1920)</text:span><text:span text:style-name="T77"><text:tab/>64</text:span></text:p>
          <text:p text:style-name="P67">PHILOSOPHY AND SCIENTIFIC KNOWLEDGE</text:p>
          <text:p text:style-name="P33"><text:span text:style-name="T93">Vadim M. Rozin</text:span><text:span text:style-name="T97">. Some features of historical knowledge and ontology</text:span><text:span text:style-name="T92"><text:tab/>78</text:span></text:p>
          <text:p text:style-name="P34"><text:span text:style-name="T93">Sergei M. Levin, </text:span><text:span text:style-name="T66">Victoria S. Iugai</text:span><text:span text:style-name="T93">. </text:span><text:span text:style-name="T97">Illusion of choice and uncontrolled actions</text:span><text:span text:style-name="T92"><text:tab/>92</text:span></text:p>
          <text:p text:style-name="P67">CHRONICLES OF PHILOSOPHY</text:p>
          <text:p text:style-name="P33"><text:span text:style-name="T95">Sergey L. Fokin.</text:span><text:span text:style-name="T98"> Dangerous liaisons: René Descartes and learned women</text:span><text:span text:style-name="T92"><text:tab/>103</text:span></text:p>
          <text:p text:style-name="P33"><text:span text:style-name="T93">Artem A. Krotov. </text:span><text:span text:style-name="T97">Napoleon and Royer-Collard</text:span><text:span text:style-name="T77"><text:tab/>117</text:span></text:p>
          <text:p text:style-name="P33"><text:span text:style-name="T93">Konstantin D. Skripnik</text:span><text:span text:style-name="T97">. On the epistolary heritage in philosophy:<text:line-break/>the phenomenon of Victoria, Lady Welby</text:span><text:span text:style-name="T77"><text:tab/>131</text:span></text:p>
          <text:p text:style-name="P67">HISTORY AND THEORY OF CULTURE</text:p>
          <text:p text:style-name="P33"><text:span text:style-name="T93">Dmitry S. Kurdybaylo</text:span><text:span text:style-name="T97">. </text:span><text:span text:style-name="T99">On symbolism in Proclus’ Commentary on Plato’s </text:span><text:span text:style-name="T96">Timaeus</text:span><text:span text:style-name="T77"><text:tab/>144</text:span></text:p>
          <text:p text:style-name="P33"><text:span text:style-name="T95">A</text:span><text:span text:style-name="T93">leksandr</text:span><text:span text:style-name="T95"> I. Prokhorov. </text:span><text:span text:style-name="T98">Translations of Husserl and the interpretations they beget.<text:line-break/>A case study of one concept</text:span><text:span text:style-name="T77"><text:tab/>160</text:span></text:p>
          <text:p text:style-name="P33"><text:span text:style-name="T103">Ilia I. Pavlov. </text:span><text:span text:style-name="T104">Perestroika and the nineties in Vladimir Bibikhin’s hermeneutics</text:span><text:span text:style-name="T77"><text:tab/>174</text:span></text:p>
        </text:index-body>
      </text:table-of-content>
      <text:p text:style-name="P72"/>
      <text:p text:style-name="P73">Научно-теоретический журнал</text:p>
      <text:p text:style-name="P44"><text:span text:style-name="T105">Философский журнал / </text:span><text:span text:style-name="T87">Philosophy</text:span><text:span text:style-name="T105"> </text:span><text:span text:style-name="T87">Journal</text:span><text:span text:style-name="T107"><text:line-break/></text:span><text:span text:style-name="T105"><text:user-field-get text:name="year">2019</text:user-field-get></text:span><text:span text:style-name="T105">. Том </text:span><text:span text:style-name="T105"><text:user-field-get text:name="volume">12</text:user-field-get></text:span><text:span text:style-name="T105">. </text:span><text:span text:style-name="T106">Номер </text:span><text:span text:style-name="T106"><text:user-field-get text:name="number">2</text:user-field-get></text:span></text:p>
      <text:p text:style-name="P45"><text:span text:style-name="T4">Учредитель и издатель: </text:span><text:span text:style-name="T2">Институт философии РАН</text:span></text:p>
      <text:p text:style-name="P12">Свидетельство <text:span text:style-name="T41">о регистрации СМИ: </text:span><text:span text:style-name="T28">ПИ № ФС77-61227 от 03 апреля 2015 г.</text:span></text:p>
      <text:p text:style-name="P46">Главный редактор <text:span text:style-name="T27">А.В. Смирнов</text:span></text:p>
      <text:p text:style-name="P52">Зам. главного редактора <text:span text:style-name="T27">Н.Н. Сосна</text:span><text:line-break/>Ответственный секретарь <text:span text:style-name="T27">Ю.Г. Россиус</text:span><text:line-break/>Редактор <text:span text:style-name="T27">М.В. Егорочкин</text:span></text:p>
      <text:p text:style-name="P49">Художни<text:span text:style-name="T54">ки: </text:span><text:span text:style-name="T33">Я.В. Быстрова, Н.Е. Кожинова, </text:span><text:span text:style-name="T34">С.Ю. Растегина</text:span></text:p>
      <text:p text:style-name="P42">Технический редактор <text:span text:style-name="T29">Е</text:span><text:span text:style-name="T28">.А</text:span><text:span text:style-name="T27">. </text:span><text:span text:style-name="T31">Морозова</text:span></text:p>
      <text:p text:style-name="P41"><text:span text:style-name="T107">Корректор </text:span><text:span text:style-name="T110">О</text:span><text:span text:style-name="T109">.</text:span><text:span text:style-name="T111">В</text:span><text:span text:style-name="T108">. </text:span><text:span text:style-name="T111">Круподер</text:span></text:p>
      <text:p text:style-name="P47">Подписано в печать с оригинал-ма<text:span text:style-name="T54">кета </text:span><text:span text:style-name="T57">23</text:span><text:span text:style-name="T54">.05.16.<text:line-break/>Формат 70х100 1/16. Печать офсетная. Гарнитура </text:span><text:span text:style-name="T17">Liberation Serif</text:span><text:span text:style-name="T54">.<text:line-break/>Усл. печ. л. </text:span><text:span text:style-name="T55">15</text:span><text:span text:style-name="T17">,</text:span><text:span text:style-name="T18">48</text:span><text:span text:style-name="T54">. Уч.-изд. л. 1</text:span><text:span text:style-name="T56">4</text:span><text:span text:style-name="T17">,</text:span><text:span text:style-name="T50">85</text:span><text:span text:style-name="T54">. Тираж 1 000 экз. Заказ № </text:span><text:span text:style-name="T57">10</text:span><text:span text:style-name="T54">.</text:span></text:p>
      <text:p text:style-name="P51"><text:span text:style-name="T54">Оригинал-макет изготовлен в Институте философии РАН</text:span><text:line-break/>Компьютерный набор: <text:span text:style-name="T27">Е.Н. Платковская</text:span></text:p>
      <text:p text:style-name="P43">Компьютерная верстка: <text:span text:style-name="T30">Е</text:span><text:span text:style-name="T28">.А</text:span><text:span text:style-name="T27">. </text:span><text:span text:style-name="T32">Морозова</text:span></text:p>
      <text:p text:style-name="P50">Отпечатано в ЦОП Института философии РАН<text:line-break/>109240, г. Москва, ул. Гончарная, д. 12, стр. 1</text:p>
      <text:p text:style-name="P48"><text:span text:style-name="T74">Информацию о </text:span><text:span text:style-name="T75">«Философском журнале»</text:span><text:span text:style-name="T74"> см. на </text:span><text:span text:style-name="T112">сайте</text:span><text:span text:style-name="T113"> журнала</text:span><text:span text:style-name="T112">: </text:span><text:span text:style-name="T68">https://pj.iph.ras.ru</text:span></text:p>
      <text:p text:style-name="P74">Памятка для авторов</text:p>
      <text:list xml:id="list4077810646" text:style-name="List_20_1">
        <text:list-item>
          <text:p text:style-name="P77">Автор гарантирует, что текст не был опубликован ранее и не сдан в другое издание. Ссылка на «Философский журнал» при использовании материалов статьи в последующих публикациях обязательна. Автор берет на себя ответственность за точность цитирования, правильность библиографических описаний, транскрибирование имен и названий.</text:p>
        </text:list-item>
        <text:list-item>
          <text:p text:style-name="P75">Языки публикаций: русский, английский, французский и немецкий. При этом к публикации не принимаются статьи и рецензии, написанные на иностранных языках русскоязычными авторами.</text:p>
        </text:list-item>
        <text:list-item>
          <text:p text:style-name="P78"><text:span text:style-name="T58">Рукописи принимаются в электронном виде в формате MS Word по адресу электронной почты редакции: </text:span><text:span text:style-name="Internet_20_link"><text:span text:style-name="T58">philosjournal@iph.ras.ru</text:span></text:span></text:p>
        </text:list-item>
        <text:list-item>
          <text:p text:style-name="P77">Объем статьи – от 0,7 до 1,<text:span text:style-name="T76">2</text:span> а.л., включая ссылки, примечания, список литературы, аннотацию. Рецензия – до 0,8 а.л. Для рецензии также требуется аннотация.</text:p>
        </text:list-item>
        <text:list-item>
          <text:p text:style-name="P77">Шрифт: «<text:span text:style-name="T23">Times New Roman</text:span>»; размер шрифта – 12; сноски – 10; междустрочный интервал – 1,5; абзацный отступ – 0,9; выравнивание – по левому краю, поля: 2,5 см со всех сторон.</text:p>
        </text:list-item>
        <text:list-item>
          <text:p text:style-name="P77">Примечания и библиографические ссылки оформляются как постраничные сноски со сквозной нумерацией.</text:p>
        </text:list-item>
        <text:list-item>
          <text:p text:style-name="P75">Тексты на древних и восточных языках должны быть набраны в кодировке Unicode.</text:p>
        </text:list-item>
        <text:list-item>
          <text:p text:style-name="P78"><text:span text:style-name="T58">Помимо основного текста, рукопись должна включать в себя следующие обязательные элементы </text:span><text:span text:style-name="Emphasis"><text:span text:style-name="T59">на русском и английском языках</text:span></text:span><text:span text:style-name="T58">:</text:span></text:p>
          <text:list>
            <text:list-item>
              <text:p text:style-name="P76">Сведения об авторе(ах):</text:p>
              <text:list>
                <text:list-item>
                  <text:p text:style-name="P76">фамилия, имя и отчество автора;</text:p>
                </text:list-item>
                <text:list-item>
                  <text:p text:style-name="P76">ученая степень, ученое звание <text:span text:style-name="T23">(</text:span><text:span text:style-name="T51">только на русском языке</text:span><text:span text:style-name="T23">)</text:span>;</text:p>
                </text:list-item>
                <text:list-item>
                  <text:p text:style-name="P76">место работы;</text:p>
                </text:list-item>
                <text:list-item>
                  <text:p text:style-name="P76">полный адрес места работы (включая индекс, страну, город);</text:p>
                </text:list-item>
                <text:list-item>
                  <text:p text:style-name="P76">адрес электронной почты автора.</text:p>
                </text:list-item>
              </text:list>
            </text:list-item>
            <text:list-item>
              <text:p text:style-name="P76">Название статьи;</text:p>
            </text:list-item>
            <text:list-item>
              <text:p text:style-name="P76">Аннотация (от 200 до 250 слов);</text:p>
            </text:list-item>
            <text:list-item>
              <text:p text:style-name="P76">Ключевые слова (до 10 слов и словосочетаний);</text:p>
            </text:list-item>
            <text:list-item>
              <text:p text:style-name="P77">Список литературы.</text:p>
            </text:list-item>
          </text:list>
        </text:list-item>
        <text:list-item>
          <text:p text:style-name="P75"><text:span text:style-name="T58">Рукописи на русском языке должны содержать </text:span><text:span text:style-name="Strong_20_Emphasis"><text:span text:style-name="T60">два варианта представления списка литературы</text:span></text:span><text:span text:style-name="T58">:</text:span></text:p>
          <text:list>
            <text:list-item>
              <text:p text:style-name="P79"><text:span text:style-name="T58">Список, озаглавленный</text:span><text:span text:style-name="T61"> </text:span><text:span text:style-name="Strong_20_Emphasis"><text:span text:style-name="T61">«Список литературы»</text:span></text:span><text:span text:style-name="T61"> и выполненный в соответствии с требованиями ГОСТа. В начале списка в алфавитном порядке указываются источники на русском языке, затем – источники на иностранных языках;</text:span></text:p>
            </text:list-item>
            <text:list-item>
              <text:p text:style-name="P79"><text:span text:style-name="T61">Список, озаглавленный </text:span><text:span text:style-name="Strong_20_Emphasis"><text:span text:style-name="T61">«References»</text:span></text:span><text:span text:style-name="T61">и выполненный в соответствии с требованиями международных библиографически</text:span><text:span text:style-name="T58">х баз данных (Scopus и др.). Все библиографические ссылки на русскоязычные источники приводятся в латинском алфавите по следующей схеме:</text:span></text:p>
              <text:list>
                <text:list-item>
                  <text:p text:style-name="P81">автор (транслитерация);</text:p>
                </text:list-item>
                <text:list-item>
                  <text:p text:style-name="P76">заглавие статьи (транслитерация);</text:p>
                </text:list-item>
                <text:list-item>
                  <text:p text:style-name="P84">[перевод заглавия статьи на английский язык в квадратных скобках];</text:p>
                </text:list-item>
                <text:list-item>
                  <text:p text:style-name="P76"><text:soft-page-break/>название русскоязычного источника (транслитерация);</text:p>
                </text:list-item>
                <text:list-item>
                  <text:p text:style-name="P85">[перевод названия источника на английский язык в квадратных скобках];</text:p>
                </text:list-item>
                <text:list-item>
                  <text:p text:style-name="P76">выходные данные на английском языке.</text:p>
                </text:list-item>
              </text:list>
            </text:list-item>
          </text:list>
        </text:list-item>
        <text:list-item>
          <text:p text:style-name="P80"><text:span text:style-name="T58">Д</text:span><text:span text:style-name="T114">ля транслитерации русскоязычных источников нужно использовать сайт </text:span><text:span text:style-name="Internet_20_link"><text:span text:style-name="T69">https://translit.ru/ru/bsi/</text:span></text:span><text:span text:style-name="T114">, в графе </text:span><text:span text:style-name="T58">«варианты перевода» выбрать вариант «</text:span><text:span text:style-name="Internet_20_link"><text:span text:style-name="T58">BSI</text:span></text:span><text:span text:style-name="T58">».<text:line-break/>После блока русскоязычных источников указываются источники на иностранных языках, оформленные в соответствии с требованиями международных библиографических баз данных.</text:span></text:p>
          <text:p text:style-name="P81">Если список литературы состоит исключительно из источников на иностранных языках, «Список литературы» и «References» объединяются: «Список литературы / References». Список оформляется в соответствии с требованиями международных библиографических баз данных и помещается в конце рукописи.</text:p>
        </text:list-item>
        <text:list-item>
          <text:p text:style-name="P81">Порядок расположения обязательных элементов: в начале рукописи располагается русскоязычный блок (инициалы и фамилия автора, название статьи, сведения об авторе, аннотация, ключевые слова, текст статьи, «Список литературы»); в конце рукописи располагается англоязычный блок (название статьи, инициалы и фамилия автора, сведения об авторе, аннотация, ключевые слова, «References»).</text:p>
        </text:list-item>
        <text:list-item>
          <text:p text:style-name="P79"><text:span text:style-name="T58">Более подробные рекомендации и примеры оформления текста, аннотаций, списков литературы и проч. с</text:span><text:span text:style-name="T114">одержатся в «Правилах оформления рукописей» на сайте журнала по адресу: </text:span><text:span text:style-name="Internet_20_link"><text:span text:style-name="T69">https://pj.iph.ras.ru/index.php/ph_j/guide</text:span></text:span></text:p>
        </text:list-item>
        <text:list-item>
          <text:p text:style-name="P80"><text:span text:style-name="T114">Редакция принимает решение о публикаци</text:span><text:span text:style-name="T58">и текста в соответствии с решениями редколлегии, главного редактора и оценкой экспертов. Решение о пуб</text:span><text:span text:style-name="T63">ликац</text:span><text:span text:style-name="T115">ии принимается в течение двух месяцев с момента предоставления рукописи </text:span><text:span text:style-name="T72">(в исключительных случаях срок рассмотрения материала может быть продлен).</text:span></text:p>
        </text:list-item>
        <text:list-item>
          <text:p text:style-name="P82">Плата за опубликов<text:span text:style-name="T47">ание рукописей не взимается. </text:span><text:span text:style-name="T65">Гонорары авторам не выплачиваются.</text:span></text:p>
        </text:list-item>
        <text:list-item>
          <text:p text:style-name="P86">Рис<text:span text:style-name="T54">унки и формулы должны быть продублированы в графическом режиме и записаны отдельным файлом. Тексты, содержащие специфические символы и неевропейские шрифты, должны быть продублированы в формате pdf.</text:span></text:p>
        </text:list-item>
        <text:list-item>
          <text:p text:style-name="P83"><text:span text:style-name="Strong_20_Emphasis"><text:span text:style-name="T62">Адрес редак</text:span></text:span><text:span text:style-name="Strong_20_Emphasis"><text:span text:style-name="T116">ции:</text:span></text:span><text:span text:style-name="T116"> </text:span><text:span text:style-name="T70">Российская</text:span><text:span text:style-name="T71"> Федерация, 109240, г. Москва, ул. Гончарная, д. 12, стр. 1, оф. 612. Тел.: +7 (495) 697-66-01; e-mail: philosjournal@<text:line-break/>iph.ras.ru; сайт: https</text:span><text:span text:style-name="T69">://pj.iph.ras.ru</text:span></text:p>
        </text:list-item>
      </text:list>
      <text:p text:style-name="P13">Подписка на «Философский журнал» открыта в отделениях связи России.<text:line-break/>Подписной индекс <text:span text:style-name="T28">41951 </text:span>Объединенного каталога «Пресса России»<text:line-break/>или по Интернет-каталогу: http://www.arpk.org/magaz.php?in=4195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inionPro-It" svg:font-family="MinionPro-It, 'MS Mincho'"/>
    <style:font-face style:name="TimesNewRomanPS-BoldMT" svg:font-family="TimesNewRomanPS-BoldMT, 'MS Mincho'"/>
    <style:font-face style:name="Courier New" svg:font-family="'Courier New'" style:font-family-generic="modern"/>
    <style:font-face style:name="IPH Lib Serif5" svg:font-family="'IPH Lib Serif'" style:font-adornments="Regular" style:font-family-generic="roman"/>
    <style:font-face style:name="Courier New1" svg:font-family="'Courier New'" style:font-family-generic="modern" style:font-pitch="fixed"/>
    <style:font-face style:name="Liberation Mono" svg:font-family="'Liberation Mono'" style:font-family-generic="modern" style:font-pitch="fixed"/>
    <style:font-face style:name="IPH Lib Sans" svg:font-family="'IPH Lib Sans'" style:font-adornments="Regular" style:font-pitch="variable"/>
    <style:font-face style:name="IPH Lib Serif" svg:font-family="'IPH Lib Serif'" style:font-adornments="Regular" style:font-pitch="variable"/>
    <style:font-face style:name="IPH Lib Serif1" svg:font-family="'IPH Lib Serif'" style:font-adornments="Полужирный" style:font-pitch="variable"/>
    <style:font-face style:name="Liberation Serif" svg:font-family="'Liberation Serif'" style:font-adornments="Regular" style:font-pitch="variable"/>
    <style:font-face style:name="SimSun" svg:font-family="SimSun, 宋体" style:font-pitch="variable"/>
    <style:font-face style:name="Georgia" svg:font-family="Georgia" style:font-family-generic="roman" style:font-pitch="variable"/>
    <style:font-face style:name="IPH Lib Serif3" svg:font-family="'IPH Lib Serif'" style:font-family-generic="roman" style:font-pitch="variable"/>
    <style:font-face style:name="IPH Lib Serif2" svg:font-family="'IPH Lib Serif'" style:font-adornments="Regular" style:font-family-generic="roman" style:font-pitch="variable"/>
    <style:font-face style:name="IPH Lib Serif4" svg:font-family="'IPH Lib Serif'" style:font-adornments="Обычный" style:font-family-generic="roman" style:font-pitch="variable"/>
    <style:font-face style:name="Liberation Serif1"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Carlito" style:font-family-generic="swiss" style:font-pitch="variable"/>
    <style:font-face style:name="Calibri1" svg:font-family="Calibri, 'Trebuchet MS'"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IPH Lib Serif" fo:font-size="12pt" fo:language="ru" fo:country="RU"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IPH Lib Serif" fo:font-size="12pt" fo:language="ru" fo:country="RU"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orphans="2" fo:widows="2" style:page-number="auto" style:writing-mode="page"/>
      <style:text-properties style:font-name="IPH Lib Serif" fo:font-family="'IPH Lib Serif'" style:font-style-name="Regular" style:font-pitch="variable" fo:font-size="11pt" style:font-size-asian="10.5pt"/>
    </style:style>
    <style:style style:name="Heading" style:family="paragraph" style:parent-style-name="Standard" style:next-style-name="Text_20_body" style:class="text">
      <style:paragraph-properties fo:margin-top="4.23mm" fo:margin-bottom="2.12mm" loext:contextual-spacing="false" fo:text-align="center" style:justify-single-word="false" fo:keep-with-next="always" style:writing-mode="page"/>
      <style:text-properties style:font-name="IPH Lib Serif" fo:font-family="'IPH Lib Serif'" style:font-style-name="Regular"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mm" draw:fill-image-height="0mm"/>
      <style:paragraph-properties fo:margin-left="0mm" fo:margin-right="0mm" fo:margin-top="0mm" fo:margin-bottom="0mm" loext:contextual-spacing="true" fo:line-height="4.32mm" fo:text-align="justify" style:justify-single-word="false" fo:orphans="2" fo:widows="0" fo:hyphenation-ladder-count="3" fo:text-indent="7mm" style:auto-text-indent="false" style:page-number="auto" style:shadow="none" style:writing-mode="page">
        <style:tab-stops>
          <style:tab-stop style:position="1.01mm"/>
          <style:tab-stop style:position="1.99mm"/>
        </style:tab-stops>
      </style:paragraph-properties>
      <style:text-properties fo:color="#000000" fo:font-size="11pt" fo:letter-spacing="normal" fo:background-color="transparent" style:font-size-asian="10.5pt" style:text-scale="100%"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master-page-name="">
      <style:paragraph-properties fo:margin-left="4.99mm" fo:margin-right="0mm" fo:line-height="100%" fo:text-align="justify" style:justify-single-word="false" fo:hyphenation-ladder-count="3" fo:text-indent="-4.99mm" style:auto-text-indent="false" style:page-number="auto" text:number-lines="false" text:line-number="0" style:writing-mode="page">
        <style:tab-stops/>
      </style:paragraph-properties>
      <style:text-properties style:text-position="0% 100%" fo:font-size="9pt" fo:letter-spacing="normal" style:font-size-asian="10pt" style:font-size-complex="10pt" fo:hyphenate="tru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10mm" fo:margin-bottom="4.99mm" loext:contextual-spacing="false" fo:text-align="start" style:justify-single-word="false" fo:text-indent="0mm" style:auto-text-indent="false" style:page-number="auto" style:shadow="none">
        <style:tab-stops/>
      </style:paragraph-properties>
      <style:text-properties fo:text-transform="uppercase" fo:font-size="14pt" fo:font-weight="bold" style:font-size-asian="130%" style:font-weight-asian="bold" style:font-size-complex="130%" style:font-weight-complex="bold"/>
    </style:style>
    <style:style style:name="Автор" style:family="paragraph" style:parent-style-name="Standard" style:next-style-name="Heading_20_2">
      <style:paragraph-properties fo:text-align="end" style:justify-single-word="false" style:writing-mode="page"/>
      <style:text-properties fo:font-size="11pt" fo:font-style="italic" fo:font-weight="bold" style:font-size-asian="10.5pt"/>
    </style:style>
    <style:style style:name="Heading_20_2" style:display-name="Heading 2" style:family="paragraph" style:parent-style-name="Heading" style:next-style-name="Text_20_body" style:default-outline-level="2" style:class="text" style:master-page-name="">
      <loext:graphic-properties draw:fill-image-width="0mm" draw:fill-image-height="0mm"/>
      <style:paragraph-properties fo:margin-left="0mm" fo:margin-right="0mm" fo:margin-top="4.99mm" fo:margin-bottom="16mm" loext:contextual-spacing="true" fo:line-height="100%" fo:text-align="end" style:justify-single-word="false" style:register-true="true" fo:text-indent="0mm" style:auto-text-indent="false" style:page-number="auto" style:shadow="none" text:number-lines="true" text:line-number="0" style:writing-mode="page">
        <style:tab-stops/>
      </style:paragraph-properties>
      <style:text-properties fo:text-transform="uppercase" style:font-name="IPH Lib Serif1" fo:font-family="'IPH Lib Serif'" style:font-style-name="Полужирный" style:font-pitch="variable" fo:font-size="11pt" fo:font-weight="bold" fo:background-color="transparent" style:font-size-asian="115%" style:font-weight-asian="bold" style:font-size-complex="115%" style:font-weight-complex="bold"/>
    </style:style>
    <style:style style:name="Сведения_20_об_20_авторе" style:display-name="Сведения об авторе" style:family="paragraph" style:parent-style-name="Standard" style:next-style-name="Аннотация_20_и_20_Ключевые_20_слова" style:master-page-name="">
      <style:paragraph-properties fo:margin-top="0mm" fo:margin-bottom="3mm" loext:contextual-spacing="false" fo:line-height="100%" fo:text-align="justify" style:justify-single-word="false" fo:hyphenation-ladder-count="no-limit" style:page-number="auto" style:writing-mode="page"/>
      <style:text-properties fo:font-size="9pt" style:font-size-asian="10.5pt" fo:hyphenate="true" fo:hyphenation-remain-char-count="2" fo:hyphenation-push-char-count="2"/>
    </style:style>
    <style:style style:name="Эпиграф" style:family="paragraph" style:parent-style-name="Standard">
      <style:paragraph-properties fo:margin-top="0mm" fo:margin-bottom="2.75mm" loext:contextual-spacing="true" fo:line-height="100%" fo:text-align="end" style:justify-single-word="false" style:writing-mode="page"/>
      <style:text-properties fo:font-size="10pt" style:font-size-asian="10.5pt"/>
    </style:style>
    <style:style style:name="Heading_20_3" style:display-name="Heading 3" style:family="paragraph" style:parent-style-name="Heading" style:next-style-name="Text_20_body" style:default-outline-level="3" style:class="text">
      <style:paragraph-properties fo:margin-left="0mm" fo:margin-right="0mm" fo:margin-top="8.01mm" fo:margin-bottom="4.99mm" loext:contextual-spacing="false" fo:line-height="100%" fo:text-indent="0mm" style:auto-text-indent="false" style:writing-mode="page"/>
      <style:text-properties fo:font-size="11pt" fo:font-weight="bold" style:font-size-asian="101%" style:font-weight-asian="bold" style:font-size-complex="101%" style:font-weight-complex="bold"/>
    </style:style>
    <style:style style:name="Heading_20_4" style:display-name="Heading 4" style:family="paragraph" style:parent-style-name="Standard" style:next-style-name="Text_20_body" style:default-outline-level="4" style:class="text" style:master-page-name="">
      <style:paragraph-properties fo:margin-left="0mm" fo:margin-right="0mm" fo:margin-top="4.99mm" fo:margin-bottom="2.2mm" loext:contextual-spacing="false" fo:text-indent="0mm" style:auto-text-indent="false" style:page-number="auto" style:writing-mode="page"/>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2.12mm" fo:margin-bottom="1.06mm" loext:contextual-spacing="false" style:writing-mode="page"/>
      <style:text-properties fo:font-size="12pt" fo:font-style="italic" fo:font-weight="bold" style:font-size-asian="85%" style:font-weight-asian="bold" style:font-size-complex="85%" style:font-weight-complex="bold"/>
    </style:style>
    <style:style style:name="Текст_20_списка_20_литературы" style:display-name="Текст списка литературы" style:family="paragraph" style:parent-style-name="Standard">
      <style:paragraph-properties fo:margin-left="0mm" fo:margin-right="0mm" fo:margin-top="0mm" fo:margin-bottom="0mm" loext:contextual-spacing="true" fo:line-height="3.88mm" fo:text-align="justify" style:justify-single-word="false" fo:text-indent="7mm" style:auto-text-indent="false" style:writing-mode="page"/>
      <style:text-properties fo:font-size="10pt" fo:letter-spacing="-0.04mm" style:font-size-asian="10.5pt" style:text-scale="96%"/>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Автор_20_по-английски" style:display-name="Автор по-английски" style:family="paragraph" style:parent-style-name="Standard" style:next-style-name="Standard">
      <style:paragraph-properties fo:margin-top="4.99mm" fo:margin-bottom="2.8mm" loext:contextual-spacing="false" fo:text-align="center" style:justify-single-word="false" style:writing-mode="page"/>
      <style:text-properties fo:font-style="italic" fo:font-weight="bold" style:font-size-asian="10.5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writing-mode="page">
        <style:tab-stops>
          <style:tab-stop style:position="63.5mm" style:type="center"/>
          <style:tab-stop style:position="127mm" style:type="right"/>
        </style:tab-stops>
      </style:paragraph-properties>
      <style:text-properties fo:font-size="10pt" style:font-size-asian="10.5pt"/>
    </style:style>
    <style:style style:name="Header_20_right" style:display-name="Header righ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Верхний_20_колонтитул_20_правая_20_страница" style:display-name="Верхний колонтитул правая страница" style:family="paragraph" style:parent-style-name="Header" style:master-page-name="">
      <style:paragraph-properties fo:text-align="end" style:justify-single-word="false" style:page-number="auto" fo:padding="0.3mm" fo:border-left="none" fo:border-right="none" fo:border-top="none" fo:border-bottom="0.51pt solid #000000" style:shadow="none" style:writing-mode="page"/>
      <style:text-properties fo:font-size="10pt" fo:font-style="italic" style:font-size-asian="10.5pt"/>
    </style:style>
    <style:style style:name="Верхний_20_колонтитул_20_левая_20_страница" style:display-name="Верхний колонтитул левая страница" style:family="paragraph" style:parent-style-name="Header">
      <style:paragraph-properties fo:padding="0.3mm" fo:border-left="none" fo:border-right="none" fo:border-top="none" fo:border-bottom="0.51pt solid #000000" style:shadow="none" style:writing-mode="page">
        <style:tab-stops>
          <style:tab-stop style:position="63.5mm" style:type="center"/>
          <style:tab-stop style:position="127mm" style:type="right"/>
        </style:tab-stops>
      </style:paragraph-properties>
      <style:text-properties fo:font-size="10pt" fo:font-style="italic" style:font-size-asian="11pt" style:font-size-complex="11pt"/>
    </style:style>
    <style:style style:name="Первая_20_страница" style:display-name="Первая страница" style:family="paragraph" style:parent-style-name="Header">
      <style:paragraph-properties fo:text-align="end" style:justify-single-word="false" style:writing-mode="page"/>
      <style:text-properties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Информация_20_о_20_журнале" style:display-name="Информация о журнале" style:family="paragraph" style:parent-style-name="Table_20_Contents">
      <loext:graphic-properties draw:fill="none" draw:fill-color="#729fcf"/>
      <style:paragraph-properties fo:margin-left="4.99mm" fo:margin-right="0mm" fo:margin-top="0mm" fo:margin-bottom="3mm" loext:contextual-spacing="false" fo:line-height="100%" fo:text-align="justify" style:justify-single-word="false" fo:hyphenation-ladder-count="no-limit" fo:text-indent="0mm" style:auto-text-indent="false" fo:background-color="transparent" text:number-lines="false" text:line-number="0" style:writing-mode="page"/>
      <style:text-properties fo:font-size="8pt" officeooo:rsid="004b8a18" style:font-size-asian="9pt" style:font-size-complex="9pt" fo:hyphenate="true" fo:hyphenation-remain-char-count="2" fo:hyphenation-push-char-count="2"/>
    </style:style>
    <style:style style:name="Редколлегия" style:family="paragraph" style:parent-style-name="Standard">
      <style:paragraph-properties fo:line-height="3.79mm" fo:text-align="justify" style:justify-single-word="false" style:writing-mode="page"/>
      <style:text-properties fo:font-size="8.60000038146973pt" style:font-size-asian="10pt" style:font-size-complex="10pt"/>
    </style:style>
    <style:style style:name="Задний_20_форзац" style:display-name="Задний форзац" style:family="paragraph">
      <style:paragraph-properties fo:margin-left="0mm" fo:margin-right="0mm" fo:text-indent="0mm" style:auto-text-indent="false" style:writing-mode="lr-tb"/>
      <style:text-properties style:font-name="IPH Lib Serif" fo:font-family="'IPH Lib Serif'" style:font-style-name="Regular" style:font-pitch="variable"/>
    </style:style>
    <style:style style:name="Footer"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ing_20_6" style:display-name="Heading 6" style:family="paragraph" style:parent-style-name="Standard" style:next-style-name="Standard" style:default-outline-level="6" style:class="text">
      <style:paragraph-properties fo:margin-left="0mm" fo:margin-right="0mm" fo:margin-top="2.12mm" fo:margin-bottom="4.23mm" loext:contextual-spacing="false" fo:line-height="3.88mm" fo:text-align="center" style:justify-single-word="false" fo:text-indent="0mm" style:auto-text-indent="false" style:punctuation-wrap="simple" style:vertical-align="baseline"/>
      <style:text-properties fo:font-size="10pt" fo:font-style="italic" fo:font-weight="bold" style:font-size-asian="10pt" style:font-style-asian="italic" style:font-weight-asian="bold" style:font-size-complex="9pt"/>
    </style:style>
    <style:style style:name="Heading_20_7" style:display-name="Heading 7" style:family="paragraph" style:parent-style-name="Standard" style:next-style-name="Standard" style:default-outline-level="7" style:class="text">
      <style:paragraph-properties fo:margin-left="0mm" fo:margin-right="0mm" fo:margin-top="4.23mm" fo:margin-bottom="2.12mm" loext:contextual-spacing="false" fo:text-align="center" style:justify-single-word="false" fo:keep-together="always" fo:orphans="0" fo:widows="0" fo:text-indent="0mm" style:auto-text-indent="false" fo:keep-with-next="always" style:text-autospace="none" style:punctuation-wrap="simple" style:vertical-align="baseline"/>
      <style:text-properties fo:font-size="12pt" fo:font-weight="bold" style:font-size-asian="12pt" style:font-weight-asian="bold"/>
    </style:style>
    <style:style style:name="Heading_20_8" style:display-name="Heading 8" style:family="paragraph" style:parent-style-name="Standard" style:next-style-name="Standard" style:default-outline-level="8" style:class="text">
      <style:paragraph-properties fo:margin-left="0mm" fo:margin-right="0mm" fo:margin-top="2.12mm" fo:margin-bottom="2.12mm" loext:contextual-spacing="false" fo:text-align="center" style:justify-single-word="false" fo:orphans="0" fo:widows="0" fo:text-indent="0mm" style:auto-text-indent="false" fo:keep-with-next="always" style:text-autospace="none" style:punctuation-wrap="simple" style:vertical-align="baseline"/>
      <style:text-properties fo:font-style="italic" fo:font-weight="bold" style:font-style-asian="italic" style:font-weight-asian="bold" style:font-size-complex="8pt"/>
    </style:style>
    <style:style style:name="Heading_20_9" style:display-name="Heading 9" style:family="paragraph" style:parent-style-name="Standard" style:next-style-name="Standard" style:default-outline-level="9" style:class="text">
      <style:paragraph-properties fo:margin-top="0mm" fo:margin-bottom="3.53mm" loext:contextual-spacing="false" fo:line-height="7.06mm" fo:text-align="center" style:justify-single-word="false" fo:orphans="0" fo:widows="0" fo:keep-with-next="always" style:text-autospace="none" style:punctuation-wrap="simple" style:vertical-align="baseline"/>
      <style:text-properties fo:font-size="14pt" style:font-size-asian="14pt" style:font-size-complex="14pt"/>
    </style:style>
    <style:style style:name="Contents_20_1" style:display-name="Contents 1" style:family="paragraph" style:parent-style-name="Standard" style:next-style-name="Standard" style:class="index">
      <style:paragraph-properties fo:margin-left="0mm" fo:margin-right="0mm" fo:margin-top="3.79mm" fo:margin-bottom="1.96mm" loext:contextual-spacing="false" fo:line-height="100%" fo:text-align="start" style:justify-single-word="false" fo:orphans="2" fo:widows="2" fo:text-indent="0mm" style:auto-text-indent="false" style:text-autospace="none" style:punctuation-wrap="simple" style:vertical-align="baseline">
        <style:tab-stops>
          <style:tab-stop style:position="95mm" style:type="right" style:leader-style="dotted" style:leader-text="."/>
        </style:tab-stops>
      </style:paragraph-properties>
      <style:text-properties fo:text-transform="uppercase" style:use-window-font-color="true" style:font-name="IPH Lib Serif" fo:font-family="'IPH Lib Serif'" style:font-style-name="Regular" style:font-pitch="variable" fo:font-size="10pt" fo:language="ru" fo:country="RU" fo:font-weight="bold" style:font-name-asian="IPH Lib Serif3" style:font-family-asian="'IPH Lib Serif'" style:font-family-generic-asian="roman" style:font-pitch-asian="variable" style:font-size-asian="10pt" style:font-weight-asian="bold" style:font-name-complex="IPH Lib Serif3" style:font-family-complex="'IPH Lib Serif'" style:font-family-generic-complex="roman" style:font-pitch-complex="variable" style:font-size-complex="10pt" style:language-complex="ar" style:country-complex="SA"/>
    </style:style>
    <style:style style:name="Contents_20_2" style:display-name="Contents 2" style:family="paragraph" style:parent-style-name="Standard" style:next-style-name="Standard" style:class="index" style:master-page-name="">
      <style:paragraph-properties fo:margin-left="0mm" fo:margin-right="0mm" fo:margin-top="0mm" fo:margin-bottom="0.9mm" loext:contextual-spacing="false" fo:line-height="3.92mm" fo:text-align="start" style:justify-single-word="false" fo:orphans="2" fo:widows="2" fo:text-indent="0mm" style:auto-text-indent="false" style:page-number="auto" style:text-autospace="none" style:punctuation-wrap="simple" style:vertical-align="baseline">
        <style:tab-stops>
          <style:tab-stop style:position="95mm" style:type="right" style:leader-style="dotted" style:leader-text="."/>
        </style:tab-stops>
      </style:paragraph-properties>
      <style:text-properties style:use-window-font-color="true" style:font-name="IPH Lib Serif2" fo:font-family="'IPH Lib Serif'" style:font-style-name="Regular" style:font-family-generic="roman" style:font-pitch="variable" fo:font-size="10pt" fo:language="ru" fo:country="RU" style:font-name-asian="IPH Lib Serif3" style:font-family-asian="'IPH Lib Serif'" style:font-family-generic-asian="roman" style:font-pitch-asian="variable" style:font-size-asian="10pt" style:font-name-complex="IPH Lib Serif3" style:font-family-complex="'IPH Lib Serif'" style:font-family-generic-complex="roman" style:font-pitch-complex="variable" style:font-size-complex="10pt" style:language-complex="ar" style:country-complex="SA"/>
    </style:style>
    <style:style style:name="Contents_20_3" style:display-name="Contents 3" style:family="paragraph" style:parent-style-name="Standard" style:next-style-name="Standard" style:class="index">
      <style:paragraph-properties fo:margin-left="7.11mm" fo:margin-right="0mm" fo:line-height="3.35mm" fo:orphans="0" fo:widows="0" fo:text-indent="7mm" style:auto-text-indent="false" style:text-autospace="none" style:punctuation-wrap="simple" style:vertical-align="baseline">
        <style:tab-stops>
          <style:tab-stop style:position="95mm" style:type="right" style:leader-style="dotted" style:leader-text="."/>
        </style:tab-stops>
      </style:paragraph-properties>
      <style:text-properties fo:font-size="8pt" style:font-size-asian="8pt" style:font-size-complex="8pt"/>
    </style:style>
    <style:style style:name="Endnote" style:family="paragraph" style:parent-style-name="Standard" style:class="extra">
      <style:paragraph-properties fo:margin-left="0mm" fo:margin-right="0mm" fo:line-height="100%" fo:text-align="start" style:justify-single-word="false" fo:hyphenation-ladder-count="no-limit" fo:text-indent="0mm" style:auto-text-indent="false"/>
      <style:text-properties fo:font-size="10pt" style:font-size-asian="10pt" style:language-asian="zh" style:country-asian="CN" fo:hyphenate="false" fo:hyphenation-remain-char-count="2" fo:hyphenation-push-char-count="2"/>
    </style:style>
    <style:style style:name="Contents_20_4" style:display-name="Contents 4" style:family="paragraph" style:parent-style-name="Standard" style:next-style-name="Standard" style:class="index">
      <style:paragraph-properties fo:margin-left="10.58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IPH Lib Serif3" fo:font-family="'IPH Lib Serif'" style:font-family-generic="roman" style:font-pitch="variable" fo:font-size="10pt" style:font-size-asian="10pt" style:font-name-complex="IPH Lib Serif3" style:font-family-complex="'IPH Lib Serif'" style:font-family-generic-complex="roman" style:font-pitch-complex="variable"/>
    </style:style>
    <style:style style:name="Contents_20_5" style:display-name="Contents 5" style:family="paragraph" style:parent-style-name="Standard" style:next-style-name="Standard" style:class="index">
      <style:paragraph-properties fo:margin-left="14.11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IPH Lib Serif3" fo:font-family="'IPH Lib Serif'" style:font-family-generic="roman" style:font-pitch="variable" fo:font-size="10pt" style:font-size-asian="10pt" style:font-name-complex="IPH Lib Serif3" style:font-family-complex="'IPH Lib Serif'" style:font-family-generic-complex="roman" style:font-pitch-complex="variable"/>
    </style:style>
    <style:style style:name="Contents_20_6" style:display-name="Contents 6" style:family="paragraph" style:parent-style-name="Standard" style:next-style-name="Standard" style:class="index">
      <style:paragraph-properties fo:margin-left="17.64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IPH Lib Serif3" fo:font-family="'IPH Lib Serif'" style:font-family-generic="roman" style:font-pitch="variable" fo:font-size="10pt" style:font-size-asian="10pt" style:font-name-complex="IPH Lib Serif3" style:font-family-complex="'IPH Lib Serif'" style:font-family-generic-complex="roman" style:font-pitch-complex="variable"/>
    </style:style>
    <style:style style:name="Contents_20_7" style:display-name="Contents 7" style:family="paragraph" style:parent-style-name="Standard" style:next-style-name="Standard" style:class="index">
      <style:paragraph-properties fo:margin-left="21.17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IPH Lib Serif3" fo:font-family="'IPH Lib Serif'" style:font-family-generic="roman" style:font-pitch="variable" fo:font-size="10pt" style:font-size-asian="10pt" style:font-name-complex="IPH Lib Serif3" style:font-family-complex="'IPH Lib Serif'" style:font-family-generic-complex="roman" style:font-pitch-complex="variable"/>
    </style:style>
    <style:style style:name="Contents_20_8" style:display-name="Contents 8" style:family="paragraph" style:parent-style-name="Standard" style:next-style-name="Standard" style:class="index">
      <style:paragraph-properties fo:margin-left="24.69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IPH Lib Serif3" fo:font-family="'IPH Lib Serif'" style:font-family-generic="roman" style:font-pitch="variable" fo:font-size="10pt" style:font-size-asian="10pt" style:font-name-complex="IPH Lib Serif3" style:font-family-complex="'IPH Lib Serif'" style:font-family-generic-complex="roman" style:font-pitch-complex="variable"/>
    </style:style>
    <style:style style:name="Contents_20_9" style:display-name="Contents 9" style:family="paragraph" style:parent-style-name="Standard" style:next-style-name="Standard" style:class="index">
      <style:paragraph-properties fo:margin-left="28.22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IPH Lib Serif3" fo:font-family="'IPH Lib Serif'" style:font-family-generic="roman" style:font-pitch="variable" fo:font-size="10pt" style:font-size-asian="10pt" style:font-name-complex="IPH Lib Serif3" style:font-family-complex="'IPH Lib Serif'" style:font-family-generic-complex="roman" style:font-pitch-complex="variable"/>
    </style:style>
    <style:style style:name="Text_20_body_20_indent" style:display-name="Text body indent" style:family="paragraph" style:parent-style-name="Standard" style:class="text">
      <style:paragraph-properties fo:line-height="200%" fo:orphans="0" fo:widows="0"/>
      <style:text-properties style:font-name-asian="Calibri1" style:font-family-asian="Calibri, 'Trebuchet MS'" style:font-family-generic-asian="swiss" style:font-pitch-asian="variable"/>
    </style:style>
    <style:style style:name="Text" style:family="paragraph" style:parent-style-name="Standard" style:class="extra">
      <style:paragraph-properties fo:margin-left="0mm" fo:margin-right="0mm" fo:line-height="100%" fo:text-align="start" style:justify-single-word="false" fo:text-indent="0mm" style:auto-text-indent="false"/>
      <style:text-properties style:font-name="Courier New" fo:font-family="'Courier New'" style:font-family-generic="modern" fo:font-size="10pt" style:font-name-asian="Calibri1" style:font-family-asian="Calibri, 'Trebuchet MS'" style:font-family-generic-asian="swiss" style:font-pitch-asian="variable" style:font-size-asian="10pt" style:font-name-complex="Courier New" style:font-family-complex="'Courier New'" style:font-family-generic-complex="moder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Поэма" style:family="paragraph" style:parent-style-name="Standard">
      <loext:graphic-properties draw:fill="none" draw:fill-color="#729fcf"/>
      <style:paragraph-properties fo:margin-left="39.76mm" fo:margin-right="0mm" fo:margin-top="1.92mm" fo:margin-bottom="1.92mm" loext:contextual-spacing="true" fo:line-height="100%" fo:text-align="start" style:justify-single-word="false" fo:text-indent="0mm" style:auto-text-indent="false" fo:background-color="transparent" style:writing-mode="page"/>
      <style:text-properties fo:font-size="10pt" style:font-size-asian="10.5pt"/>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Оглавление_20_2_20_Английское" style:display-name="Оглавление 2 Английское" style:family="paragraph" style:parent-style-name="Contents_20_2">
      <style:paragraph-properties fo:line-height="3.53mm" style:writing-mode="lr-tb">
        <style:tab-stops>
          <style:tab-stop style:position="127mm" style:type="right" style:leader-style="dotted" style:leader-text="."/>
        </style:tab-stops>
      </style:paragraph-properties>
      <style:text-properties officeooo:rsid="00f7d3b7"/>
    </style:style>
    <style:style style:name="Ключевые_20_слова" style:display-name="Ключевые слова" style:family="paragraph" style:parent-style-name="Standard" style:master-page-name="">
      <style:paragraph-properties fo:margin-left="0mm" fo:margin-right="0mm" fo:margin-top="1.01mm" fo:margin-bottom="7mm" loext:contextual-spacing="false" fo:line-height="3.88mm" fo:text-align="justify" style:justify-single-word="false" fo:text-indent="0mm" style:auto-text-indent="false" style:page-number="auto" style:shadow="none" style:writing-mode="page"/>
      <style:text-properties fo:font-size="10pt" fo:letter-spacing="-0.04mm" style:font-size-asian="10.5pt"/>
    </style:style>
    <style:style style:name="Heading_20_10" style:display-name="Heading 10" style:family="paragraph" style:parent-style-name="Heading" style:next-style-name="Text_20_body" style:default-outline-level="10" style:list-style-name=""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Аннотация" style:family="paragraph" style:parent-style-name="Standard">
      <style:paragraph-properties fo:line-height="3.88mm" fo:text-align="justify" style:justify-single-word="false" style:writing-mode="page"/>
      <style:text-properties fo:font-size="10pt" style:font-size-asian="10.5pt"/>
    </style:style>
    <style:style style:name="аннотация" style:family="paragraph">
      <style:paragraph-properties fo:margin-top="2.12mm" fo:margin-bottom="2.12mm" loext:contextual-spacing="false" fo:line-height="3.88mm" fo:text-align="justify" style:justify-single-word="false" fo:orphans="2" fo:widows="2"/>
      <style:text-properties style:use-window-font-color="true" style:font-name="IPH Lib Serif3" fo:font-family="'IPH Lib Serif'" style:font-family-generic="roman" style:font-pitch="variable" fo:font-size="10pt" fo:language="ru" fo:country="RU" style:font-name-asian="Calibri" style:font-family-asian="Calibri, Carlito" style:font-family-generic-asian="swiss" style:font-pitch-asian="variable" style:font-size-asian="10pt" style:language-asian="none" style:country-asian="none" style:font-name-complex="IPH Lib Serif3" style:font-family-complex="'IPH Lib Serif'" style:font-family-generic-complex="roman" style:font-pitch-complex="variable" style:font-size-complex="10pt" style:language-complex="ar" style:country-complex="SA"/>
    </style:style>
    <style:style style:name="Аннотация_20_и_20_Ключевые_20_слова" style:display-name="Аннотация и Ключевые слова" style:family="paragraph" style:master-page-name="">
      <loext:graphic-properties draw:fill="none" draw:fill-color="#729fcf"/>
      <style:paragraph-properties fo:margin-top="0mm" fo:margin-bottom="1.01mm" loext:contextual-spacing="false" fo:line-height="3.88mm" fo:text-align="justify" style:justify-single-word="false" fo:orphans="2" fo:widows="2" fo:hyphenation-ladder-count="no-limit" style:page-number="auto" fo:background-color="transparent"/>
      <style:text-properties style:use-window-font-color="true" style:font-name="IPH Lib Serif3" fo:font-family="'IPH Lib Serif'" style:font-family-generic="roman" style:font-pitch="variable" fo:font-size="10pt" fo:language="ru" fo:country="RU" style:letter-kerning="true" style:font-name-asian="Arial Unicode MS1" style:font-family-asian="'Arial Unicode MS'" style:font-family-generic-asian="swiss" style:font-pitch-asian="variable" style:font-size-asian="10pt" style:language-asian="zh" style:country-asian="CN" style:font-name-complex="IPH Lib Serif3" style:font-family-complex="'IPH Lib Serif'" style:font-family-generic-complex="roman" style:font-pitch-complex="variable" style:font-size-complex="10pt" style:language-complex="ar" style:country-complex="SA" fo:hyphenate="true" fo:hyphenation-remain-char-count="2" fo:hyphenation-push-char-count="2"/>
    </style:style>
    <style:style style:name="аффилиация" style:family="paragraph" style:parent-style-name="Standard">
      <style:paragraph-properties fo:margin-left="0mm" fo:margin-right="0mm" fo:margin-top="2.12mm" fo:margin-bottom="2.12mm" loext:contextual-spacing="false" fo:line-height="3.53mm" fo:orphans="2" fo:widows="2" fo:text-indent="0mm" style:auto-text-indent="false"/>
      <style:text-properties style:use-window-font-color="true" style:font-name="Calibri" fo:font-family="Calibri, Carlito" style:font-family-generic="swiss" style:font-pitch="variable" fo:font-size="9pt" style:font-name-asian="Calibri" style:font-family-asian="Calibri, Carlito" style:font-family-generic-asian="swiss" style:font-pitch-asian="variable" style:font-size-asian="9pt" style:font-name-complex="IPH Lib Serif3" style:font-family-complex="'IPH Lib Serif'" style:font-family-generic-complex="roman" style:font-pitch-complex="variable" style:font-size-complex="10pt"/>
    </style:style>
    <style:style style:name="колонтитул" style:family="paragraph">
      <style:paragraph-properties fo:orphans="0" fo:widows="0" fo:hyphenation-ladder-count="no-limit"/>
      <style:text-properties style:use-window-font-color="true" style:font-name="Times" fo:font-family="Times" style:font-family-generic="roman" style:font-pitch="variable" fo:font-size="10pt" fo:language="ru" fo:country="RU" style:letter-kerning="true" style:font-name-asian="IPH Lib Serif3" style:font-family-asian="'IPH Lib Serif'" style:font-family-generic-asian="roman" style:font-pitch-asian="variable" style:font-size-asian="10pt" style:language-asian="zh" style:country-asian="CN" style:font-name-complex="Times" style:font-family-complex="Times" style:font-family-generic-complex="roman" style:font-pitch-complex="variable" style:font-size-complex="10pt" style:language-complex="ar" style:country-complex="SA" fo:hyphenate="false" fo:hyphenation-remain-char-count="2" fo:hyphenation-push-char-count="2"/>
    </style:style>
    <style:style style:name="Концевой_20_титульный_20_лист" style:display-name="Концевой титульный лист" style:family="paragraph" style:parent-style-name="Standard">
      <style:paragraph-properties fo:orphans="2" fo:widows="2"/>
      <style:text-properties style:use-window-font-color="true" style:font-name="Calibri" fo:font-family="Calibri, Carlito" style:font-family-generic="swiss" style:font-pitch="variable" fo:font-size="10pt" style:font-name-asian="Calibri" style:font-family-asian="Calibri, Carlito" style:font-family-generic-asian="swiss" style:font-pitch-asian="variable" style:font-size-asian="10pt" style:font-name-complex="IPH Lib Serif3" style:font-family-complex="'IPH Lib Serif'" style:font-family-generic-complex="roman" style:font-pitch-complex="variable" style:font-size-complex="10pt"/>
    </style:style>
    <style:style style:name="Обычный_20__28_веб_29_" style:display-name="Обычный (веб)" style:family="paragraph" style:parent-style-name="Standard">
      <style:paragraph-properties fo:margin-top="1.76mm" fo:margin-bottom="1.76mm" loext:contextual-spacing="false" fo:orphans="2" fo:widows="2"/>
      <style:text-properties style:use-window-font-color="true" style:font-name="Calibri" fo:font-family="Calibri, Carlito" style:font-family-generic="swiss" style:font-pitch="variable" fo:font-size="10pt" style:font-name-asian="Calibri" style:font-family-asian="Calibri, Carlito" style:font-family-generic-asian="swiss" style:font-pitch-asian="variable" style:font-size-asian="10pt" style:font-name-complex="IPH Lib Serif3" style:font-family-complex="'IPH Lib Serif'" style:font-family-generic-complex="roman" style:font-pitch-complex="variable" style:font-size-complex="10pt"/>
    </style:style>
    <style:style style:name="Список_20_памятки_20_для_20_авторов" style:display-name="Список памятки для авторов" style:family="paragraph" style:parent-style-name="Standard">
      <style:paragraph-properties fo:margin-left="6mm" fo:margin-right="0mm" fo:line-height="100%" fo:orphans="2" fo:widows="2" fo:text-indent="-6mm" style:auto-text-indent="false">
        <style:tab-stops>
          <style:tab-stop style:position="0mm"/>
        </style:tab-stops>
      </style:paragraph-properties>
      <style:text-properties style:use-window-font-color="true" style:font-name="Calibri" fo:font-family="Calibri, Carlito" style:font-family-generic="swiss" style:font-pitch="variable" fo:font-size="10pt" style:font-name-asian="Calibri" style:font-family-asian="Calibri, Carlito" style:font-family-generic-asian="swiss" style:font-pitch-asian="variable" style:font-size-asian="10pt" style:font-name-complex="IPH Lib Serif3" style:font-family-complex="'IPH Lib Serif'" style:font-family-generic-complex="roman" style:font-pitch-complex="variable" style:font-size-complex="10pt"/>
    </style:style>
    <style:style style:name="Стиль_20_Заголовок_20_2_20__2b__20_14_20_пт" style:display-name="Стиль Заголовок 2 + 14 пт" style:family="paragraph" style:next-style-name="Heading_20_3">
      <style:paragraph-properties fo:orphans="2" fo:widows="2"/>
      <style:text-properties style:use-window-font-color="true" style:font-name="IPH Lib Serif3" fo:font-family="'IPH Lib Serif'" style:font-family-generic="roman" style:font-pitch="variable" fo:font-size="12pt" fo:language="ru" fo:country="RU" fo:font-weight="bold" style:font-name-asian="IPH Lib Serif3" style:font-family-asian="'IPH Lib Serif'" style:font-family-generic-asian="roman" style:font-pitch-asian="variable" style:font-size-asian="12pt" style:language-asian="zh" style:country-asian="CN" style:font-weight-asian="bold" style:font-name-complex="IPH Lib Serif3" style:font-family-complex="'IPH Lib Serif'" style:font-family-generic-complex="roman" style:font-pitch-complex="variable" style:font-size-complex="12pt" style:language-complex="ar" style:country-complex="SA" style:font-weight-complex="bold"/>
    </style:style>
    <style:style style:name="Текст_20_выноски" style:display-name="Текст выноски" style:family="paragraph" style:parent-style-name="Standard">
      <style:paragraph-properties fo:orphans="2" fo:widows="2"/>
      <style:text-properties style:use-window-font-color="true" style:font-name="Tahoma" fo:font-family="Tahoma" style:font-family-generic="swiss" style:font-pitch="variable" fo:font-size="8pt" style:font-name-asian="Calibri" style:font-family-asian="Calibri, Carlito" style:font-family-generic-asian="swiss" style:font-pitch-asian="variable" style:font-size-asian="8pt" style:font-name-complex="Tahoma" style:font-family-complex="Tahoma" style:font-family-generic-complex="swiss" style:font-pitch-complex="variable" style:font-size-complex="8pt"/>
    </style:style>
    <style:style style:name="Текст_20_примечания" style:display-name="Текст примечания" style:family="paragraph" style:parent-style-name="Standard">
      <style:paragraph-properties fo:orphans="2" fo:widows="2"/>
      <style:text-properties style:use-window-font-color="true" style:font-name="Calibri" fo:font-family="Calibri, Carlito" style:font-family-generic="swiss" style:font-pitch="variable" fo:font-size="10pt" style:font-name-asian="Calibri" style:font-family-asian="Calibri, Carlito" style:font-family-generic-asian="swiss" style:font-pitch-asian="variable" style:font-size-asian="10pt" style:font-name-complex="IPH Lib Serif3" style:font-family-complex="'IPH Lib Serif'" style:font-family-generic-complex="roman" style:font-pitch-complex="variable" style:font-size-complex="10pt"/>
    </style:style>
    <style:style style:name="Текст_20_сноски" style:display-name="Текст сноски" style:family="paragraph">
      <style:paragraph-properties fo:margin-left="5.91mm" fo:margin-right="0mm" fo:line-height="3.53mm" fo:text-align="justify" style:justify-single-word="false" fo:orphans="2" fo:widows="2" fo:text-indent="-5.91mm" style:auto-text-indent="false">
        <style:tab-stops>
          <style:tab-stop style:position="5.91mm"/>
        </style:tab-stops>
      </style:paragraph-properties>
      <style:text-properties style:use-window-font-color="true" style:font-name="IPH Lib Serif3" fo:font-family="'IPH Lib Serif'" style:font-family-generic="roman" style:font-pitch="variable" fo:font-size="9pt" fo:language="ru" fo:country="RU" style:letter-kerning="true" style:font-name-asian="IPH Lib Serif3" style:font-family-asian="'IPH Lib Serif'" style:font-family-generic-asian="roman" style:font-pitch-asian="variable" style:font-size-asian="9pt" style:font-name-complex="IPH Lib Serif3" style:font-family-complex="'IPH Lib Serif'" style:font-family-generic-complex="roman" style:font-pitch-complex="variable" style:font-size-complex="9pt" style:language-complex="ar" style:country-complex="SA"/>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Цитирование" style:family="paragraph" style:parent-style-name="Text_20_body">
      <style:paragraph-properties fo:margin-left="7mm" fo:margin-right="7mm" fo:margin-top="2.12mm" fo:margin-bottom="2.12mm" loext:contextual-spacing="true" fo:line-height="3.88mm" fo:orphans="2" fo:widows="2" fo:text-indent="0mm" style:auto-text-indent="false"/>
      <style:text-properties style:use-window-font-color="true" style:font-name="IPH Lib Serif4" fo:font-family="'IPH Lib Serif'" style:font-style-name="Обычный" style:font-family-generic="roman" style:font-pitch="variable" fo:font-size="10pt" style:font-name-asian="Calibri" style:font-family-asian="Calibri, Carlito" style:font-family-generic-asian="swiss" style:font-pitch-asian="variable" style:font-size-asian="10pt" style:language-asian="zh" style:country-asian="CN" style:font-name-complex="IPH Lib Serif3" style:font-family-complex="'IPH Lib Serif'" style:font-family-generic-complex="roman" style:font-pitch-complex="variable" style:font-size-complex="10pt"/>
    </style:style>
    <style:style style:name="Без_20_интервала" style:display-name="Без интервала" style:family="paragraph">
      <style:paragraph-properties fo:orphans="2" fo:widows="2"/>
      <style:text-properties style:use-window-font-color="true" style:font-name="IPH Lib Serif2" fo:font-family="'IPH Lib Serif'" style:font-style-name="Regular" style:font-family-generic="roman" style:font-pitch="variable" fo:font-size="12pt" fo:language="ru" fo:country="RU" style:font-name-asian="IPH Lib Serif3" style:font-family-asian="'IPH Lib Serif'" style:font-family-generic-asian="roman" style:font-pitch-asian="variable" style:font-size-asian="12pt" style:font-name-complex="IPH Lib Serif3" style:font-family-complex="'IPH Lib Serif'" style:font-family-generic-complex="roman" style:font-pitch-complex="variable" style:font-size-complex="12pt" style:language-complex="ar" style:country-complex="SA"/>
    </style:style>
    <style:style style:name="УДК" style:family="paragraph" style:parent-style-name="Автор">
      <style:paragraph-properties fo:margin-left="0mm" fo:margin-right="0mm" fo:text-align="start" style:justify-single-word="false" fo:text-indent="0mm" style:auto-text-indent="false"/>
      <style:text-properties officeooo:rsid="003b0f8e"/>
    </style:style>
    <style:style style:name="Цитата" style:family="paragraph" style:parent-style-name="Standard">
      <style:paragraph-properties fo:margin-left="10mm" fo:margin-right="9mm" fo:text-align="justify" style:justify-single-word="false" fo:text-indent="10mm" style:auto-text-indent="false"/>
      <style:text-properties style:font-size-complex="10pt"/>
    </style:style>
    <style:style style:name="Subtitle" style:family="paragraph" style:parent-style-name="Standard" style:next-style-name="Standard" style:class="chapter">
      <style:paragraph-properties fo:margin-top="6.35mm" fo:margin-bottom="1.41mm" loext:contextual-spacing="false" fo:keep-together="always"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style:style>
    <style:style style:name="Стандартный_20_HTML" style:display-name="Стандартный HTML" style:family="paragraph" style:parent-style-name="Standard">
      <style:paragraph-properties fo:margin-top="0mm" fo:margin-bottom="0mm" loext:contextual-spacing="false" fo:line-height="100%"/>
      <style:text-properties style:font-name="Courier New" fo:font-family="'Courier New'" style:font-family-generic="modern" fo:font-size="10pt" fo:language="none" fo:country="none" style:font-size-asian="10pt" style:font-name-complex="Courier New" style:font-family-complex="'Courier New'" style:font-family-generic-complex="modern" style:font-size-complex="10pt"/>
    </style:style>
    <style:style style:name="Основной_20_текст_20_абзаца" style:display-name="Основной текст абзаца" style:family="paragraph" style:parent-style-name="Standard">
      <style:paragraph-properties fo:margin-left="0mm" fo:margin-right="0mm" fo:line-height="150%" fo:text-align="justify" style:justify-single-word="false" fo:orphans="0" fo:widows="0" fo:text-indent="9m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8pt"/>
    </style:style>
    <style:style style:name="Index_20_1" style:display-name="Index 1" style:family="paragraph" style:parent-style-name="Standard" style:next-style-name="Standard" style:class="index">
      <style:paragraph-properties fo:margin-left="3.53mm" fo:margin-right="0mm" fo:text-indent="-3.53mm" style:auto-text-indent="false"/>
    </style:style>
    <style:style style:name="Index_20_2" style:display-name="Index 2" style:family="paragraph" style:parent-style-name="Standard" style:next-style-name="Standard" style:class="index">
      <style:paragraph-properties fo:margin-left="7.06mm" fo:margin-right="0mm" fo:text-indent="-3.53mm" style:auto-text-indent="false"/>
    </style:style>
    <style:style style:name="Index_20_3" style:display-name="Index 3" style:family="paragraph" style:parent-style-name="Standard" style:next-style-name="Standard" style:class="index">
      <style:paragraph-properties fo:margin-left="10.58mm" fo:margin-right="0mm" fo:text-indent="-3.53mm" style:auto-text-indent="false"/>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Текст_20_абзаца_20_после_20_цитаты" style:display-name="Текст абзаца после цитаты" style:family="paragraph" style:parent-style-name="Основной_20_текст_20_абзаца" style:next-style-name="Основной_20_текст_20_абзаца">
      <style:paragraph-properties fo:margin-left="0mm" fo:margin-right="0mm" fo:text-indent="0mm" style:auto-text-indent="false"/>
      <style:text-properties style:font-name-asian="SimSun" style:font-family-asian="SimSun, 宋体" style:font-pitch-asian="variable"/>
    </style:style>
    <style:style style:name="Цитата_20_без_20_нумерации" style:display-name="Цитата без нумерации" style:family="paragraph" style:parent-style-name="Основной_20_текст_20_абзаца" style:next-style-name="Основной_20_текст_20_абзаца">
      <style:paragraph-properties fo:margin-left="17.5mm" fo:margin-right="10mm" fo:margin-top="4.23mm" fo:margin-bottom="4.23mm" loext:contextual-spacing="false" fo:orphans="2" fo:widows="2" fo:text-indent="0mm" style:auto-text-indent="false"/>
      <style:text-properties style:language-complex="ar" style:country-complex="SA"/>
    </style:style>
    <style:style style:name="Автор_20_эпиграфа" style:display-name="Автор эпиграфа" style:family="paragraph" style:parent-style-name="Эпиграф">
      <style:paragraph-properties fo:line-height="4.23mm"/>
      <style:text-properties fo:font-size="14pt" fo:font-style="italic" style:font-size-asian="14pt" style:font-style-asian="italic"/>
    </style:style>
    <style:style style:name="Заголовок_20_раздела" style:display-name="Заголовок раздела" style:family="paragraph" style:parent-style-name="Основной_20_текст_20_абзаца" style:next-style-name="Основной_20_текст_20_абзаца">
      <style:paragraph-properties fo:margin-left="0mm" fo:margin-right="0mm" fo:margin-top="4.23mm" fo:margin-bottom="2.12mm" loext:contextual-spacing="false" fo:text-align="center" style:justify-single-word="false" fo:text-indent="0mm" style:auto-text-indent="false" fo:keep-with-next="always"/>
      <style:text-properties fo:font-variant="small-caps"/>
    </style:style>
    <style:style style:name="Заголовок_20_главы" style:display-name="Заголовок главы" style:family="paragraph" style:parent-style-name="Заголовок_20_раздела" style:next-style-name="Основной_20_текст_20_абзаца">
      <style:text-properties fo:font-variant="normal" fo:text-transform="none" fo:font-size="14pt" fo:font-weight="bold" style:font-size-asian="14pt" style:font-weight-asian="bold" style:font-size-complex="10pt"/>
    </style:style>
    <style:style style:name="Абзац_20_списка" style:display-name="Абзац списка" style:family="paragraph" style:parent-style-name="Standard">
      <style:paragraph-properties fo:margin-left="12.7mm" fo:margin-right="0mm" fo:margin-top="0mm" fo:margin-bottom="3.53mm" loext:contextual-spacing="true" fo:text-indent="0mm" style:auto-text-indent="false"/>
    </style:style>
    <style:style style:name="Редколлегия-шапка" style:family="paragraph" style:parent-style-name="Редколлегия">
      <style:paragraph-properties fo:line-height="3.9mm" fo:text-align="center" style:justify-single-word="false"/>
      <style:text-properties fo:font-size="9.80000019073486pt"/>
    </style:style>
    <style:style style:name="Автор_20_без_20_шмуца" style:display-name="Автор без шмуца" style:family="paragraph" style:parent-style-name="Автор" style:master-page-name="">
      <style:paragraph-properties fo:margin-top="30mm" fo:margin-bottom="0mm" loext:contextual-spacing="false" style:page-number="auto"/>
      <style:text-properties fo:language="en" fo:country="US"/>
    </style:style>
    <style:style style:name="Аннотация_20_и_20_Ключевые_20_слова-конец" style:display-name="Аннотация и Ключевые слова-конец" style:family="paragraph" style:parent-style-name="Аннотация_20_и_20_Ключевые_20_слова">
      <style:paragraph-properties fo:margin-top="0mm" fo:margin-bottom="9mm" loext:contextual-spacing="false"/>
    </style:style>
    <style:style style:name="Footnote_20_Symbol" style:display-name="Footnote Symbol" style:family="text">
      <style:text-properties style:text-position="super 70%" style:font-name="IPH Lib Serif4" fo:font-family="'IPH Lib Serif'" style:font-style-name="Обычный" style:font-family-generic="roman" style:font-pitch="variable" fo:font-size="9pt" style:font-size-asian="10.5pt" loext:shadow="none"/>
    </style:style>
    <style:style style:name="Footnote_20_anchor" style:display-name="Footnote anchor" style:family="text">
      <style:text-properties style:text-position="super 7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text-properties style:text-position="super 58%" style:font-name="IPH Lib Serif3" fo:font-family="'IPH Lib Serif'" style:font-family-generic="roman" style:font-pitch="variable" fo:font-size="12pt" style:font-size-asian="12pt" style:font-name-complex="IPH Lib Serif3" style:font-family-complex="'IPH Lib Serif'" style:font-family-generic-complex="roman" style:font-pitch-complex="variable"/>
    </style:style>
    <style:style style:name="Emphasis" style:family="text">
      <style:text-properties style:font-name="IPH Lib Serif2" fo:font-family="'IPH Lib Serif'" style:font-style-name="Regular" style:font-family-generic="roman" style:font-pitch="variable" fo:font-style="italic" style:font-style-asian="italic" style:font-name-complex="IPH Lib Serif3" style:font-family-complex="'IPH Lib Serif'" style:font-family-generic-complex="roman" style:font-pitch-complex="variable"/>
    </style:style>
    <style:style style:name="Internet_20_link" style:display-name="Internet link" style:family="text">
      <style:text-properties style:use-window-font-color="true" style:font-name="IPH Lib Serif2" fo:font-family="'IPH Lib Serif'" style:font-style-name="Regular" style:font-family-generic="roman" style:font-pitch="variable" style:text-underline-style="none" style:font-name-complex="IPH Lib Serif3" style:font-family-complex="'IPH Lib Serif'" style:font-family-generic-complex="roman" style:font-pitch-complex="variable"/>
    </style:style>
    <style:style style:name="Visited_20_Internet_20_Link" style:display-name="Visited Internet Link" style:family="text">
      <style:text-properties style:use-window-font-color="true" style:text-underline-style="none"/>
    </style:style>
    <style:style style:name="Strong_20_Emphasis" style:display-name="Strong Emphasis" style:family="text">
      <style:text-properties style:font-name="IPH Lib Serif" fo:font-family="'IPH Lib Serif'" style:font-style-name="Regular" style:font-pitch="variable" fo:font-weight="bold" style:font-weight-asian="bold" style:font-name-complex="IPH Lib Serif3" style:font-family-complex="'IPH Lib Serif'" style:font-family-generic-complex="roman" style:font-pitch-complex="variable" style:font-weight-complex="bold"/>
    </style:style>
    <style:style style:name="Numbering_20_Symbols" style:display-name="Numbering Symbols" style:family="text"/>
    <style:style style:name="Page_20_Number" style:display-name="Page Number" style:family="text" style:parent-style-name="Основной_20_шрифт_20_абзаца">
      <style:text-properties fo:color="#000000" style:font-name="IPH Lib Serif3" fo:font-family="'IPH Lib Serif'" style:font-family-generic="roman" style:font-pitch="variable" fo:font-size="10pt" fo:language="ru" fo:country="RU" style:font-size-asian="10pt" style:font-name-complex="IPH Lib Serif3" style:font-family-complex="'IPH Lib Serif'" style:font-family-generic-complex="roman" style:font-pitch-complex="variable" style:font-size-complex="10pt"/>
    </style:style>
    <style:style style:name="Index_20_Link" style:display-name="Index Link" style:family="text"/>
    <style:style style:name="Основной_20_шрифт_20_абзаца" style:display-name="Основной шрифт абзаца" style:family="text"/>
    <style:style style:name="Знак_20_примечания" style:display-name="Знак примечания" style:family="text">
      <style:text-properties fo:font-size="9pt" style:font-size-asian="9pt" style:font-name-complex="IPH Lib Serif3" style:font-family-complex="'IPH Lib Serif'" style:font-family-generic-complex="roman" style:font-pitch-complex="variable" style:font-size-complex="9pt"/>
    </style:style>
    <style:style style:name="Знак_20_сноски1" style:display-name="Знак сноски1" style:family="text">
      <style:text-properties style:text-position="super 58%"/>
    </style:style>
    <style:style style:name="Знак_20_сноски2" style:display-name="Знак сноски2" style:family="text">
      <style:text-properties style:text-position="super 58%"/>
    </style:style>
    <style:style style:name="Неразрешенное_20_упоминание" style:display-name="Неразрешенное упоминание" style:family="text">
      <style:text-properties fo:color="#808080" fo:background-color="#e6e6e6"/>
    </style:style>
    <style:style style:name="WW-Символ_20_сноски" style:display-name="WW-Символ сноски" style:family="text">
      <style:text-properties style:text-line-through-style="none" style:text-line-through-type="none" style:text-position="super 58%" style:font-name="IPH Lib Serif3" fo:font-family="'IPH Lib Serif'" style:font-family-generic="roman" style:font-pitch="variable" fo:font-size="9pt" fo:letter-spacing="normal" style:letter-kerning="false" style:font-size-asian="9pt" style:font-name-complex="IPH Lib Serif3" style:font-family-complex="'IPH Lib Serif'" style:font-family-generic-complex="roman" style:font-pitch-complex="variable" style:font-size-complex="9pt" style:text-scale="100%"/>
    </style:style>
    <style:style style:name="Стиль_20_Заголовок_20_2_20__2b__20_14_20_пт_20_Знак" style:display-name="Стиль Заголовок 2 + 14 пт Знак" style:family="text">
      <style:text-properties fo:font-size="12pt" fo:language="ru" fo:country="RU" fo:font-weight="bold" style:font-size-asian="12pt" style:language-asian="zh" style:country-asian="CN" style:font-weight-asian="bold" style:font-size-complex="12pt" style:language-complex="ar" style:country-complex="SA" style:font-weight-complex="bold"/>
    </style:style>
    <style:style style:name="Стиль_20_Символ_20_сноски_20__2b__20_11_20_пт" style:display-name="Стиль Символ сноски + 11 пт" style:family="text">
      <style:text-properties style:text-line-through-style="none" style:text-line-through-type="none" style:text-position="super 58%" style:font-name="IPH Lib Serif3" fo:font-family="'IPH Lib Serif'" style:font-family-generic="roman" style:font-pitch="variable" fo:font-size="9pt" fo:letter-spacing="normal" style:letter-kerning="false" style:font-size-asian="9pt" style:font-name-complex="IPH Lib Serif3" style:font-family-complex="'IPH Lib Serif'" style:font-family-generic-complex="roman" style:font-pitch-complex="variable" style:font-size-complex="11pt" style:text-scale="100%"/>
    </style:style>
    <style:style style:name="WW-Символ_20_сноски1" style:display-name="WW-Символ сноски1" style:family="text">
      <style:text-properties style:text-line-through-style="none" style:text-line-through-type="none" style:text-position="super 58%" style:font-name="IPH Lib Serif3" fo:font-family="'IPH Lib Serif'" style:font-family-generic="roman" style:font-pitch="variable" fo:font-size="9pt" fo:letter-spacing="normal" style:letter-kerning="false" style:font-size-asian="9pt" style:font-name-complex="IPH Lib Serif3" style:font-family-complex="'IPH Lib Serif'" style:font-family-generic-complex="roman" style:font-pitch-complex="variable" style:font-size-complex="9pt" style:text-scale="10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size="11pt" fo:language="en" fo:country="US" style:font-size-asian="11pt" style:font-size-complex="11pt"/>
    </style:style>
    <style:style style:name="Character_5f_20_5f_style" style:display-name="Character_20_style" style:family="text"/>
    <style:style style:name="Знак_20_сноски" style:display-name="Знак сноски" style:family="text">
      <style:text-properties style:text-position="super 58%"/>
    </style:style>
    <style:style style:name="Symbol" style:family="text">
      <style:text-properties style:font-name="Symbol" fo:font-family="Symbol" style:font-family-generic="roman" style:font-pitch="variable"/>
    </style:style>
    <style:style style:name="Основной_20_шрифт_20_абзаца1" style:display-name="Основной шрифт абзаца1" style:family="text"/>
    <style:style style:name="hps" style:family="text" style:parent-style-name="Основной_20_шрифт_20_абзаца1"/>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IPH Lib Serif5"/>
      </text:list-level-style-bullet>
      <text:list-level-style-number text:level="2" text:style-name="Numbering_20_Symbols" style:num-suffix="." style:num-format="1">
        <style:list-level-properties text:list-level-position-and-space-mode="label-alignment">
          <style:list-level-label-alignment text:label-followed-by="space" fo:text-indent="10mm"/>
        </style:list-level-properties>
      </text:list-level-style-number>
      <text:list-level-style-bullet text:level="3" text:style-name="Numbering_20_Symbols" text:bullet-char="–">
        <style:list-level-properties text:list-level-position-and-space-mode="label-alignment">
          <style:list-level-label-alignment text:label-followed-by="space" fo:text-indent="14.99mm"/>
        </style:list-level-properties>
        <style:text-properties style:font-name="IPH Lib Serif5"/>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WW8Num1">
      <text:list-level-style-number text:level="1" text:style-name="WW8Num1z0" style:num-format="">
        <style:list-level-properties text:list-level-position-and-space-mode="label-alignment">
          <style:list-level-label-alignment text:label-followed-by="nothing" fo:text-indent="-7.62mm" fo:margin-left="7.62mm"/>
        </style:list-level-properties>
      </text:list-level-style-number>
      <text:list-level-style-number text:level="2" text:style-name="WW8Num1z1" style:num-format="">
        <style:list-level-properties text:list-level-position-and-space-mode="label-alignment">
          <style:list-level-label-alignment text:label-followed-by="nothing" fo:text-indent="-10.16mm" fo:margin-left="10.16mm"/>
        </style:list-level-properties>
      </text:list-level-style-number>
      <text:list-level-style-number text:level="3" text:style-name="WW8Num1z2" style:num-format="">
        <style:list-level-properties text:list-level-position-and-space-mode="label-alignment">
          <style:list-level-label-alignment text:label-followed-by="nothing" fo:text-indent="-12.7mm" fo:margin-left="12.7mm"/>
        </style:list-level-properties>
      </text:list-level-style-number>
      <text:list-level-style-number text:level="4" text:style-name="WW8Num1z3" style:num-format="">
        <style:list-level-properties text:list-level-position-and-space-mode="label-alignment">
          <style:list-level-label-alignment text:label-followed-by="nothing" fo:text-indent="-15.24mm" fo:margin-left="15.24mm"/>
        </style:list-level-properties>
      </text:list-level-style-number>
      <text:list-level-style-number text:level="5" text:style-name="WW8Num1z4" style:num-format="">
        <style:list-level-properties text:list-level-position-and-space-mode="label-alignment">
          <style:list-level-label-alignment text:label-followed-by="nothing" fo:text-indent="-17.78mm" fo:margin-left="17.78mm"/>
        </style:list-level-properties>
      </text:list-level-style-number>
      <text:list-level-style-number text:level="6" text:style-name="WW8Num1z5" style:num-format="">
        <style:list-level-properties text:list-level-position-and-space-mode="label-alignment">
          <style:list-level-label-alignment text:label-followed-by="nothing" fo:text-indent="-20.32mm" fo:margin-left="20.32mm"/>
        </style:list-level-properties>
      </text:list-level-style-number>
      <text:list-level-style-number text:level="7" text:style-name="WW8Num1z6" style:num-format="">
        <style:list-level-properties text:list-level-position-and-space-mode="label-alignment">
          <style:list-level-label-alignment text:label-followed-by="nothing" fo:text-indent="-22.86mm" fo:margin-left="22.86mm"/>
        </style:list-level-properties>
      </text:list-level-style-number>
      <text:list-level-style-number text:level="8" text:style-name="WW8Num1z7" style:num-format="">
        <style:list-level-properties text:list-level-position-and-space-mode="label-alignment">
          <style:list-level-label-alignment text:label-followed-by="nothing" fo:text-indent="-25.4mm" fo:margin-left="25.4mm"/>
        </style:list-level-properties>
      </text:list-level-style-number>
      <text:list-level-style-number text:level="9" text:style-name="WW8Num1z8" style:num-format="">
        <style:list-level-properties text:list-level-position-and-space-mode="label-alignment">
          <style:list-level-label-alignment text:label-followed-by="nothing"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fo:text-indent="-6.35mm" fo:margin-left="18.86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3" text:consecutive-numbering="true">
      <text:list-level-style-number text:level="1" text:style-name="Character_5f_20_5f_style" style:num-format="1">
        <style:list-level-properties text:list-level-position-and-space-mode="label-alignment">
          <style:list-level-label-alignment text:label-followed-by="listtab" text:list-tab-stop-position="17.55mm" fo:text-indent="-6.35mm" fo:margin-left="17.55m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38.1mm" fo:text-indent="-3.18mm" fo:margin-left="38.1m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76.2mm" fo:text-indent="-3.18mm" fo:margin-left="76.2m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114.3mm"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Таблица3" style:family="table">
      <style:table-properties style:width="127mm" style:rel-width="100%" table:align="center" style:writing-mode="page"/>
    </style:style>
    <style:style style:name="Таблица3.A" style:family="table-column">
      <style:table-column-properties style:column-width="42.33mm" style:rel-column-width="2400*"/>
    </style:style>
    <style:style style:name="Таблица3.A1" style:family="table-cell">
      <style:table-cell-properties fo:padding="0mm" fo:border="none"/>
    </style:style>
    <style:style style:name="Таблица4" style:family="table">
      <style:table-properties style:width="127mm" style:rel-width="100%" table:align="center" style:writing-mode="page"/>
    </style:style>
    <style:style style:name="Таблица4.A" style:family="table-column">
      <style:table-column-properties style:column-width="29.99mm" style:rel-column-width="1700*"/>
    </style:style>
    <style:style style:name="Таблица4.B" style:family="table-column">
      <style:table-column-properties style:column-width="66.99mm" style:rel-column-width="3798*"/>
    </style:style>
    <style:style style:name="Таблица4.C" style:family="table-column">
      <style:table-column-properties style:column-width="30.02mm" style:rel-column-width="1702*"/>
    </style:style>
    <style:style style:name="Таблица4.A1" style:family="table-cell">
      <style:table-cell-properties fo:padding="0mm" fo:border="none"/>
    </style:style>
    <style:style style:name="Таблица8" style:family="table">
      <style:table-properties style:rel-width="100%" table:align="center" style:writing-mode="page"/>
    </style:style>
    <style:style style:name="Таблица8.A" style:family="table-column">
      <style:table-column-properties style:rel-column-width="6840*"/>
    </style:style>
    <style:style style:name="Таблица8.B" style:family="table-column">
      <style:table-column-properties style:rel-column-width="360*"/>
    </style:style>
    <style:style style:name="Таблица8.A1" style:family="table-cell">
      <style:table-cell-properties fo:padding-left="0mm" fo:padding-right="0mm" fo:padding-top="0mm" fo:padding-bottom="0.3mm" fo:border-left="none" fo:border-right="none" fo:border-top="none" fo:border-bottom="0.5pt solid #000000"/>
    </style:style>
    <style:style style:name="Таблица9" style:family="table">
      <style:table-properties style:rel-width="100%" table:align="center" style:writing-mode="page"/>
    </style:style>
    <style:style style:name="Таблица9.A" style:family="table-column">
      <style:table-column-properties style:rel-column-width="360*"/>
    </style:style>
    <style:style style:name="Таблица9.B" style:family="table-column">
      <style:table-column-properties style:rel-column-width="6840*"/>
    </style:style>
    <style:style style:name="Таблица9.A1" style:family="table-cell">
      <style:table-cell-properties fo:padding-left="0mm" fo:padding-right="0mm" fo:padding-top="0mm" fo:padding-bottom="0.3mm" fo:border-left="none" fo:border-right="none" fo:border-top="none" fo:border-bottom="0.5pt solid #000000"/>
    </style:style>
    <style:style style:name="Таблица5" style:family="table">
      <style:table-properties style:width="127mm" style:rel-width="100%" table:align="center" style:writing-mode="page"/>
    </style:style>
    <style:style style:name="Таблица5.A" style:family="table-column">
      <style:table-column-properties style:column-width="63.48mm" style:rel-column-width="3599*"/>
    </style:style>
    <style:style style:name="Таблица5.B" style:family="table-column">
      <style:table-column-properties style:column-width="63.52mm" style:rel-column-width="3601*"/>
    </style:style>
    <style:style style:name="Таблица5.A1" style:family="table-cell">
      <style:table-cell-properties fo:padding="0mm" fo:border="none"/>
    </style:style>
    <style:style style:name="MP1" style:family="paragraph" style:parent-style-name="Footer">
      <style:paragraph-properties fo:text-align="end" style:justify-single-word="false"/>
      <style:text-properties fo:font-size="10pt" officeooo:rsid="00723830" officeooo:paragraph-rsid="00723830" style:font-size-asian="10pt" style:font-size-complex="10pt"/>
    </style:style>
    <style:style style:name="MP2" style:family="paragraph" style:parent-style-name="Первая_20_страница">
      <style:text-properties officeooo:paragraph-rsid="0076438c"/>
    </style:style>
    <style:style style:name="MP3" style:family="paragraph" style:parent-style-name="Footer">
      <style:paragraph-properties fo:text-align="end" style:justify-single-word="false"/>
      <style:text-properties fo:font-size="9pt" officeooo:rsid="0076438c" officeooo:paragraph-rsid="0076438c" style:font-size-asian="9pt" style:font-size-complex="9pt"/>
    </style:style>
    <style:style style:name="MP4"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officeooo:paragraph-rsid="0081bba0" style:font-size-asian="8pt" style:font-size-complex="8pt"/>
    </style:style>
    <style:style style:name="MP5" style:family="paragraph" style:parent-style-name="Header">
      <style:paragraph-properties fo:margin-left="0mm" fo:margin-right="0mm" fo:line-height="100%" fo:text-align="start" style:justify-single-word="false" fo:text-indent="0mm" style:auto-text-indent="false" style:shadow="none">
        <style:tab-stops>
          <style:tab-stop style:position="82.5mm" style:type="center"/>
          <style:tab-stop style:position="130.18mm"/>
          <style:tab-stop style:position="165.01mm" style:type="right"/>
        </style:tab-stops>
      </style:paragraph-properties>
      <style:text-properties fo:font-size="8pt" officeooo:paragraph-rsid="0081bba0" style:font-size-asian="8pt" style:font-size-complex="8pt"/>
    </style:style>
    <style:style style:name="MP6" style:family="paragraph" style:parent-style-name="Первая_20_страница">
      <style:paragraph-properties fo:text-align="center" style:justify-single-word="false"/>
      <style:text-properties fo:font-size="11pt" fo:letter-spacing="0.71mm" fo:font-weight="bold" officeooo:rsid="0081bba0" officeooo:paragraph-rsid="0081bba0" style:font-size-asian="11pt" style:font-weight-asian="bold" style:font-size-complex="11pt" style:font-weight-complex="bold"/>
    </style:style>
    <style:style style:name="MP7" style:family="paragraph" style:parent-style-name="Table_20_Contents">
      <style:paragraph-properties fo:line-height="100%" fo:text-align="end" style:justify-single-word="false"/>
      <style:text-properties fo:font-size="8pt" officeooo:rsid="0081bba0" officeooo:paragraph-rsid="0081bba0" style:font-size-asian="8pt" style:font-size-complex="8pt"/>
    </style:style>
    <style:style style:name="MP8" style:family="paragraph" style:parent-style-name="Первая_20_страница">
      <style:paragraph-properties fo:text-align="center" style:justify-single-word="false"/>
      <style:text-properties fo:font-size="11pt" fo:letter-spacing="0.71mm" fo:font-weight="bold" officeooo:rsid="0085fc4d" officeooo:paragraph-rsid="0085fc4d" style:font-size-asian="11pt" style:font-weight-asian="bold" style:font-size-complex="11pt" style:font-weight-complex="bold"/>
    </style:style>
    <style:style style:name="MP9" style:family="paragraph" style:parent-style-name="Верхний_20_колонтитул_20_правая_20_страница">
      <style:paragraph-properties fo:text-align="start" style:justify-single-word="false" fo:padding="0.3mm" fo:border="none" style:writing-mode="page"/>
      <style:text-properties fo:font-style="normal" officeooo:rsid="013adaa1" officeooo:paragraph-rsid="013b4ce1" style:font-style-asian="normal" style:font-style-complex="normal"/>
    </style:style>
    <style:style style:name="MP10" style:family="paragraph" style:parent-style-name="Верхний_20_колонтитул_20_пра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normal" officeooo:rsid="013adaa1" officeooo:paragraph-rsid="018365fb" style:font-style-asian="normal" style:font-style-complex="normal"/>
    </style:style>
    <style:style style:name="MP11" style:family="paragraph" style:parent-style-name="Верхний_20_колонтитул_20_ле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italic" officeooo:rsid="013b4ce1" officeooo:paragraph-rsid="013b4ce1" style:font-style-asian="italic" style:font-style-complex="italic"/>
    </style:style>
    <style:style style:name="MP12"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081bba0" officeooo:paragraph-rsid="0086ef68" style:font-size-asian="8pt" style:font-style-asian="normal" style:font-size-complex="8pt"/>
    </style:style>
    <style:style style:name="MP13"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081bba0" officeooo:paragraph-rsid="01441147" style:font-size-asian="8pt" style:font-style-asian="normal" style:font-size-complex="8pt"/>
    </style:style>
    <style:style style:name="MP14" style:family="paragraph" style:parent-style-name="Table_20_Contents">
      <style:paragraph-properties fo:line-height="100%" fo:text-align="end" style:justify-single-word="false"/>
      <style:text-properties fo:font-size="8pt" officeooo:rsid="0086ef68" officeooo:paragraph-rsid="0086ef68" style:font-size-asian="8pt" style:font-size-complex="8pt"/>
    </style:style>
    <style:style style:name="MP15" style:family="paragraph" style:parent-style-name="Table_20_Contents">
      <style:paragraph-properties fo:line-height="100%" fo:text-align="end" style:justify-single-word="false"/>
      <style:text-properties fo:font-size="8pt" officeooo:rsid="0086ef68" officeooo:paragraph-rsid="01441147" style:font-size-asian="8pt" style:font-size-complex="8pt"/>
    </style:style>
    <style:style style:name="MP16" style:family="paragraph" style:parent-style-name="Footer">
      <style:text-properties fo:font-size="8pt" officeooo:rsid="00dbd734" officeooo:paragraph-rsid="00dbd734" style:font-size-asian="8pt" style:font-size-complex="8pt"/>
    </style:style>
    <style:style style:name="MP17" style:family="paragraph" style:parent-style-name="Footer">
      <style:paragraph-properties fo:text-align="end" style:justify-single-word="false"/>
      <style:text-properties fo:font-size="9pt" officeooo:rsid="00723830" officeooo:paragraph-rsid="00723830" style:font-size-asian="9pt" style:font-size-complex="9pt"/>
    </style:style>
    <style:style style:name="MT1" style:family="text">
      <style:text-properties fo:font-style="normal" style:font-style-asian="normal" style:font-style-complex="normal"/>
    </style:style>
    <style:style style:name="MT2" style:family="text">
      <style:text-properties officeooo:rsid="009c3fa3"/>
    </style:style>
    <style:style style:name="MT3" style:family="text">
      <style:text-properties officeooo:rsid="009f4cf9"/>
    </style:style>
    <style:style style:name="MT4" style:family="text">
      <style:text-properties fo:font-style="normal" style:font-style-asian="normal"/>
    </style:style>
    <style:style style:name="MT5" style:family="text">
      <style:text-properties fo:language="en" fo:country="US" fo:font-style="normal" style:font-style-asian="normal"/>
    </style:style>
    <style:style style:name="MT6" style:family="text">
      <style:text-properties fo:font-style="normal" officeooo:rsid="0081bba0" style:font-style-asian="normal"/>
    </style:style>
    <style:style style:name="MT7" style:family="text">
      <style:text-properties fo:language="en" fo:country="US" fo:font-style="normal" officeooo:rsid="0081bba0" style:font-style-asian="normal"/>
    </style:style>
    <style:style style:name="MT8" style:family="text">
      <style:text-properties officeooo:rsid="014bef49"/>
    </style:style>
    <style:style style:name="MT9" style:family="text">
      <style:text-properties officeooo:rsid="014de9c1"/>
    </style:style>
    <style:page-layout style:name="Mpm1">
      <style:page-layout-properties fo:page-width="167.01mm" fo:page-height="255.01mm" style:num-format="1" style:print-orientation="portrait" fo:margin-top="11.99mm" fo:margin-bottom="17.99mm" fo:margin-left="20mm" fo:margin-right="20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3" style:page-usage="left">
      <style:page-layout-properties fo:page-width="166mm" fo:page-height="255.99mm" style:num-format="1" style:print-orientation="portrait" fo:margin-top="11.9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0%"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4" style:page-usage="right">
      <style:page-layout-properties fo:page-width="167.01mm" fo:page-height="255.01mm" style:num-format="1" style:print-orientation="portrait" fo:margin-top="11.9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2%"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5">
      <style:page-layout-properties fo:page-width="167.01mm" fo:page-height="255.01mm" style:num-format="1" style:print-orientation="portrait" fo:margin-top="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fo:min-height="0mm" fo:margin-left="0mm" fo:margin-right="0mm" fo:margin-top="4.99mm"/>
      </style:footer-style>
    </style:page-layout>
    <style:page-layout style:name="Mpm6">
      <style:page-layout-properties fo:page-width="167.01mm" fo:page-height="255.01mm" style:num-format="1" style:print-orientation="portrait" fo:margin-top="9mm" fo:margin-bottom="16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svg:height="4mm" fo:margin-left="0mm" fo:margin-right="0mm" fo:margin-top="0mm" fo:background-color="transparent" style:dynamic-spacing="false" draw:fill="none" draw:fill-color="#729fcf"/>
      </style:footer-style>
    </style:page-layout>
    <style:page-layout style:name="Mpm7">
      <style:page-layout-properties fo:page-width="167.01mm" fo:page-height="255.01mm" style:num-format="1" style:print-orientation="portrait" fo:margin-top="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8.45mm" fo:margin-left="0mm" fo:margin-right="0mm" fo:margin-bottom="7.44mm" fo:background-color="transparent" style:dynamic-spacing="false" draw:fill="none" draw:fill-color="#729fcf"/>
      </style:header-style>
      <style:footer-style/>
    </style:page-layout>
    <style:page-layout style:name="Mpm8">
      <style:page-layout-properties fo:page-width="167.01mm" fo:page-height="255.01mm" style:num-format="1" style:print-orientation="portrait" fo:margin-top="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8.41mm" fo:margin-left="0mm" fo:margin-right="0mm" fo:margin-bottom="7.41mm" fo:background-color="transparent" style:dynamic-spacing="false" draw:fill="none" draw:fill-color="#729fcf"/>
      </style:header-style>
      <style:footer-style/>
    </style:page-layout>
    <style:page-layout style:name="Mpm9">
      <style:page-layout-properties fo:page-width="167.01mm" fo:page-height="255.01mm" style:num-format="1" style:print-orientation="portrait" fo:margin-top="11.99mm" fo:margin-bottom="17.99mm" fo:margin-left="20mm" fo:margin-right="20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167.01mm" fo:page-height="255.01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11">
      <style:page-layout-properties fo:page-width="167.01mm" fo:page-height="255.01mm" style:num-format="1" style:print-orientation="portrait" fo:margin-top="11.9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columns fo:column-count="1" fo:column-gap="0mm"/>
        <style:footnote-sep style:width="0.26mm" style:distance-before-sep="3mm" style:distance-after-sep="0.49mm" style:line-style="solid" style:adjustment="left" style:rel-width="22%" style:color="#000000"/>
      </style:page-layout-properties>
      <style:header-style>
        <style:header-footer-properties fo:min-height="2.01mm" fo:margin-left="0mm" fo:margin-right="0mm" fo:margin-bottom="1.01mm" fo:background-color="transparent" style:dynamic-spacing="false" draw:fill="none" draw:fill-color="#729fcf"/>
      </style:header-style>
      <style:footer-style/>
    </style:page-layout>
    <style:page-layout style:name="Mpm12">
      <style:page-layout-properties fo:page-width="167.01mm" fo:page-height="255.01mm" style:num-format="1" style:print-orientation="portrait" fo:margin-top="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fo:min-height="6mm" fo:margin-left="0mm" fo:margin-right="0mm" fo:margin-top="4.99mm" fo:background-color="transparent" style:dynamic-spacing="false" draw:fill="none" draw:fill-color="#729fcf"/>
      </style:footer-style>
    </style:page-layout>
    <style:page-layout style:name="Mpm13">
      <style:page-layout-properties fo:page-width="167.01mm" fo:page-height="255.01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4">
      <style:page-layout-properties fo:page-width="167.01mm" fo:page-height="255.01mm" style:num-format="1" style:print-orientation="portrait" fo:margin-top="9mm" fo:margin-bottom="16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svg:height="4mm" fo:margin-left="0mm" fo:margin-right="0mm" fo:margin-top="0mm" fo:background-color="transparent" style:dynamic-spacing="false" draw:fill="none" draw:fill-color="#729fcf"/>
      </style:footer-style>
    </style:page-layout>
    <style:page-layout style:name="Mpm15">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6">
      <style:page-layout-properties fo:page-width="167.01mm" fo:page-height="255.01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hidden="true" style:page-layout-name="Mpm2"/>
    <style:master-page style:name="Left_20_Page" style:hidden="true" style:display-name="Left Page" style:page-layout-name="Mpm3" style:next-style-name="Right_20_Page">
      <style:header>
        <text:p text:style-name="Верхний_20_колонтитул_20_левая_20_страница"><text:span text:style-name="MT1"><text:page-number text:select-page="current">0</text:page-number></text:span><text:tab/><text:tab/><text:span text:style-name="MT2">Логика и философия</text:span></text:p>
      </style:header>
    </style:master-page>
    <style:master-page style:name="Right_20_Page" style:hidden="true" style:display-name="Right Page" style:page-layout-name="Mpm4" style:next-style-name="Left_20_Page">
      <style:header>
        <text:p text:style-name="Верхний_20_колонтитул_20_правая_20_страница"><text:span text:style-name="MT3">А.С. Карпенко. Сверхреализм. Часть 1: От мыслимого к возможному<text:tab/></text:span><text:span text:style-name="MT1"><text:page-number text:select-page="current">0</text:page-number></text:span></text:p>
      </style:header>
    </style:master-page>
    <style:master-page style:name="First_20_Page" style:hidden="true" style:display-name="First Page" style:page-layout-name="Mpm5" style:next-style-name="Титул_20_английский">
      <style:header>
        <text:p text:style-name="Первая_20_страница">ISSN 2072-0726</text:p>
      </style:header>
      <style:footer>
        <text:p text:style-name="MP1">© Институт философии РАН, 2016</text:p>
      </style:footer>
    </style:master-page>
    <style:master-page style:name="Титул_20_английский" style:display-name="Титул английский" style:page-layout-name="Mpm6" style:next-style-name="В_20_номере">
      <style:header>
        <text:p text:style-name="MP2">ISSN 2072-0726</text:p>
      </style:header>
      <style:footer>
        <text:user-field-decls>
          <text:user-field-decl office:value-type="string" office:string-value="2019" text:name="year"/>
        </text:user-field-decls>
        <text:p text:style-name="MP3">© Institute of Philosophy, Russian Academy of Sciences, <text:user-field-get text:name="year">2019</text:user-field-get></text:p>
      </style:footer>
    </style:master-page>
    <style:master-page style:name="В_20_номере" style:display-name="В номере" style:page-layout-name="Mpm7" style:next-style-name="Table_20_of_20_contents">
      <style:header>
        <table:table table:name="Таблица3" table:style-name="Таблица3">
          <table:table-column table:style-name="Таблица3.A" table:number-columns-repeated="3"/>
          <table:table-row>
            <table:table-cell table:style-name="Таблица3.A1" office:value-type="string">
              <text:p text:style-name="MP4"><text:span text:style-name="MT4">Философский</text:span><text:span text:style-name="MT5"> </text:span><text:span text:style-name="MT4">журна</text:span><text:span text:style-name="MT6">л</text:span></text:p>
              <text:p text:style-name="MP5"><text:span text:style-name="MT7"><text:user-field-get text:name="year">2019</text:user-field-get></text:span><text:span text:style-name="MT7">. </text:span><text:span text:style-name="MT6">Т. </text:span><text:span text:style-name="MT6"><text:user-field-get text:name="volume">12</text:user-field-get></text:span><text:span text:style-name="MT6">. № </text:span><text:span text:style-name="MT6"><text:user-field-get text:name="number">2</text:user-field-get></text:span></text:p>
            </table:table-cell>
            <table:table-cell table:style-name="Таблица3.A1" office:value-type="string">
              <text:p text:style-name="MP6">В НОМЕРЕ</text:p>
            </table:table-cell>
            <table:table-cell table:style-name="Таблица3.A1" office:value-type="string">
              <text:p text:style-name="MP7">The Philosophy Journal</text:p>
              <text:p text:style-name="MP7"><text:user-field-get text:name="year">2019</text:user-field-get>, <text:span text:style-name="MT8">V</text:span>ol. <text:user-field-get text:name="volume">12</text:user-field-get>, <text:span text:style-name="MT8">N</text:span>o. <text:user-field-get text:name="number">2</text:user-field-get></text:p>
            </table:table-cell>
          </table:table-row>
        </table:table>
      </style:header>
    </style:master-page>
    <style:master-page style:name="Table_20_of_20_contents" style:display-name="Table of contents" style:page-layout-name="Mpm8">
      <style:header>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MP4"><text:span text:style-name="MT4">Философский</text:span><text:span text:style-name="MT5"> </text:span><text:span text:style-name="MT4">журна</text:span><text:span text:style-name="MT6">л</text:span></text:p>
              <text:p text:style-name="MP5"><text:span text:style-name="MT7"><text:user-field-get text:name="year">2019</text:user-field-get></text:span><text:span text:style-name="MT7">. </text:span><text:span text:style-name="MT6">Т. </text:span><text:span text:style-name="MT6"><text:user-field-get text:name="volume">12</text:user-field-get></text:span><text:span text:style-name="MT6">. № </text:span><text:span text:style-name="MT6"><text:user-field-get text:name="number">2</text:user-field-get></text:span></text:p>
            </table:table-cell>
            <table:table-cell table:style-name="Таблица4.A1" office:value-type="string">
              <text:p text:style-name="MP8">TABLE OF CONTENTS</text:p>
            </table:table-cell>
            <table:table-cell table:style-name="Таблица4.A1" office:value-type="string">
              <text:p text:style-name="MP7">The Philosophy Journal</text:p>
              <text:p text:style-name="MP7"><text:user-field-get text:name="year">2019</text:user-field-get>, <text:span text:style-name="MT8">V</text:span>ol. <text:user-field-get text:name="volume">12</text:user-field-get>, <text:span text:style-name="MT8">N</text:span>o. <text:user-field-get text:name="number">2</text:user-field-get></text:p>
            </table:table-cell>
          </table:table-row>
        </table:table>
      </style:header>
    </style:master-page>
    <style:master-page style:name="Выпускная_20_страница" style:display-name="Выпускная страница" style:page-layout-name="Mpm9"/>
    <style:master-page style:name="Footnote" style:hidden="true" style:page-layout-name="Mpm10"/>
    <style:master-page style:name="Страница_20_статьи" style:display-name="Страница статьи" style:page-layout-name="Mpm11">
      <style:header>
        <table:table table:name="Таблица8" table:style-name="Таблица8">
          <table:table-column table:style-name="Таблица8.A"/>
          <table:table-column table:style-name="Таблица8.B"/>
          <table:table-row>
            <table:table-cell table:style-name="Таблица8.A1" office:value-type="string">
              <text:p text:style-name="MP9"/>
            </table:table-cell>
            <table:table-cell table:style-name="Таблица8.A1" office:value-type="string">
              <text:p text:style-name="MP10"><text:page-number text:select-page="current">0</text:page-number></text:p>
            </table:table-cell>
          </table:table-row>
        </table:table>
      </style:header>
      <style:header-left>
        <table:table table:name="Таблица9" table:style-name="Таблица9">
          <table:table-column table:style-name="Таблица9.A"/>
          <table:table-column table:style-name="Таблица9.B"/>
          <table:table-row>
            <table:table-cell table:style-name="Таблица9.A1" office:value-type="string">
              <text:p text:style-name="MP9"><text:page-number text:select-page="current">0</text:page-number></text:p>
            </table:table-cell>
            <table:table-cell table:style-name="Таблица9.A1" office:value-type="string">
              <text:p text:style-name="MP11"/>
            </table:table-cell>
          </table:table-row>
        </table:table>
      </style:header-left>
    </style:master-page>
    <style:master-page style:name="Первая_20_страница_20_статьи" style:display-name="Первая страница статьи" style:page-layout-name="Mpm12" style:next-style-name="Страница_20_статьи">
      <style:header>
        <table:table table:name="Таблица5" table:style-name="Таблица5">
          <table:table-column table:style-name="Таблица5.A"/>
          <table:table-column table:style-name="Таблица5.B"/>
          <table:table-row>
            <table:table-cell table:style-name="Таблица5.A1" office:value-type="string">
              <text:p text:style-name="MP12">Философский журнал</text:p>
              <text:p text:style-name="MP13"><text:user-field-get text:name="year">2019</text:user-field-get>. Т. <text:user-field-get text:name="volume">12</text:user-field-get>. <text:span text:style-name="MT9">№</text:span> <text:user-field-get text:name="number">2</text:user-field-get>. С. <text:page-number text:select-page="current">5</text:page-number>–</text:p>
              <text:p text:style-name="MP12"/>
            </table:table-cell>
            <table:table-cell table:style-name="Таблица5.A1" office:value-type="string">
              <text:p text:style-name="MP14">The Philosophy Journal</text:p>
              <text:p text:style-name="MP15"><text:user-field-get text:name="year">2019</text:user-field-get>, <text:span text:style-name="MT9">V</text:span>ol. <text:user-field-get text:name="volume">12</text:user-field-get>, <text:span text:style-name="MT9">N</text:span>o. <text:user-field-get text:name="number">2</text:user-field-get>, pp. <text:page-number text:select-page="current">5</text:page-number>–</text:p>
              <text:p text:style-name="MP15">DOI 10.21146/2072-0726-<text:user-field-get text:name="year">2019</text:user-field-get>-<text:user-field-get text:name="volume">12</text:user-field-get>-<text:user-field-get text:name="number">2</text:user-field-get>-<text:page-number text:select-page="current">5</text:page-number>-</text:p>
            </table:table-cell>
          </table:table-row>
        </table:table>
      </style:header>
      <style:footer>
        <text:p text:style-name="MP16"/>
      </style:footer>
    </style:master-page>
    <style:master-page style:name="Index" style:hidden="true" style:page-layout-name="Mpm13"/>
    <style:master-page style:name="Титул_20_русский" style:display-name="Титул русский" style:page-layout-name="Mpm14" style:next-style-name="Титул_20_английский">
      <style:header>
        <text:p text:style-name="Первая_20_страница">ISSN 2072-0726</text:p>
      </style:header>
      <style:footer>
        <text:user-field-decls>
          <text:user-field-decl office:value-type="string" office:string-value="2019" text:name="year"/>
        </text:user-field-decls>
        <text:p text:style-name="MP17">© Институт философии РАН, <text:user-field-get text:name="year">2019</text:user-field-get></text:p>
      </style:footer>
    </style:master-page>
    <style:master-page style:name="Envelope" style:hidden="true" style:page-layout-name="Mpm15"/>
    <style:master-page style:name="HTML" style:hidden="true" style:page-layout-name="Mpm1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2:34:09.585400916</meta:creation-date>
    <meta:generator>LibreOffice/6.1.6.3$Linux_X86_64 LibreOffice_project/5896ab1714085361c45cf540f76f60673dd96a72</meta:generator>
    <meta:editing-duration>PT14H8M3S</meta:editing-duration>
    <meta:editing-cycles>73</meta:editing-cycles>
    <dc:date>2019-06-12T10:58:10.844991847</dc:date>
    <meta:document-statistic meta:table-count="9" meta:image-count="0" meta:object-count="0" meta:page-count="9" meta:paragraph-count="157" meta:word-count="2035" meta:character-count="15277" meta:non-whitespace-character-count="13418"/>
    <meta:template xlink:type="simple" xlink:actuate="onRequest" xlink:title="ФЖ" xlink:href="../../../Рабочий%20стол/Новая%20папка/ФЖ.ott" meta:date="2019-03-12T12:34:08.396712823"/>
  </office:meta>
</office:document-meta>
</file>